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margin-bottom="0in"/>
    </style:style>
    <style:style style:name="P5" style:parent-style-name="Normal" style:family="paragraph">
      <style:paragraph-properties fo:margin-bottom="0in"/>
    </style:style>
    <style:style style:name="P6" style:parent-style-name="Normal" style:family="paragraph">
      <style:paragraph-properties fo:margin-bottom="0in"/>
    </style:style>
    <style:style style:name="P7" style:parent-style-name="Normal" style:family="paragraph">
      <style:paragraph-properties fo:margin-bottom="0in"/>
    </style:style>
    <style:style style:name="P8" style:parent-style-name="Normal" style:family="paragraph">
      <style:paragraph-properties fo:margin-bottom="0in"/>
    </style:style>
    <style:style style:name="P9" style:parent-style-name="Normal" style:family="paragraph">
      <style:paragraph-properties fo:margin-bottom="0in"/>
    </style:style>
    <style:style style:name="P10" style:parent-style-name="Normal" style:family="paragraph">
      <style:paragraph-properties fo:margin-bottom="0in"/>
    </style:style>
    <style:style style:name="P11" style:parent-style-name="Normal" style:family="paragraph">
      <style:paragraph-properties fo:margin-bottom="0in"/>
    </style:style>
    <style:style style:name="P12" style:parent-style-name="Normal" style:family="paragraph">
      <style:paragraph-properties fo:margin-bottom="0in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Normal" style:family="paragraph">
      <style:paragraph-properties fo:margin-bottom="0in"/>
    </style:style>
    <style:style style:name="P27" style:parent-style-name="Normal" style:family="paragraph">
      <style:paragraph-properties fo:margin-bottom="0in"/>
    </style:style>
    <style:style style:name="P28" style:parent-style-name="Normal" style:family="paragraph">
      <style:paragraph-properties fo:margin-bottom="0in"/>
    </style:style>
    <style:style style:name="P29" style:parent-style-name="Normal" style:family="paragraph">
      <style:paragraph-properties fo:margin-bottom="0in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margin-bottom="0in"/>
    </style:style>
    <style:style style:name="P36" style:parent-style-name="Normal" style:family="paragraph">
      <style:paragraph-properties fo:margin-bottom="0in"/>
    </style:style>
    <style:style style:name="P37" style:parent-style-name="Normal" style:family="paragraph">
      <style:paragraph-properties fo:margin-bottom="0in"/>
    </style:style>
    <style:style style:name="P38" style:parent-style-name="Normal" style:family="paragraph">
      <style:paragraph-properties fo:margin-bottom="0in"/>
    </style:style>
    <style:style style:name="P39" style:parent-style-name="Normal" style:family="paragraph">
      <style:paragraph-properties fo:margin-bottom="0in"/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margin-bottom="0in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P46" style:parent-style-name="Normal" style:family="paragraph">
      <style:paragraph-properties fo:margin-bottom="0in"/>
    </style:style>
    <style:style style:name="P47" style:parent-style-name="Normal" style:family="paragraph">
      <style:paragraph-properties fo:margin-bottom="0in"/>
    </style:style>
    <style:style style:name="P48" style:parent-style-name="Normal" style:family="paragraph">
      <style:paragraph-properties fo:margin-bottom="0in"/>
    </style:style>
    <style:style style:name="P49" style:parent-style-name="Normal" style:family="paragraph">
      <style:paragraph-properties fo:margin-bottom="0in"/>
    </style:style>
    <style:style style:name="P50" style:parent-style-name="Normal" style:family="paragraph">
      <style:paragraph-properties fo:margin-bottom="0in"/>
    </style:style>
    <style:style style:name="P51" style:parent-style-name="Normal" style:family="paragraph">
      <style:paragraph-properties fo:margin-bottom="0in"/>
    </style:style>
    <style:style style:name="P52" style:parent-style-name="Normal" style:family="paragraph">
      <style:paragraph-properties fo:margin-bottom="0in"/>
    </style:style>
    <style:style style:name="P53" style:parent-style-name="Normal" style:family="paragraph">
      <style:paragraph-properties fo:margin-bottom="0in"/>
    </style:style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P56" style:parent-style-name="Normal" style:family="paragraph">
      <style:paragraph-properties fo:margin-bottom="0in"/>
    </style:style>
    <style:style style:name="P57" style:parent-style-name="Normal" style:family="paragraph">
      <style:paragraph-properties fo:margin-bottom="0in"/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P60" style:parent-style-name="Normal" style:family="paragraph">
      <style:paragraph-properties fo:margin-bottom="0in"/>
    </style:style>
    <style:style style:name="P61" style:parent-style-name="Normal" style:family="paragraph">
      <style:paragraph-properties fo:margin-bottom="0in"/>
    </style:style>
    <style:style style:name="P62" style:parent-style-name="Normal" style:family="paragraph">
      <style:paragraph-properties fo:margin-bottom="0in"/>
    </style:style>
    <style:style style:name="P63" style:parent-style-name="Normal" style:family="paragraph">
      <style:paragraph-properties fo:margin-bottom="0in"/>
    </style:style>
    <style:style style:name="P64" style:parent-style-name="Normal" style:family="paragraph">
      <style:paragraph-properties fo:margin-bottom="0in"/>
    </style:style>
    <style:style style:name="P65" style:parent-style-name="Normal" style:family="paragraph">
      <style:paragraph-properties fo:margin-bottom="0in"/>
    </style:style>
    <style:style style:name="P66" style:parent-style-name="Normal" style:family="paragraph">
      <style:paragraph-properties fo:margin-bottom="0in"/>
    </style:style>
    <style:style style:name="P67" style:parent-style-name="Normal" style:family="paragraph">
      <style:paragraph-properties fo:margin-bottom="0in"/>
    </style:style>
    <style:style style:name="P68" style:parent-style-name="Normal" style:family="paragraph">
      <style:paragraph-properties fo:margin-bottom="0in"/>
    </style:style>
    <style:style style:name="P69" style:parent-style-name="Normal" style:family="paragraph">
      <style:paragraph-properties fo:margin-bottom="0in"/>
    </style:style>
    <style:style style:name="P70" style:parent-style-name="Normal" style:family="paragraph">
      <style:paragraph-properties fo:margin-bottom="0in"/>
    </style:style>
    <style:style style:name="P71" style:parent-style-name="Normal" style:family="paragraph">
      <style:paragraph-properties fo:margin-bottom="0in"/>
    </style:style>
    <style:style style:name="P72" style:parent-style-name="Normal" style:family="paragraph">
      <style:paragraph-properties fo:margin-bottom="0in"/>
    </style:style>
    <style:style style:name="P73" style:parent-style-name="Normal" style:family="paragraph">
      <style:paragraph-properties fo:margin-bottom="0in"/>
    </style:style>
    <style:style style:name="P74" style:parent-style-name="Normal" style:family="paragraph">
      <style:paragraph-properties fo:margin-bottom="0in"/>
    </style:style>
    <style:style style:name="P75" style:parent-style-name="Normal" style:family="paragraph">
      <style:paragraph-properties fo:margin-bottom="0in"/>
    </style:style>
    <style:style style:name="P76" style:parent-style-name="Normal" style:family="paragraph">
      <style:paragraph-properties fo:margin-bottom="0in"/>
    </style:style>
    <style:style style:name="P77" style:parent-style-name="Normal" style:family="paragraph">
      <style:paragraph-properties fo:margin-bottom="0in"/>
    </style:style>
    <style:style style:name="P78" style:parent-style-name="Normal" style:family="paragraph">
      <style:paragraph-properties fo:margin-bottom="0in"/>
    </style:style>
    <style:style style:name="P79" style:parent-style-name="Normal" style:family="paragraph">
      <style:paragraph-properties fo:margin-bottom="0in"/>
    </style:style>
    <style:style style:name="P80" style:parent-style-name="Normal" style:family="paragraph">
      <style:paragraph-properties fo:margin-bottom="0in"/>
    </style:style>
    <style:style style:name="P81" style:parent-style-name="Normal" style:family="paragraph">
      <style:paragraph-properties fo:margin-bottom="0in"/>
    </style:style>
    <style:style style:name="P82" style:parent-style-name="Normal" style:family="paragraph">
      <style:paragraph-properties fo:margin-bottom="0in"/>
    </style:style>
    <style:style style:name="P83" style:parent-style-name="Normal" style:family="paragraph">
      <style:paragraph-properties fo:margin-bottom="0in"/>
    </style:style>
    <style:style style:name="P84" style:parent-style-name="Normal" style:family="paragraph">
      <style:paragraph-properties fo:margin-bottom="0in"/>
    </style:style>
    <style:style style:name="P85" style:parent-style-name="Normal" style:family="paragraph">
      <style:paragraph-properties fo:margin-bottom="0in"/>
    </style:style>
    <style:style style:name="P86" style:parent-style-name="Normal" style:family="paragraph">
      <style:paragraph-properties fo:margin-bottom="0in"/>
    </style:style>
    <style:style style:name="P87" style:parent-style-name="Normal" style:family="paragraph">
      <style:paragraph-properties fo:margin-bottom="0in"/>
    </style:style>
    <style:style style:name="P88" style:parent-style-name="Normal" style:family="paragraph">
      <style:paragraph-properties fo:margin-bottom="0in"/>
    </style:style>
    <style:style style:name="P89" style:parent-style-name="Normal" style:family="paragraph">
      <style:paragraph-properties fo:margin-bottom="0in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paragraph-properties fo:margin-bottom="0in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margin-bottom="0in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margin-bottom="0in"/>
    </style:style>
    <style:style style:name="P98" style:parent-style-name="Normal" style:family="paragraph">
      <style:paragraph-properties fo:margin-bottom="0in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margin-bottom="0in"/>
    </style:style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margin-bottom="0in"/>
    </style:style>
    <style:style style:name="T1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2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33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34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35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36" style:parent-style-name="Normal" style:family="paragraph">
      <style:paragraph-properties fo:margin-bottom="0in"/>
    </style:style>
    <style:style style:name="P137" style:parent-style-name="Normal" style:family="paragraph">
      <style:paragraph-properties fo:margin-bottom="0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P141" style:parent-style-name="Normal" style:family="paragraph">
      <style:paragraph-properties fo:margin-bottom="0in"/>
    </style:style>
    <style:style style:name="P142" style:parent-style-name="Normal" style:family="paragraph">
      <style:paragraph-properties fo:margin-bottom="0in"/>
    </style:style>
    <style:style style:name="P143" style:parent-style-name="Normal" style:family="paragraph">
      <style:paragraph-properties fo:margin-bottom="0in"/>
    </style:style>
    <style:style style:name="P144" style:parent-style-name="Normal" style:family="paragraph">
      <style:paragraph-properties fo:margin-bottom="0in"/>
    </style:style>
    <style:style style:name="P145" style:parent-style-name="Normal" style:family="paragraph">
      <style:paragraph-properties fo:margin-bottom="0in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P148" style:parent-style-name="Normal" style:family="paragraph">
      <style:paragraph-properties fo:margin-bottom="0in"/>
    </style:style>
    <style:style style:name="P149" style:parent-style-name="Normal" style:family="paragraph">
      <style:paragraph-properties fo:margin-bottom="0in"/>
    </style:style>
    <style:style style:name="P150" style:parent-style-name="Normal" style:family="paragraph">
      <style:paragraph-properties fo:margin-bottom="0in"/>
    </style:style>
    <style:style style:name="P151" style:parent-style-name="Normal" style:family="paragraph">
      <style:paragraph-properties fo:margin-bottom="0in"/>
    </style:style>
    <style:style style:name="P152" style:parent-style-name="Normal" style:family="paragraph">
      <style:paragraph-properties fo:margin-bottom="0in"/>
    </style:style>
    <style:style style:name="P153" style:parent-style-name="Normal" style:family="paragraph">
      <style:paragraph-properties fo:margin-bottom="0in"/>
    </style:style>
    <style:style style:name="P154" style:parent-style-name="Normal" style:family="paragraph">
      <style:paragraph-properties fo:margin-bottom="0in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P157" style:parent-style-name="Normal" style:family="paragraph">
      <style:paragraph-properties fo:margin-bottom="0in"/>
    </style:style>
    <style:style style:name="P158" style:parent-style-name="Normal" style:family="paragraph">
      <style:paragraph-properties fo:margin-bottom="0in"/>
    </style:style>
    <style:style style:name="P159" style:parent-style-name="Normal" style:family="paragraph">
      <style:paragraph-properties fo:margin-bottom="0in"/>
    </style:style>
    <style:style style:name="P160" style:parent-style-name="Normal" style:family="paragraph">
      <style:paragraph-properties fo:margin-bottom="0in"/>
    </style:style>
    <style:style style:name="P161" style:parent-style-name="Normal" style:family="paragraph">
      <style:paragraph-properties fo:margin-bottom="0in"/>
    </style:style>
    <style:style style:name="P162" style:parent-style-name="Normal" style:family="paragraph">
      <style:paragraph-properties fo:margin-bottom="0in"/>
    </style:style>
    <style:style style:name="P163" style:parent-style-name="Normal" style:family="paragraph">
      <style:paragraph-properties fo:margin-bottom="0in"/>
    </style:style>
    <style:style style:name="P164" style:parent-style-name="Normal" style:family="paragraph">
      <style:paragraph-properties fo:margin-bottom="0in"/>
    </style:style>
    <style:style style:name="P165" style:parent-style-name="Normal" style:family="paragraph">
      <style:paragraph-properties fo:margin-bottom="0in"/>
    </style:style>
    <style:style style:name="P166" style:parent-style-name="Normal" style:family="paragraph">
      <style:paragraph-properties fo:margin-bottom="0in"/>
    </style:style>
    <style:style style:name="P167" style:parent-style-name="Normal" style:family="paragraph">
      <style:paragraph-properties fo:margin-bottom="0in"/>
    </style:style>
    <style:style style:name="P168" style:parent-style-name="Normal" style:family="paragraph">
      <style:paragraph-properties fo:margin-bottom="0in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paragraph-properties fo:margin-bottom="0in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P174" style:parent-style-name="Normal" style:family="paragraph">
      <style:paragraph-properties fo:margin-bottom="0in"/>
    </style:style>
    <style:style style:name="P175" style:parent-style-name="Normal" style:family="paragraph">
      <style:paragraph-properties fo:margin-bottom="0in"/>
    </style:style>
    <style:style style:name="P176" style:parent-style-name="Normal" style:family="paragraph">
      <style:paragraph-properties fo:margin-bottom="0in"/>
    </style:style>
    <style:style style:name="P177" style:parent-style-name="Normal" style:family="paragraph">
      <style:paragraph-properties fo:margin-bottom="0in"/>
    </style:style>
    <style:style style:name="P178" style:parent-style-name="Normal" style:family="paragraph">
      <style:paragraph-properties fo:margin-bottom="0in"/>
    </style:style>
    <style:style style:name="P179" style:parent-style-name="Normal" style:family="paragraph">
      <style:paragraph-properties fo:margin-bottom="0in"/>
    </style:style>
    <style:style style:name="P180" style:parent-style-name="Normal" style:family="paragraph">
      <style:paragraph-properties fo:margin-bottom="0in"/>
    </style:style>
    <style:style style:name="P181" style:parent-style-name="Normal" style:family="paragraph">
      <style:paragraph-properties fo:margin-bottom="0in"/>
    </style:style>
    <style:style style:name="P182" style:parent-style-name="Normal" style:family="paragraph">
      <style:paragraph-properties fo:margin-bottom="0in"/>
    </style:style>
    <style:style style:name="P183" style:parent-style-name="Normal" style:family="paragraph">
      <style:paragraph-properties fo:margin-bottom="0in"/>
    </style:style>
    <style:style style:name="P184" style:parent-style-name="Normal" style:family="paragraph">
      <style:paragraph-properties fo:margin-bottom="0in"/>
    </style:style>
    <style:style style:name="P185" style:parent-style-name="Normal" style:family="paragraph">
      <style:paragraph-properties fo:margin-bottom="0in"/>
    </style:style>
    <style:style style:name="P186" style:parent-style-name="Normal" style:family="paragraph">
      <style:paragraph-properties fo:margin-bottom="0in"/>
    </style:style>
    <style:style style:name="P187" style:parent-style-name="Normal" style:family="paragraph">
      <style:paragraph-properties fo:margin-bottom="0in"/>
    </style:style>
    <style:style style:name="P188" style:parent-style-name="Normal" style:family="paragraph">
      <style:paragraph-properties fo:margin-bottom="0in"/>
    </style:style>
    <style:style style:name="P189" style:parent-style-name="Normal" style:family="paragraph">
      <style:paragraph-properties fo:margin-bottom="0in"/>
    </style:style>
    <style:style style:name="P190" style:parent-style-name="Normal" style:family="paragraph">
      <style:paragraph-properties fo:margin-bottom="0in"/>
    </style:style>
    <style:style style:name="P191" style:parent-style-name="Normal" style:family="paragraph">
      <style:paragraph-properties fo:margin-bottom="0in"/>
    </style:style>
    <style:style style:name="P192" style:parent-style-name="Normal" style:family="paragraph">
      <style:paragraph-properties fo:margin-bottom="0in"/>
    </style:style>
    <style:style style:name="P193" style:parent-style-name="Normal" style:family="paragraph">
      <style:paragraph-properties fo:margin-bottom="0in"/>
    </style:style>
    <style:style style:name="P194" style:parent-style-name="Normal" style:family="paragraph">
      <style:paragraph-properties fo:margin-bottom="0in"/>
    </style:style>
    <style:style style:name="P195" style:parent-style-name="Normal" style:family="paragraph">
      <style:paragraph-properties fo:margin-bottom="0in"/>
    </style:style>
    <style:style style:name="P196" style:parent-style-name="Normal" style:family="paragraph">
      <style:paragraph-properties fo:margin-bottom="0in"/>
    </style:style>
    <style:style style:name="P197" style:parent-style-name="Normal" style:family="paragraph">
      <style:paragraph-properties fo:margin-bottom="0in"/>
    </style:style>
    <style:style style:name="P198" style:parent-style-name="Normal" style:family="paragraph">
      <style:paragraph-properties fo:margin-bottom="0in"/>
    </style:style>
    <style:style style:name="P199" style:parent-style-name="Normal" style:family="paragraph">
      <style:paragraph-properties fo:margin-bottom="0in"/>
    </style:style>
    <style:style style:name="P200" style:parent-style-name="Normal" style:family="paragraph">
      <style:paragraph-properties fo:margin-bottom="0in"/>
    </style:style>
    <style:style style:name="P201" style:parent-style-name="Normal" style:family="paragraph">
      <style:paragraph-properties fo:margin-bottom="0in"/>
    </style:style>
    <style:style style:name="P202" style:parent-style-name="Normal" style:family="paragraph">
      <style:paragraph-properties fo:margin-bottom="0in"/>
    </style:style>
    <style:style style:name="P203" style:parent-style-name="Normal" style:family="paragraph">
      <style:paragraph-properties fo:margin-bottom="0in"/>
    </style:style>
    <style:style style:name="P204" style:parent-style-name="Normal" style:family="paragraph">
      <style:paragraph-properties fo:margin-bottom="0in"/>
    </style:style>
    <style:style style:name="P205" style:parent-style-name="Normal" style:family="paragraph">
      <style:paragraph-properties fo:margin-bottom="0in"/>
    </style:style>
    <style:style style:name="P206" style:parent-style-name="Normal" style:family="paragraph">
      <style:paragraph-properties fo:margin-bottom="0in"/>
    </style:style>
    <style:style style:name="P207" style:parent-style-name="Normal" style:family="paragraph">
      <style:paragraph-properties fo:margin-bottom="0in"/>
    </style:style>
    <style:style style:name="P208" style:parent-style-name="Normal" style:family="paragraph">
      <style:paragraph-properties fo:margin-bottom="0in"/>
    </style:style>
    <style:style style:name="P209" style:parent-style-name="Normal" style:family="paragraph">
      <style:paragraph-properties fo:margin-bottom="0in"/>
    </style:style>
    <style:style style:name="P210" style:parent-style-name="Normal" style:family="paragraph">
      <style:paragraph-properties fo:margin-bottom="0in"/>
    </style:style>
    <style:style style:name="P211" style:parent-style-name="Normal" style:family="paragraph">
      <style:paragraph-properties fo:margin-bottom="0in"/>
    </style:style>
    <style:style style:name="P212" style:parent-style-name="Normal" style:family="paragraph">
      <style:paragraph-properties fo:margin-bottom="0in"/>
    </style:style>
    <style:style style:name="P213" style:parent-style-name="Normal" style:family="paragraph">
      <style:paragraph-properties fo:margin-bottom="0in"/>
    </style:style>
    <style:style style:name="P214" style:parent-style-name="Normal" style:family="paragraph">
      <style:paragraph-properties fo:margin-bottom="0in"/>
    </style:style>
    <style:style style:name="P215" style:parent-style-name="Normal" style:family="paragraph">
      <style:paragraph-properties fo:margin-bottom="0in"/>
    </style:style>
    <style:style style:name="P216" style:parent-style-name="Normal" style:family="paragraph">
      <style:paragraph-properties fo:margin-bottom="0in"/>
    </style:style>
    <style:style style:name="P217" style:parent-style-name="Normal" style:family="paragraph">
      <style:paragraph-properties fo:margin-bottom="0in"/>
    </style:style>
    <style:style style:name="P218" style:parent-style-name="Normal" style:family="paragraph">
      <style:paragraph-properties fo:margin-bottom="0in"/>
    </style:style>
    <style:style style:name="P219" style:parent-style-name="Normal" style:family="paragraph">
      <style:paragraph-properties fo:margin-bottom="0in"/>
    </style:style>
    <style:style style:name="P220" style:parent-style-name="Normal" style:family="paragraph">
      <style:paragraph-properties fo:margin-bottom="0in"/>
    </style:style>
    <style:style style:name="P221" style:parent-style-name="Normal" style:family="paragraph">
      <style:paragraph-properties fo:margin-bottom="0in"/>
    </style:style>
    <style:style style:name="P222" style:parent-style-name="Normal" style:family="paragraph">
      <style:paragraph-properties fo:margin-bottom="0in"/>
    </style:style>
    <style:style style:name="P223" style:parent-style-name="Normal" style:family="paragraph">
      <style:paragraph-properties fo:margin-bottom="0in"/>
    </style:style>
    <style:style style:name="P224" style:parent-style-name="Normal" style:family="paragraph">
      <style:paragraph-properties fo:margin-bottom="0in"/>
    </style:style>
    <style:style style:name="P225" style:parent-style-name="Normal" style:family="paragraph">
      <style:paragraph-properties fo:margin-bottom="0in"/>
    </style:style>
    <style:style style:name="P226" style:parent-style-name="Normal" style:family="paragraph">
      <style:paragraph-properties fo:margin-bottom="0in"/>
    </style:style>
    <style:style style:name="P227" style:parent-style-name="Normal" style:family="paragraph">
      <style:paragraph-properties fo:margin-bottom="0in"/>
    </style:style>
    <style:style style:name="P228" style:parent-style-name="Normal" style:family="paragraph">
      <style:paragraph-properties fo:margin-bottom="0in"/>
    </style:style>
    <style:style style:name="P229" style:parent-style-name="Normal" style:family="paragraph">
      <style:paragraph-properties fo:margin-bottom="0in"/>
    </style:style>
    <style:style style:name="P230" style:parent-style-name="Normal" style:family="paragraph">
      <style:paragraph-properties fo:margin-bottom="0in"/>
    </style:style>
    <style:style style:name="P231" style:parent-style-name="Normal" style:family="paragraph">
      <style:paragraph-properties fo:margin-bottom="0in"/>
    </style:style>
    <style:style style:name="P232" style:parent-style-name="Normal" style:family="paragraph">
      <style:paragraph-properties fo:margin-bottom="0in"/>
    </style:style>
    <style:style style:name="P233" style:parent-style-name="Normal" style:family="paragraph">
      <style:paragraph-properties fo:margin-bottom="0in"/>
    </style:style>
    <style:style style:name="P234" style:parent-style-name="Normal" style:family="paragraph">
      <style:paragraph-properties fo:margin-bottom="0in"/>
    </style:style>
    <style:style style:name="P235" style:parent-style-name="Normal" style:family="paragraph">
      <style:paragraph-properties fo:margin-bottom="0in"/>
    </style:style>
    <style:style style:name="P236" style:parent-style-name="Normal" style:family="paragraph">
      <style:paragraph-properties fo:margin-bottom="0in"/>
    </style:style>
    <style:style style:name="P237" style:parent-style-name="Normal" style:family="paragraph">
      <style:paragraph-properties fo:margin-bottom="0in"/>
    </style:style>
    <style:style style:name="P238" style:parent-style-name="Normal" style:family="paragraph">
      <style:paragraph-properties fo:margin-bottom="0in"/>
    </style:style>
    <style:style style:name="P239" style:parent-style-name="Normal" style:family="paragraph">
      <style:paragraph-properties fo:margin-bottom="0in"/>
    </style:style>
    <style:style style:name="P240" style:parent-style-name="Normal" style:family="paragraph">
      <style:paragraph-properties fo:margin-bottom="0in"/>
    </style:style>
    <style:style style:name="P241" style:parent-style-name="Normal" style:family="paragraph">
      <style:paragraph-properties fo:margin-bottom="0in"/>
    </style:style>
    <style:style style:name="P242" style:parent-style-name="Normal" style:family="paragraph">
      <style:paragraph-properties fo:margin-bottom="0in"/>
    </style:style>
    <style:style style:name="P243" style:parent-style-name="Normal" style:family="paragraph">
      <style:paragraph-properties fo:margin-bottom="0in"/>
    </style:style>
    <style:style style:name="P244" style:parent-style-name="Normal" style:family="paragraph">
      <style:paragraph-properties fo:margin-bottom="0in"/>
    </style:style>
    <style:style style:name="P245" style:parent-style-name="Normal" style:family="paragraph">
      <style:paragraph-properties fo:margin-bottom="0in"/>
    </style:style>
    <style:style style:name="P246" style:parent-style-name="Normal" style:family="paragraph">
      <style:paragraph-properties fo:margin-bottom="0in"/>
    </style:style>
    <style:style style:name="P247" style:parent-style-name="Normal" style:family="paragraph">
      <style:paragraph-properties fo:margin-bottom="0in"/>
    </style:style>
    <style:style style:name="P248" style:parent-style-name="Normal" style:family="paragraph">
      <style:paragraph-properties fo:margin-bottom="0in"/>
    </style:style>
    <style:style style:name="P249" style:parent-style-name="Normal" style:family="paragraph">
      <style:paragraph-properties fo:margin-bottom="0in"/>
    </style:style>
    <style:style style:name="P250" style:parent-style-name="Normal" style:family="paragraph">
      <style:paragraph-properties fo:margin-bottom="0in"/>
    </style:style>
    <style:style style:name="P251" style:parent-style-name="Normal" style:family="paragraph">
      <style:paragraph-properties fo:margin-bottom="0in"/>
    </style:style>
    <style:style style:name="P252" style:parent-style-name="Normal" style:family="paragraph">
      <style:paragraph-properties fo:margin-bottom="0in"/>
    </style:style>
    <style:style style:name="P253" style:parent-style-name="Normal" style:family="paragraph">
      <style:paragraph-properties fo:margin-bottom="0in"/>
    </style:style>
    <style:style style:name="P254" style:parent-style-name="Normal" style:family="paragraph">
      <style:paragraph-properties fo:margin-bottom="0in"/>
    </style:style>
    <style:style style:name="P255" style:parent-style-name="Normal" style:family="paragraph">
      <style:paragraph-properties fo:margin-bottom="0in"/>
    </style:style>
    <style:style style:name="P256" style:parent-style-name="Normal" style:family="paragraph">
      <style:paragraph-properties fo:margin-bottom="0in"/>
    </style:style>
    <style:style style:name="P257" style:parent-style-name="Normal" style:family="paragraph">
      <style:paragraph-properties fo:margin-bottom="0in"/>
    </style:style>
    <style:style style:name="P258" style:parent-style-name="Normal" style:family="paragraph">
      <style:paragraph-properties fo:margin-bottom="0in"/>
    </style:style>
    <style:style style:name="P259" style:parent-style-name="Normal" style:family="paragraph">
      <style:paragraph-properties fo:margin-bottom="0in"/>
    </style:style>
    <style:style style:name="P260" style:parent-style-name="Normal" style:family="paragraph">
      <style:paragraph-properties fo:margin-bottom="0in"/>
    </style:style>
    <style:style style:name="P261" style:parent-style-name="Normal" style:family="paragraph">
      <style:paragraph-properties fo:margin-bottom="0in"/>
    </style:style>
    <style:style style:name="P262" style:parent-style-name="Normal" style:family="paragraph">
      <style:paragraph-properties fo:margin-bottom="0in"/>
    </style:style>
    <style:style style:name="P263" style:parent-style-name="Normal" style:family="paragraph">
      <style:paragraph-properties fo:margin-bottom="0in"/>
    </style:style>
    <style:style style:name="P264" style:parent-style-name="Normal" style:family="paragraph">
      <style:paragraph-properties fo:margin-bottom="0in"/>
    </style:style>
    <style:style style:name="P265" style:parent-style-name="Normal" style:family="paragraph">
      <style:paragraph-properties fo:margin-bottom="0in"/>
    </style:style>
    <style:style style:name="P266" style:parent-style-name="Normal" style:family="paragraph">
      <style:paragraph-properties fo:margin-bottom="0in"/>
    </style:style>
    <style:style style:name="P267" style:parent-style-name="Normal" style:family="paragraph">
      <style:paragraph-properties fo:margin-bottom="0in"/>
    </style:style>
    <style:style style:name="P268" style:parent-style-name="Normal" style:family="paragraph">
      <style:paragraph-properties fo:margin-bottom="0in"/>
    </style:style>
    <style:style style:name="P269" style:parent-style-name="Normal" style:family="paragraph">
      <style:paragraph-properties fo:margin-bottom="0in"/>
    </style:style>
    <style:style style:name="P270" style:parent-style-name="Normal" style:family="paragraph">
      <style:paragraph-properties fo:margin-bottom="0in"/>
    </style:style>
    <style:style style:name="P271" style:parent-style-name="Normal" style:family="paragraph">
      <style:paragraph-properties fo:margin-bottom="0in"/>
    </style:style>
    <style:style style:name="P272" style:parent-style-name="Normal" style:family="paragraph">
      <style:paragraph-properties fo:margin-bottom="0in"/>
    </style:style>
    <style:style style:name="P273" style:parent-style-name="Normal" style:family="paragraph">
      <style:paragraph-properties fo:margin-bottom="0in"/>
    </style:style>
    <style:style style:name="P274" style:parent-style-name="Normal" style:family="paragraph">
      <style:paragraph-properties fo:margin-bottom="0in"/>
    </style:style>
    <style:style style:name="P275" style:parent-style-name="Normal" style:family="paragraph">
      <style:paragraph-properties fo:margin-bottom="0in"/>
    </style:style>
    <style:style style:name="P276" style:parent-style-name="Normal" style:family="paragraph">
      <style:paragraph-properties fo:margin-bottom="0in"/>
    </style:style>
    <style:style style:name="P277" style:parent-style-name="Normal" style:family="paragraph">
      <style:paragraph-properties fo:margin-bottom="0in"/>
    </style:style>
    <style:style style:name="P278" style:parent-style-name="Normal" style:family="paragraph">
      <style:paragraph-properties fo:margin-bottom="0in"/>
    </style:style>
    <style:style style:name="P279" style:parent-style-name="Normal" style:family="paragraph">
      <style:paragraph-properties fo:margin-bottom="0in"/>
    </style:style>
    <style:style style:name="P280" style:parent-style-name="Normal" style:family="paragraph">
      <style:paragraph-properties fo:margin-bottom="0in"/>
    </style:style>
    <style:style style:name="P281" style:parent-style-name="Normal" style:family="paragraph">
      <style:paragraph-properties fo:margin-bottom="0in"/>
    </style:style>
    <style:style style:name="P282" style:parent-style-name="Normal" style:family="paragraph">
      <style:paragraph-properties fo:margin-bottom="0in"/>
    </style:style>
    <style:style style:name="P283" style:parent-style-name="Normal" style:family="paragraph">
      <style:paragraph-properties fo:margin-bottom="0in"/>
    </style:style>
    <style:style style:name="P284" style:parent-style-name="Normal" style:family="paragraph">
      <style:paragraph-properties fo:margin-bottom="0in"/>
    </style:style>
    <style:style style:name="P285" style:parent-style-name="Normal" style:family="paragraph">
      <style:paragraph-properties fo:margin-bottom="0in"/>
    </style:style>
    <style:style style:name="P286" style:parent-style-name="Normal" style:family="paragraph">
      <style:paragraph-properties fo:margin-bottom="0in"/>
    </style:style>
    <style:style style:name="P287" style:parent-style-name="Normal" style:family="paragraph">
      <style:paragraph-properties fo:margin-bottom="0in"/>
    </style:style>
    <style:style style:name="P288" style:parent-style-name="Normal" style:family="paragraph">
      <style:paragraph-properties fo:margin-bottom="0in"/>
    </style:style>
    <style:style style:name="P289" style:parent-style-name="Normal" style:family="paragraph">
      <style:paragraph-properties fo:margin-bottom="0in"/>
    </style:style>
    <style:style style:name="P290" style:parent-style-name="Normal" style:family="paragraph">
      <style:paragraph-properties fo:margin-bottom="0in"/>
    </style:style>
    <style:style style:name="P291" style:parent-style-name="Normal" style:family="paragraph">
      <style:paragraph-properties fo:margin-bottom="0in"/>
    </style:style>
    <style:style style:name="P292" style:parent-style-name="Normal" style:family="paragraph">
      <style:paragraph-properties fo:margin-bottom="0in"/>
    </style:style>
    <style:style style:name="P293" style:parent-style-name="Normal" style:family="paragraph">
      <style:paragraph-properties fo:margin-bottom="0in"/>
    </style:style>
    <style:style style:name="P294" style:parent-style-name="Normal" style:family="paragraph">
      <style:paragraph-properties fo:margin-bottom="0in"/>
    </style:style>
    <style:style style:name="P295" style:parent-style-name="Normal" style:family="paragraph">
      <style:paragraph-properties fo:margin-bottom="0in"/>
    </style:style>
    <style:style style:name="P296" style:parent-style-name="Normal" style:family="paragraph">
      <style:paragraph-properties fo:margin-bottom="0in"/>
    </style:style>
    <style:style style:name="P297" style:parent-style-name="Normal" style:family="paragraph">
      <style:paragraph-properties fo:margin-bottom="0in"/>
    </style:style>
    <style:style style:name="P298" style:parent-style-name="Normal" style:family="paragraph">
      <style:paragraph-properties fo:margin-bottom="0in"/>
    </style:style>
    <style:style style:name="P299" style:parent-style-name="Normal" style:family="paragraph">
      <style:paragraph-properties fo:margin-bottom="0in"/>
    </style:style>
    <style:style style:name="P300" style:parent-style-name="Normal" style:family="paragraph">
      <style:paragraph-properties fo:margin-bottom="0in"/>
    </style:style>
    <style:style style:name="P301" style:parent-style-name="Normal" style:family="paragraph">
      <style:paragraph-properties fo:margin-bottom="0in"/>
    </style:style>
    <style:style style:name="P302" style:parent-style-name="Normal" style:family="paragraph">
      <style:paragraph-properties fo:margin-bottom="0in"/>
    </style:style>
    <style:style style:name="P303" style:parent-style-name="Normal" style:family="paragraph">
      <style:paragraph-properties fo:margin-bottom="0in"/>
    </style:style>
    <style:style style:name="P304" style:parent-style-name="Normal" style:family="paragraph">
      <style:paragraph-properties fo:margin-bottom="0in"/>
    </style:style>
    <style:style style:name="P305" style:parent-style-name="Normal" style:family="paragraph">
      <style:paragraph-properties fo:margin-bottom="0in"/>
    </style:style>
    <style:style style:name="P306" style:parent-style-name="Normal" style:family="paragraph">
      <style:paragraph-properties fo:margin-bottom="0in"/>
    </style:style>
    <style:style style:name="P307" style:parent-style-name="Normal" style:family="paragraph">
      <style:paragraph-properties fo:margin-bottom="0in"/>
    </style:style>
    <style:style style:name="P308" style:parent-style-name="Normal" style:family="paragraph">
      <style:paragraph-properties fo:margin-bottom="0in"/>
    </style:style>
    <style:style style:name="P309" style:parent-style-name="Normal" style:family="paragraph">
      <style:paragraph-properties fo:margin-bottom="0in"/>
    </style:style>
    <style:style style:name="P310" style:parent-style-name="Normal" style:family="paragraph">
      <style:paragraph-properties fo:margin-bottom="0in"/>
    </style:style>
    <style:style style:name="P311" style:parent-style-name="Normal" style:family="paragraph">
      <style:paragraph-properties fo:margin-bottom="0in"/>
    </style:style>
    <style:style style:name="P312" style:parent-style-name="Normal" style:family="paragraph">
      <style:paragraph-properties fo:margin-bottom="0in"/>
    </style:style>
    <style:style style:name="P313" style:parent-style-name="Normal" style:family="paragraph">
      <style:paragraph-properties fo:margin-bottom="0in"/>
    </style:style>
    <style:style style:name="P314" style:parent-style-name="Normal" style:family="paragraph">
      <style:paragraph-properties fo:margin-bottom="0in"/>
    </style:style>
    <style:style style:name="P315" style:parent-style-name="Normal" style:family="paragraph">
      <style:paragraph-properties fo:margin-bottom="0in"/>
    </style:style>
    <style:style style:name="P316" style:parent-style-name="Normal" style:family="paragraph">
      <style:paragraph-properties fo:margin-bottom="0in"/>
    </style:style>
    <style:style style:name="P317" style:parent-style-name="Normal" style:family="paragraph">
      <style:paragraph-properties fo:margin-bottom="0in"/>
    </style:style>
    <style:style style:name="P318" style:parent-style-name="Normal" style:family="paragraph">
      <style:paragraph-properties fo:margin-bottom="0in"/>
    </style:style>
    <style:style style:name="P319" style:parent-style-name="Normal" style:family="paragraph">
      <style:paragraph-properties fo:margin-bottom="0in"/>
    </style:style>
    <style:style style:name="P320" style:parent-style-name="Normal" style:family="paragraph">
      <style:paragraph-properties fo:margin-bottom="0in"/>
    </style:style>
    <style:style style:name="P321" style:parent-style-name="Normal" style:family="paragraph">
      <style:paragraph-properties fo:margin-bottom="0in"/>
    </style:style>
    <style:style style:name="P322" style:parent-style-name="Normal" style:family="paragraph">
      <style:paragraph-properties fo:margin-bottom="0in"/>
    </style:style>
    <style:style style:name="P323" style:parent-style-name="Normal" style:family="paragraph">
      <style:paragraph-properties fo:margin-bottom="0in"/>
    </style:style>
    <style:style style:name="P324" style:parent-style-name="Normal" style:family="paragraph">
      <style:paragraph-properties fo:margin-bottom="0in"/>
    </style:style>
    <style:style style:name="P325" style:parent-style-name="Normal" style:family="paragraph">
      <style:paragraph-properties fo:margin-bottom="0in"/>
    </style:style>
    <style:style style:name="P326" style:parent-style-name="Normal" style:family="paragraph">
      <style:paragraph-properties fo:margin-bottom="0in"/>
    </style:style>
    <style:style style:name="P327" style:parent-style-name="Normal" style:family="paragraph">
      <style:paragraph-properties fo:margin-bottom="0in"/>
    </style:style>
    <style:style style:name="P328" style:parent-style-name="Normal" style:family="paragraph">
      <style:paragraph-properties fo:margin-bottom="0in"/>
    </style:style>
    <style:style style:name="P329" style:parent-style-name="Normal" style:family="paragraph">
      <style:paragraph-properties fo:margin-bottom="0in"/>
    </style:style>
    <style:style style:name="P330" style:parent-style-name="Normal" style:family="paragraph">
      <style:paragraph-properties fo:margin-bottom="0in"/>
    </style:style>
    <style:style style:name="P331" style:parent-style-name="Normal" style:family="paragraph">
      <style:paragraph-properties fo:margin-bottom="0in"/>
    </style:style>
    <style:style style:name="P332" style:parent-style-name="Normal" style:family="paragraph">
      <style:paragraph-properties fo:margin-bottom="0in"/>
    </style:style>
    <style:style style:name="P333" style:parent-style-name="Normal" style:family="paragraph">
      <style:paragraph-properties fo:margin-bottom="0in"/>
    </style:style>
    <style:style style:name="P334" style:parent-style-name="Normal" style:family="paragraph">
      <style:paragraph-properties fo:margin-bottom="0in"/>
    </style:style>
    <style:style style:name="P335" style:parent-style-name="Normal" style:family="paragraph">
      <style:paragraph-properties fo:margin-bottom="0in"/>
    </style:style>
    <style:style style:name="P336" style:parent-style-name="Normal" style:family="paragraph">
      <style:paragraph-properties fo:margin-bottom="0in"/>
    </style:style>
    <style:style style:name="P337" style:parent-style-name="Normal" style:family="paragraph">
      <style:paragraph-properties fo:margin-bottom="0in"/>
    </style:style>
    <style:style style:name="P338" style:parent-style-name="Normal" style:family="paragraph">
      <style:paragraph-properties fo:margin-bottom="0in"/>
    </style:style>
    <style:style style:name="P339" style:parent-style-name="Normal" style:family="paragraph">
      <style:paragraph-properties fo:margin-bottom="0in"/>
    </style:style>
    <style:style style:name="P340" style:parent-style-name="Normal" style:family="paragraph">
      <style:paragraph-properties fo:margin-bottom="0in"/>
    </style:style>
    <style:style style:name="P341" style:parent-style-name="Normal" style:family="paragraph">
      <style:paragraph-properties fo:margin-bottom="0in"/>
    </style:style>
    <style:style style:name="P342" style:parent-style-name="Normal" style:family="paragraph">
      <style:paragraph-properties fo:margin-bottom="0in"/>
    </style:style>
    <style:style style:name="P343" style:parent-style-name="Normal" style:family="paragraph">
      <style:paragraph-properties fo:margin-bottom="0in"/>
    </style:style>
    <style:style style:name="P344" style:parent-style-name="Normal" style:family="paragraph">
      <style:paragraph-properties fo:margin-bottom="0in"/>
    </style:style>
    <style:style style:name="P345" style:parent-style-name="Normal" style:family="paragraph">
      <style:paragraph-properties fo:margin-bottom="0in"/>
    </style:style>
    <style:style style:name="P346" style:parent-style-name="Normal" style:family="paragraph">
      <style:paragraph-properties fo:margin-bottom="0in"/>
    </style:style>
    <style:style style:name="P347" style:parent-style-name="Normal" style:family="paragraph">
      <style:paragraph-properties fo:margin-bottom="0in"/>
    </style:style>
    <style:style style:name="P348" style:parent-style-name="Normal" style:family="paragraph">
      <style:paragraph-properties fo:margin-bottom="0in"/>
    </style:style>
    <style:style style:name="P349" style:parent-style-name="Normal" style:family="paragraph">
      <style:paragraph-properties fo:margin-bottom="0in"/>
    </style:style>
    <style:style style:name="P350" style:parent-style-name="Normal" style:family="paragraph">
      <style:paragraph-properties fo:margin-bottom="0in"/>
    </style:style>
    <style:style style:name="P351" style:parent-style-name="Normal" style:family="paragraph">
      <style:paragraph-properties fo:margin-bottom="0in"/>
    </style:style>
    <style:style style:name="P352" style:parent-style-name="Normal" style:family="paragraph">
      <style:paragraph-properties fo:margin-bottom="0in"/>
    </style:style>
    <style:style style:name="P353" style:parent-style-name="Normal" style:family="paragraph">
      <style:paragraph-properties fo:margin-bottom="0in"/>
    </style:style>
    <style:style style:name="P354" style:parent-style-name="Normal" style:family="paragraph">
      <style:paragraph-properties fo:margin-bottom="0in"/>
    </style:style>
    <style:style style:name="P355" style:parent-style-name="Normal" style:family="paragraph">
      <style:paragraph-properties fo:margin-bottom="0in"/>
    </style:style>
    <style:style style:name="P356" style:parent-style-name="Normal" style:family="paragraph">
      <style:paragraph-properties fo:margin-bottom="0in"/>
    </style:style>
    <style:style style:name="P357" style:parent-style-name="Normal" style:family="paragraph">
      <style:paragraph-properties fo:margin-bottom="0in"/>
    </style:style>
    <style:style style:name="P358" style:parent-style-name="Normal" style:family="paragraph">
      <style:paragraph-properties fo:margin-bottom="0in"/>
    </style:style>
    <style:style style:name="P359" style:parent-style-name="Normal" style:family="paragraph">
      <style:paragraph-properties fo:margin-bottom="0in"/>
    </style:style>
    <style:style style:name="P360" style:parent-style-name="Normal" style:family="paragraph">
      <style:paragraph-properties fo:margin-bottom="0in"/>
    </style:style>
    <style:style style:name="P361" style:parent-style-name="Normal" style:family="paragraph">
      <style:paragraph-properties fo:margin-bottom="0in"/>
    </style:style>
    <style:style style:name="P362" style:parent-style-name="Normal" style:family="paragraph">
      <style:paragraph-properties fo:margin-bottom="0in"/>
    </style:style>
    <style:style style:name="P363" style:parent-style-name="Normal" style:family="paragraph">
      <style:paragraph-properties fo:margin-bottom="0in"/>
    </style:style>
    <style:style style:name="P364" style:parent-style-name="Normal" style:family="paragraph">
      <style:paragraph-properties fo:margin-bottom="0in"/>
    </style:style>
    <style:style style:name="P365" style:parent-style-name="Normal" style:family="paragraph">
      <style:paragraph-properties fo:margin-bottom="0in"/>
    </style:style>
    <style:style style:name="P366" style:parent-style-name="Normal" style:family="paragraph">
      <style:paragraph-properties fo:margin-bottom="0in"/>
    </style:style>
    <style:style style:name="P367" style:parent-style-name="Normal" style:family="paragraph">
      <style:paragraph-properties fo:margin-bottom="0in"/>
    </style:style>
    <style:style style:name="P368" style:parent-style-name="Normal" style:family="paragraph">
      <style:paragraph-properties fo:margin-bottom="0in"/>
    </style:style>
    <style:style style:name="P369" style:parent-style-name="Normal" style:family="paragraph">
      <style:paragraph-properties fo:margin-bottom="0in"/>
    </style:style>
    <style:style style:name="P370" style:parent-style-name="Normal" style:family="paragraph">
      <style:paragraph-properties fo:margin-bottom="0in"/>
    </style:style>
    <style:style style:name="P371" style:parent-style-name="Normal" style:family="paragraph">
      <style:paragraph-properties fo:margin-bottom="0in"/>
    </style:style>
    <style:style style:name="P372" style:parent-style-name="Normal" style:family="paragraph">
      <style:paragraph-properties fo:margin-bottom="0in"/>
    </style:style>
    <style:style style:name="P373" style:parent-style-name="Normal" style:family="paragraph">
      <style:paragraph-properties fo:margin-bottom="0in"/>
    </style:style>
    <style:style style:name="P374" style:parent-style-name="Normal" style:family="paragraph">
      <style:paragraph-properties fo:margin-bottom="0in"/>
    </style:style>
    <style:style style:name="P375" style:parent-style-name="Normal" style:family="paragraph">
      <style:paragraph-properties fo:margin-bottom="0in"/>
    </style:style>
    <style:style style:name="P376" style:parent-style-name="Normal" style:family="paragraph">
      <style:paragraph-properties fo:margin-bottom="0in"/>
    </style:style>
    <style:style style:name="P377" style:parent-style-name="Normal" style:family="paragraph">
      <style:paragraph-properties fo:margin-bottom="0in"/>
    </style:style>
    <style:style style:name="P378" style:parent-style-name="Normal" style:family="paragraph">
      <style:paragraph-properties fo:margin-bottom="0in"/>
    </style:style>
    <style:style style:name="P379" style:parent-style-name="Normal" style:family="paragraph">
      <style:paragraph-properties fo:margin-bottom="0in"/>
    </style:style>
    <style:style style:name="P380" style:parent-style-name="Normal" style:family="paragraph">
      <style:paragraph-properties fo:margin-bottom="0in"/>
    </style:style>
    <style:style style:name="P381" style:parent-style-name="Normal" style:family="paragraph">
      <style:paragraph-properties fo:margin-bottom="0in"/>
    </style:style>
    <style:style style:name="P382" style:parent-style-name="Normal" style:family="paragraph">
      <style:paragraph-properties fo:margin-bottom="0in"/>
    </style:style>
    <style:style style:name="P383" style:parent-style-name="Normal" style:family="paragraph">
      <style:paragraph-properties fo:margin-bottom="0in"/>
    </style:style>
    <style:style style:name="P384" style:parent-style-name="Normal" style:family="paragraph">
      <style:paragraph-properties fo:margin-bottom="0in"/>
    </style:style>
    <style:style style:name="P385" style:parent-style-name="Normal" style:family="paragraph">
      <style:paragraph-properties fo:margin-bottom="0in"/>
    </style:style>
    <style:style style:name="P386" style:parent-style-name="Normal" style:family="paragraph">
      <style:paragraph-properties fo:margin-bottom="0in"/>
    </style:style>
    <style:style style:name="P387" style:parent-style-name="Normal" style:family="paragraph">
      <style:paragraph-properties fo:margin-bottom="0in"/>
    </style:style>
    <style:style style:name="P388" style:parent-style-name="Normal" style:family="paragraph">
      <style:paragraph-properties fo:margin-bottom="0in"/>
    </style:style>
    <style:style style:name="P389" style:parent-style-name="Normal" style:family="paragraph">
      <style:paragraph-properties fo:margin-bottom="0in"/>
    </style:style>
    <style:style style:name="P390" style:parent-style-name="Normal" style:family="paragraph">
      <style:paragraph-properties fo:margin-bottom="0in"/>
    </style:style>
    <style:style style:name="P391" style:parent-style-name="Normal" style:family="paragraph">
      <style:paragraph-properties fo:margin-bottom="0in"/>
    </style:style>
    <style:style style:name="P392" style:parent-style-name="Normal" style:family="paragraph">
      <style:paragraph-properties fo:margin-bottom="0in"/>
    </style:style>
    <style:style style:name="P393" style:parent-style-name="Normal" style:family="paragraph">
      <style:paragraph-properties fo:margin-bottom="0in"/>
    </style:style>
    <style:style style:name="P394" style:parent-style-name="Normal" style:family="paragraph">
      <style:paragraph-properties fo:margin-bottom="0in"/>
    </style:style>
    <style:style style:name="P395" style:parent-style-name="Normal" style:family="paragraph">
      <style:paragraph-properties fo:margin-bottom="0in"/>
    </style:style>
    <style:style style:name="P396" style:parent-style-name="Normal" style:family="paragraph">
      <style:paragraph-properties fo:margin-bottom="0in"/>
    </style:style>
    <style:style style:name="P397" style:parent-style-name="Normal" style:family="paragraph">
      <style:paragraph-properties fo:margin-bottom="0in"/>
    </style:style>
    <style:style style:name="P398" style:parent-style-name="Normal" style:family="paragraph">
      <style:paragraph-properties fo:margin-bottom="0in"/>
    </style:style>
    <style:style style:name="P399" style:parent-style-name="Normal" style:family="paragraph">
      <style:paragraph-properties fo:margin-bottom="0in"/>
    </style:style>
    <style:style style:name="P400" style:parent-style-name="Normal" style:family="paragraph">
      <style:paragraph-properties fo:margin-bottom="0in"/>
    </style:style>
    <style:style style:name="P401" style:parent-style-name="Normal" style:family="paragraph">
      <style:paragraph-properties fo:margin-bottom="0in"/>
    </style:style>
    <style:style style:name="P402" style:parent-style-name="Normal" style:family="paragraph">
      <style:paragraph-properties fo:margin-bottom="0in"/>
    </style:style>
    <style:style style:name="P403" style:parent-style-name="Normal" style:family="paragraph">
      <style:paragraph-properties fo:margin-bottom="0in"/>
    </style:style>
    <style:style style:name="P404" style:parent-style-name="Normal" style:family="paragraph">
      <style:paragraph-properties fo:margin-bottom="0in"/>
    </style:style>
    <style:style style:name="P405" style:parent-style-name="Normal" style:family="paragraph">
      <style:paragraph-properties fo:margin-bottom="0in"/>
    </style:style>
    <style:style style:name="P406" style:parent-style-name="Normal" style:family="paragraph">
      <style:paragraph-properties fo:margin-bottom="0in"/>
    </style:style>
    <style:style style:name="P407" style:parent-style-name="Normal" style:family="paragraph">
      <style:paragraph-properties fo:margin-bottom="0in"/>
    </style:style>
    <style:style style:name="P408" style:parent-style-name="Normal" style:family="paragraph">
      <style:paragraph-properties fo:margin-bottom="0in"/>
    </style:style>
    <style:style style:name="P409" style:parent-style-name="Normal" style:family="paragraph">
      <style:paragraph-properties fo:margin-bottom="0in"/>
    </style:style>
    <style:style style:name="P410" style:parent-style-name="Normal" style:family="paragraph">
      <style:paragraph-properties fo:margin-bottom="0in"/>
    </style:style>
    <style:style style:name="P411" style:parent-style-name="Normal" style:family="paragraph">
      <style:paragraph-properties fo:margin-bottom="0in"/>
    </style:style>
    <style:style style:name="P412" style:parent-style-name="Normal" style:family="paragraph">
      <style:paragraph-properties fo:margin-bottom="0in"/>
    </style:style>
    <style:style style:name="P413" style:parent-style-name="Normal" style:family="paragraph">
      <style:paragraph-properties fo:margin-bottom="0in"/>
    </style:style>
    <style:style style:name="P414" style:parent-style-name="Normal" style:family="paragraph">
      <style:paragraph-properties fo:margin-bottom="0in"/>
    </style:style>
    <style:style style:name="P415" style:parent-style-name="Normal" style:family="paragraph">
      <style:paragraph-properties fo:margin-bottom="0in"/>
    </style:style>
    <style:style style:name="P416" style:parent-style-name="Normal" style:family="paragraph">
      <style:paragraph-properties fo:margin-bottom="0in"/>
    </style:style>
    <style:style style:name="P417" style:parent-style-name="Normal" style:family="paragraph">
      <style:paragraph-properties fo:margin-bottom="0in"/>
    </style:style>
    <style:style style:name="P418" style:parent-style-name="Normal" style:family="paragraph">
      <style:paragraph-properties fo:margin-bottom="0in"/>
    </style:style>
    <style:style style:name="P419" style:parent-style-name="Normal" style:family="paragraph">
      <style:paragraph-properties fo:margin-bottom="0in"/>
    </style:style>
    <style:style style:name="P420" style:parent-style-name="Normal" style:family="paragraph">
      <style:paragraph-properties fo:margin-bottom="0in"/>
    </style:style>
    <style:style style:name="P421" style:parent-style-name="Normal" style:family="paragraph">
      <style:paragraph-properties fo:margin-bottom="0in"/>
    </style:style>
    <style:style style:name="P422" style:parent-style-name="Normal" style:family="paragraph">
      <style:paragraph-properties fo:margin-bottom="0in"/>
    </style:style>
    <style:style style:name="P423" style:parent-style-name="Normal" style:family="paragraph">
      <style:paragraph-properties fo:margin-bottom="0in"/>
    </style:style>
    <style:style style:name="P424" style:parent-style-name="Normal" style:family="paragraph">
      <style:paragraph-properties fo:margin-bottom="0in"/>
    </style:style>
    <style:style style:name="P425" style:parent-style-name="Normal" style:family="paragraph">
      <style:paragraph-properties fo:margin-bottom="0in"/>
    </style:style>
    <style:style style:name="P426" style:parent-style-name="Normal" style:family="paragraph">
      <style:paragraph-properties fo:margin-bottom="0in"/>
    </style:style>
    <style:style style:name="P427" style:parent-style-name="Normal" style:family="paragraph">
      <style:paragraph-properties fo:margin-bottom="0in"/>
    </style:style>
    <style:style style:name="P428" style:parent-style-name="Normal" style:family="paragraph">
      <style:paragraph-properties fo:margin-bottom="0in"/>
    </style:style>
    <style:style style:name="P429" style:parent-style-name="Normal" style:family="paragraph">
      <style:paragraph-properties fo:margin-bottom="0in"/>
    </style:style>
    <style:style style:name="P430" style:parent-style-name="Normal" style:family="paragraph">
      <style:paragraph-properties fo:margin-bottom="0in"/>
    </style:style>
    <style:style style:name="P431" style:parent-style-name="Normal" style:family="paragraph">
      <style:paragraph-properties fo:margin-bottom="0in"/>
    </style:style>
    <style:style style:name="P432" style:parent-style-name="Normal" style:family="paragraph">
      <style:paragraph-properties fo:margin-bottom="0in"/>
    </style:style>
    <style:style style:name="P433" style:parent-style-name="Normal" style:family="paragraph">
      <style:paragraph-properties fo:margin-bottom="0in"/>
    </style:style>
    <style:style style:name="P434" style:parent-style-name="Normal" style:family="paragraph">
      <style:paragraph-properties fo:margin-bottom="0in"/>
    </style:style>
    <style:style style:name="P435" style:parent-style-name="Normal" style:family="paragraph">
      <style:paragraph-properties fo:margin-bottom="0in"/>
    </style:style>
    <style:style style:name="P436" style:parent-style-name="Normal" style:family="paragraph">
      <style:paragraph-properties fo:margin-bottom="0in"/>
    </style:style>
    <style:style style:name="P437" style:parent-style-name="Normal" style:family="paragraph">
      <style:paragraph-properties fo:margin-bottom="0in"/>
    </style:style>
    <style:style style:name="P438" style:parent-style-name="Normal" style:family="paragraph">
      <style:paragraph-properties fo:margin-bottom="0in"/>
    </style:style>
    <style:style style:name="P439" style:parent-style-name="Normal" style:family="paragraph">
      <style:paragraph-properties fo:margin-bottom="0in"/>
    </style:style>
    <style:style style:name="P440" style:parent-style-name="Normal" style:family="paragraph">
      <style:paragraph-properties fo:margin-bottom="0in"/>
    </style:style>
    <style:style style:name="P441" style:parent-style-name="Normal" style:family="paragraph">
      <style:paragraph-properties fo:margin-bottom="0in"/>
    </style:style>
    <style:style style:name="P442" style:parent-style-name="Normal" style:family="paragraph">
      <style:paragraph-properties fo:margin-bottom="0in"/>
    </style:style>
    <style:style style:name="P443" style:parent-style-name="Normal" style:family="paragraph">
      <style:paragraph-properties fo:margin-bottom="0in"/>
    </style:style>
    <style:style style:name="P444" style:parent-style-name="Normal" style:family="paragraph">
      <style:paragraph-properties fo:margin-bottom="0in"/>
    </style:style>
    <style:style style:name="P445" style:parent-style-name="Normal" style:family="paragraph">
      <style:paragraph-properties fo:margin-bottom="0in"/>
    </style:style>
    <style:style style:name="P446" style:parent-style-name="Normal" style:family="paragraph">
      <style:paragraph-properties fo:margin-bottom="0in"/>
    </style:style>
    <style:style style:name="P447" style:parent-style-name="Normal" style:family="paragraph">
      <style:paragraph-properties fo:margin-bottom="0in"/>
    </style:style>
    <style:style style:name="P448" style:parent-style-name="Normal" style:family="paragraph">
      <style:paragraph-properties fo:margin-bottom="0in"/>
    </style:style>
    <style:style style:name="P449" style:parent-style-name="Normal" style:family="paragraph">
      <style:paragraph-properties fo:margin-bottom="0in"/>
    </style:style>
    <style:style style:name="P450" style:parent-style-name="Normal" style:family="paragraph">
      <style:paragraph-properties fo:margin-bottom="0in"/>
    </style:style>
    <style:style style:name="P451" style:parent-style-name="Normal" style:family="paragraph">
      <style:paragraph-properties fo:margin-bottom="0in"/>
    </style:style>
    <style:style style:name="P452" style:parent-style-name="Normal" style:family="paragraph">
      <style:paragraph-properties fo:margin-bottom="0in"/>
    </style:style>
    <style:style style:name="P453" style:parent-style-name="Normal" style:family="paragraph">
      <style:paragraph-properties fo:margin-bottom="0in"/>
    </style:style>
    <style:style style:name="P454" style:parent-style-name="Normal" style:family="paragraph">
      <style:paragraph-properties fo:margin-bottom="0in"/>
    </style:style>
    <style:style style:name="P455" style:parent-style-name="Normal" style:family="paragraph">
      <style:paragraph-properties fo:margin-bottom="0in"/>
    </style:style>
    <style:style style:name="P456" style:parent-style-name="Normal" style:family="paragraph">
      <style:paragraph-properties fo:margin-bottom="0in"/>
    </style:style>
    <style:style style:name="P457" style:parent-style-name="Normal" style:family="paragraph">
      <style:paragraph-properties fo:margin-bottom="0in"/>
    </style:style>
    <style:style style:name="P458" style:parent-style-name="Normal" style:family="paragraph">
      <style:paragraph-properties fo:margin-bottom="0in"/>
    </style:style>
    <style:style style:name="P459" style:parent-style-name="Normal" style:family="paragraph">
      <style:paragraph-properties fo:margin-bottom="0in"/>
    </style:style>
    <style:style style:name="P460" style:parent-style-name="Normal" style:family="paragraph">
      <style:paragraph-properties fo:margin-bottom="0in"/>
    </style:style>
    <style:style style:name="P461" style:parent-style-name="Normal" style:family="paragraph">
      <style:paragraph-properties fo:margin-bottom="0in"/>
    </style:style>
    <style:style style:name="P462" style:parent-style-name="Normal" style:family="paragraph">
      <style:paragraph-properties fo:margin-bottom="0in"/>
    </style:style>
    <style:style style:name="P463" style:parent-style-name="Normal" style:family="paragraph">
      <style:paragraph-properties fo:margin-bottom="0in"/>
    </style:style>
    <style:style style:name="P464" style:parent-style-name="Normal" style:family="paragraph">
      <style:paragraph-properties fo:margin-bottom="0in"/>
    </style:style>
    <style:style style:name="P465" style:parent-style-name="Normal" style:family="paragraph">
      <style:paragraph-properties fo:margin-bottom="0in"/>
    </style:style>
    <style:style style:name="P466" style:parent-style-name="Normal" style:family="paragraph">
      <style:paragraph-properties fo:margin-bottom="0in"/>
    </style:style>
    <style:style style:name="P467" style:parent-style-name="Normal" style:family="paragraph">
      <style:paragraph-properties fo:margin-bottom="0in"/>
    </style:style>
    <style:style style:name="P468" style:parent-style-name="Normal" style:family="paragraph">
      <style:paragraph-properties fo:margin-bottom="0in"/>
    </style:style>
    <style:style style:name="P469" style:parent-style-name="Normal" style:family="paragraph">
      <style:paragraph-properties fo:margin-bottom="0in"/>
    </style:style>
    <style:style style:name="P470" style:parent-style-name="Normal" style:family="paragraph">
      <style:paragraph-properties fo:margin-bottom="0in"/>
    </style:style>
    <style:style style:name="P471" style:parent-style-name="Normal" style:family="paragraph">
      <style:paragraph-properties fo:margin-bottom="0in"/>
    </style:style>
    <style:style style:name="P472" style:parent-style-name="Normal" style:family="paragraph">
      <style:paragraph-properties fo:margin-bottom="0in"/>
    </style:style>
    <style:style style:name="P473" style:parent-style-name="Normal" style:family="paragraph">
      <style:paragraph-properties fo:margin-bottom="0in"/>
    </style:style>
    <style:style style:name="P474" style:parent-style-name="Normal" style:family="paragraph">
      <style:paragraph-properties fo:margin-bottom="0in"/>
    </style:style>
    <style:style style:name="P475" style:parent-style-name="Normal" style:family="paragraph">
      <style:paragraph-properties fo:margin-bottom="0in"/>
    </style:style>
    <style:style style:name="P476" style:parent-style-name="Normal" style:family="paragraph">
      <style:paragraph-properties fo:margin-bottom="0in"/>
    </style:style>
    <style:style style:name="P477" style:parent-style-name="Normal" style:family="paragraph">
      <style:paragraph-properties fo:margin-bottom="0in"/>
    </style:style>
    <style:style style:name="P478" style:parent-style-name="Normal" style:family="paragraph">
      <style:paragraph-properties fo:margin-bottom="0in"/>
    </style:style>
    <style:style style:name="P479" style:parent-style-name="Normal" style:family="paragraph">
      <style:paragraph-properties fo:margin-bottom="0in"/>
    </style:style>
    <style:style style:name="P480" style:parent-style-name="Normal" style:family="paragraph">
      <style:paragraph-properties fo:margin-bottom="0in"/>
    </style:style>
    <style:style style:name="P481" style:parent-style-name="Normal" style:family="paragraph">
      <style:paragraph-properties fo:margin-bottom="0in"/>
    </style:style>
    <style:style style:name="P482" style:parent-style-name="Normal" style:family="paragraph">
      <style:paragraph-properties fo:margin-bottom="0in"/>
    </style:style>
    <style:style style:name="P483" style:parent-style-name="Normal" style:family="paragraph">
      <style:paragraph-properties fo:margin-bottom="0in"/>
    </style:style>
    <style:style style:name="P484" style:parent-style-name="Normal" style:family="paragraph">
      <style:paragraph-properties fo:margin-bottom="0in"/>
    </style:style>
    <style:style style:name="P485" style:parent-style-name="Normal" style:family="paragraph">
      <style:paragraph-properties fo:margin-bottom="0in"/>
    </style:style>
    <style:style style:name="P486" style:parent-style-name="Normal" style:family="paragraph">
      <style:paragraph-properties fo:margin-bottom="0in"/>
    </style:style>
    <style:style style:name="P487" style:parent-style-name="Normal" style:family="paragraph">
      <style:paragraph-properties fo:margin-bottom="0in"/>
    </style:style>
    <style:style style:name="P488" style:parent-style-name="Normal" style:family="paragraph">
      <style:paragraph-properties fo:margin-bottom="0in"/>
    </style:style>
    <style:style style:name="P489" style:parent-style-name="Normal" style:family="paragraph">
      <style:paragraph-properties fo:margin-bottom="0in"/>
    </style:style>
    <style:style style:name="P490" style:parent-style-name="Normal" style:family="paragraph">
      <style:paragraph-properties fo:margin-bottom="0in"/>
    </style:style>
    <style:style style:name="P491" style:parent-style-name="Normal" style:family="paragraph">
      <style:paragraph-properties fo:margin-bottom="0in"/>
    </style:style>
    <style:style style:name="P492" style:parent-style-name="Normal" style:family="paragraph">
      <style:paragraph-properties fo:margin-bottom="0in"/>
    </style:style>
    <style:style style:name="P493" style:parent-style-name="Normal" style:family="paragraph">
      <style:paragraph-properties fo:margin-bottom="0in"/>
    </style:style>
    <style:style style:name="P494" style:parent-style-name="Normal" style:family="paragraph">
      <style:paragraph-properties fo:margin-bottom="0in"/>
    </style:style>
    <style:style style:name="P495" style:parent-style-name="Normal" style:family="paragraph">
      <style:paragraph-properties fo:margin-bottom="0in"/>
    </style:style>
    <style:style style:name="P496" style:parent-style-name="Normal" style:family="paragraph">
      <style:paragraph-properties fo:margin-bottom="0in"/>
    </style:style>
    <style:style style:name="P497" style:parent-style-name="Normal" style:family="paragraph">
      <style:paragraph-properties fo:margin-bottom="0in"/>
    </style:style>
    <style:style style:name="P498" style:parent-style-name="Normal" style:family="paragraph">
      <style:paragraph-properties fo:margin-bottom="0in"/>
    </style:style>
    <style:style style:name="P499" style:parent-style-name="Normal" style:family="paragraph">
      <style:paragraph-properties fo:margin-bottom="0in"/>
    </style:style>
    <style:style style:name="P500" style:parent-style-name="Normal" style:family="paragraph">
      <style:paragraph-properties fo:margin-bottom="0in"/>
    </style:style>
    <style:style style:name="P501" style:parent-style-name="Normal" style:family="paragraph">
      <style:paragraph-properties fo:margin-bottom="0in"/>
    </style:style>
    <style:style style:name="P502" style:parent-style-name="Normal" style:family="paragraph">
      <style:paragraph-properties fo:margin-bottom="0in"/>
    </style:style>
    <style:style style:name="P503" style:parent-style-name="Normal" style:family="paragraph">
      <style:paragraph-properties fo:margin-bottom="0in"/>
    </style:style>
    <style:style style:name="P504" style:parent-style-name="Normal" style:family="paragraph">
      <style:paragraph-properties fo:margin-bottom="0in"/>
    </style:style>
    <style:style style:name="P505" style:parent-style-name="Normal" style:family="paragraph">
      <style:paragraph-properties fo:margin-bottom="0in"/>
    </style:style>
    <style:style style:name="P506" style:parent-style-name="Normal" style:family="paragraph">
      <style:paragraph-properties fo:margin-bottom="0in"/>
    </style:style>
    <style:style style:name="P507" style:parent-style-name="Normal" style:family="paragraph">
      <style:paragraph-properties fo:margin-bottom="0in"/>
    </style:style>
    <style:style style:name="P508" style:parent-style-name="Normal" style:family="paragraph">
      <style:paragraph-properties fo:margin-bottom="0in"/>
    </style:style>
    <style:style style:name="P509" style:parent-style-name="Normal" style:family="paragraph">
      <style:paragraph-properties fo:margin-bottom="0in"/>
    </style:style>
    <style:style style:name="P510" style:parent-style-name="Normal" style:family="paragraph">
      <style:paragraph-properties fo:margin-bottom="0in"/>
    </style:style>
    <style:style style:name="P511" style:parent-style-name="Normal" style:family="paragraph">
      <style:paragraph-properties fo:margin-bottom="0in"/>
    </style:style>
    <style:style style:name="P512" style:parent-style-name="Normal" style:family="paragraph">
      <style:paragraph-properties fo:margin-bottom="0in"/>
    </style:style>
    <style:style style:name="P513" style:parent-style-name="Normal" style:family="paragraph">
      <style:paragraph-properties fo:margin-bottom="0in"/>
    </style:style>
    <style:style style:name="P514" style:parent-style-name="Normal" style:family="paragraph">
      <style:paragraph-properties fo:margin-bottom="0in"/>
    </style:style>
    <style:style style:name="P515" style:parent-style-name="Normal" style:family="paragraph">
      <style:paragraph-properties fo:margin-bottom="0in"/>
    </style:style>
    <style:style style:name="P516" style:parent-style-name="Normal" style:family="paragraph">
      <style:paragraph-properties fo:margin-bottom="0in"/>
    </style:style>
    <style:style style:name="P517" style:parent-style-name="Normal" style:family="paragraph">
      <style:paragraph-properties fo:margin-bottom="0in"/>
    </style:style>
    <style:style style:name="P518" style:parent-style-name="Normal" style:family="paragraph">
      <style:paragraph-properties fo:margin-bottom="0in"/>
    </style:style>
    <style:style style:name="P519" style:parent-style-name="Normal" style:family="paragraph">
      <style:paragraph-properties fo:margin-bottom="0in"/>
    </style:style>
    <style:style style:name="P520" style:parent-style-name="Normal" style:family="paragraph">
      <style:paragraph-properties fo:margin-bottom="0in"/>
    </style:style>
    <style:style style:name="P521" style:parent-style-name="Normal" style:family="paragraph">
      <style:paragraph-properties fo:margin-bottom="0in"/>
    </style:style>
    <style:style style:name="P522" style:parent-style-name="Normal" style:family="paragraph">
      <style:paragraph-properties fo:margin-bottom="0in"/>
    </style:style>
    <style:style style:name="P523" style:parent-style-name="Normal" style:family="paragraph">
      <style:paragraph-properties fo:margin-bottom="0in"/>
    </style:style>
    <style:style style:name="P524" style:parent-style-name="Normal" style:family="paragraph">
      <style:paragraph-properties fo:margin-bottom="0in"/>
    </style:style>
    <style:style style:name="P525" style:parent-style-name="Normal" style:family="paragraph">
      <style:paragraph-properties fo:margin-bottom="0in"/>
    </style:style>
    <style:style style:name="P526" style:parent-style-name="Normal" style:family="paragraph">
      <style:paragraph-properties fo:margin-bottom="0in"/>
    </style:style>
    <style:style style:name="P527" style:parent-style-name="Normal" style:family="paragraph">
      <style:paragraph-properties fo:margin-bottom="0in"/>
    </style:style>
    <style:style style:name="P528" style:parent-style-name="Normal" style:family="paragraph">
      <style:paragraph-properties fo:margin-bottom="0in"/>
    </style:style>
    <style:style style:name="P529" style:parent-style-name="Normal" style:family="paragraph">
      <style:paragraph-properties fo:margin-bottom="0in"/>
    </style:style>
    <style:style style:name="P530" style:parent-style-name="Normal" style:family="paragraph">
      <style:paragraph-properties fo:margin-bottom="0in"/>
    </style:style>
    <style:style style:name="P531" style:parent-style-name="Normal" style:family="paragraph">
      <style:paragraph-properties fo:margin-bottom="0in"/>
    </style:style>
    <style:style style:name="P532" style:parent-style-name="Normal" style:family="paragraph">
      <style:paragraph-properties fo:margin-bottom="0in"/>
    </style:style>
    <style:style style:name="P533" style:parent-style-name="Normal" style:family="paragraph">
      <style:paragraph-properties fo:margin-bottom="0in"/>
    </style:style>
    <style:style style:name="P534" style:parent-style-name="Normal" style:family="paragraph">
      <style:paragraph-properties fo:margin-bottom="0in"/>
    </style:style>
    <style:style style:name="P535" style:parent-style-name="Normal" style:family="paragraph">
      <style:paragraph-properties fo:margin-bottom="0in"/>
    </style:style>
    <style:style style:name="P536" style:parent-style-name="Normal" style:family="paragraph">
      <style:paragraph-properties fo:margin-bottom="0in"/>
    </style:style>
    <style:style style:name="P537" style:parent-style-name="Normal" style:family="paragraph">
      <style:paragraph-properties fo:margin-bottom="0in"/>
    </style:style>
    <style:style style:name="P538" style:parent-style-name="Normal" style:family="paragraph">
      <style:paragraph-properties fo:margin-bottom="0in"/>
    </style:style>
    <style:style style:name="P539" style:parent-style-name="Normal" style:family="paragraph">
      <style:paragraph-properties fo:margin-bottom="0in"/>
    </style:style>
    <style:style style:name="P540" style:parent-style-name="Normal" style:family="paragraph">
      <style:paragraph-properties fo:margin-bottom="0in"/>
    </style:style>
    <style:style style:name="P541" style:parent-style-name="Normal" style:family="paragraph">
      <style:paragraph-properties fo:margin-bottom="0in"/>
    </style:style>
    <style:style style:name="P542" style:parent-style-name="Normal" style:family="paragraph">
      <style:paragraph-properties fo:margin-bottom="0in"/>
    </style:style>
    <style:style style:name="P543" style:parent-style-name="Normal" style:family="paragraph">
      <style:paragraph-properties fo:margin-bottom="0in"/>
    </style:style>
    <style:style style:name="P544" style:parent-style-name="Normal" style:family="paragraph">
      <style:paragraph-properties fo:margin-bottom="0in"/>
    </style:style>
    <style:style style:name="P545" style:parent-style-name="Normal" style:family="paragraph">
      <style:paragraph-properties fo:margin-bottom="0in"/>
    </style:style>
    <style:style style:name="P546" style:parent-style-name="Normal" style:family="paragraph">
      <style:paragraph-properties fo:margin-bottom="0in"/>
    </style:style>
    <style:style style:name="P547" style:parent-style-name="Normal" style:family="paragraph">
      <style:paragraph-properties fo:margin-bottom="0in"/>
    </style:style>
    <style:style style:name="P548" style:parent-style-name="Normal" style:family="paragraph">
      <style:paragraph-properties fo:margin-bottom="0in"/>
    </style:style>
    <style:style style:name="P549" style:parent-style-name="Normal" style:family="paragraph">
      <style:paragraph-properties fo:margin-bottom="0in"/>
    </style:style>
    <style:style style:name="P550" style:parent-style-name="Normal" style:family="paragraph">
      <style:paragraph-properties fo:margin-bottom="0in"/>
    </style:style>
    <style:style style:name="P551" style:parent-style-name="Normal" style:family="paragraph">
      <style:paragraph-properties fo:margin-bottom="0in"/>
    </style:style>
    <style:style style:name="P552" style:parent-style-name="Normal" style:family="paragraph">
      <style:paragraph-properties fo:margin-bottom="0in"/>
    </style:style>
    <style:style style:name="P553" style:parent-style-name="Normal" style:family="paragraph">
      <style:paragraph-properties fo:margin-bottom="0in"/>
    </style:style>
    <style:style style:name="P554" style:parent-style-name="Normal" style:family="paragraph">
      <style:paragraph-properties fo:margin-bottom="0in"/>
    </style:style>
    <style:style style:name="P555" style:parent-style-name="Normal" style:family="paragraph">
      <style:paragraph-properties fo:margin-bottom="0in"/>
    </style:style>
    <style:style style:name="P556" style:parent-style-name="Normal" style:family="paragraph">
      <style:paragraph-properties fo:margin-bottom="0in"/>
    </style:style>
    <style:style style:name="P557" style:parent-style-name="Normal" style:family="paragraph">
      <style:paragraph-properties fo:margin-bottom="0in"/>
    </style:style>
    <style:style style:name="P558" style:parent-style-name="Normal" style:family="paragraph">
      <style:paragraph-properties fo:margin-bottom="0in"/>
    </style:style>
    <style:style style:name="P559" style:parent-style-name="Normal" style:family="paragraph">
      <style:paragraph-properties fo:margin-bottom="0in"/>
    </style:style>
    <style:style style:name="P560" style:parent-style-name="Normal" style:family="paragraph">
      <style:paragraph-properties fo:margin-bottom="0in"/>
    </style:style>
    <style:style style:name="P561" style:parent-style-name="Normal" style:family="paragraph">
      <style:paragraph-properties fo:margin-bottom="0in"/>
    </style:style>
    <style:style style:name="P562" style:parent-style-name="Normal" style:family="paragraph">
      <style:paragraph-properties fo:margin-bottom="0in"/>
    </style:style>
    <style:style style:name="P563" style:parent-style-name="Normal" style:family="paragraph">
      <style:paragraph-properties fo:margin-bottom="0in"/>
    </style:style>
    <style:style style:name="P564" style:parent-style-name="Normal" style:family="paragraph">
      <style:paragraph-properties fo:margin-bottom="0in"/>
    </style:style>
    <style:style style:name="P565" style:parent-style-name="Normal" style:family="paragraph">
      <style:paragraph-properties fo:margin-bottom="0in"/>
    </style:style>
    <style:style style:name="P566" style:parent-style-name="Normal" style:family="paragraph">
      <style:paragraph-properties fo:margin-bottom="0in"/>
    </style:style>
    <style:style style:name="P567" style:parent-style-name="Normal" style:family="paragraph">
      <style:paragraph-properties fo:margin-bottom="0in"/>
    </style:style>
    <style:style style:name="P568" style:parent-style-name="Normal" style:family="paragraph">
      <style:paragraph-properties fo:margin-bottom="0in"/>
    </style:style>
    <style:style style:name="P569" style:parent-style-name="Normal" style:family="paragraph">
      <style:paragraph-properties fo:margin-bottom="0in"/>
    </style:style>
    <style:style style:name="P570" style:parent-style-name="Normal" style:family="paragraph">
      <style:paragraph-properties fo:margin-bottom="0in"/>
    </style:style>
    <style:style style:name="P571" style:parent-style-name="Normal" style:family="paragraph">
      <style:paragraph-properties fo:margin-bottom="0in"/>
    </style:style>
    <style:style style:name="P572" style:parent-style-name="Normal" style:family="paragraph">
      <style:paragraph-properties fo:margin-bottom="0in"/>
    </style:style>
    <style:style style:name="P573" style:parent-style-name="Normal" style:family="paragraph">
      <style:paragraph-properties fo:margin-bottom="0in"/>
    </style:style>
    <style:style style:name="P574" style:parent-style-name="Normal" style:family="paragraph">
      <style:paragraph-properties fo:margin-bottom="0in"/>
    </style:style>
    <style:style style:name="P575" style:parent-style-name="Normal" style:family="paragraph">
      <style:paragraph-properties fo:margin-bottom="0in"/>
    </style:style>
    <style:style style:name="P576" style:parent-style-name="Normal" style:family="paragraph">
      <style:paragraph-properties fo:margin-bottom="0in"/>
    </style:style>
    <style:style style:name="P577" style:parent-style-name="Normal" style:family="paragraph">
      <style:paragraph-properties fo:margin-bottom="0in"/>
    </style:style>
    <style:style style:name="P578" style:parent-style-name="Normal" style:family="paragraph">
      <style:paragraph-properties fo:margin-bottom="0in"/>
    </style:style>
    <style:style style:name="P579" style:parent-style-name="Normal" style:family="paragraph">
      <style:paragraph-properties fo:margin-bottom="0in"/>
    </style:style>
    <style:style style:name="P580" style:parent-style-name="Normal" style:family="paragraph">
      <style:paragraph-properties fo:margin-bottom="0in"/>
    </style:style>
    <style:style style:name="P581" style:parent-style-name="Normal" style:family="paragraph">
      <style:paragraph-properties fo:margin-bottom="0in"/>
    </style:style>
    <style:style style:name="P582" style:parent-style-name="Normal" style:family="paragraph">
      <style:paragraph-properties fo:margin-bottom="0in"/>
    </style:style>
    <style:style style:name="P583" style:parent-style-name="Normal" style:family="paragraph">
      <style:paragraph-properties fo:margin-bottom="0in"/>
    </style:style>
    <style:style style:name="P584" style:parent-style-name="Normal" style:family="paragraph">
      <style:paragraph-properties fo:margin-bottom="0in"/>
    </style:style>
    <style:style style:name="P585" style:parent-style-name="Normal" style:family="paragraph">
      <style:paragraph-properties fo:margin-bottom="0in"/>
    </style:style>
    <style:style style:name="P586" style:parent-style-name="Normal" style:family="paragraph">
      <style:paragraph-properties fo:margin-bottom="0in"/>
    </style:style>
    <style:style style:name="P587" style:parent-style-name="Normal" style:family="paragraph">
      <style:paragraph-properties fo:margin-bottom="0in"/>
    </style:style>
    <style:style style:name="P588" style:parent-style-name="Normal" style:family="paragraph">
      <style:paragraph-properties fo:margin-bottom="0in"/>
    </style:style>
    <style:style style:name="P589" style:parent-style-name="Normal" style:family="paragraph">
      <style:paragraph-properties fo:margin-bottom="0in"/>
    </style:style>
    <style:style style:name="P590" style:parent-style-name="Normal" style:family="paragraph">
      <style:paragraph-properties fo:margin-bottom="0in"/>
    </style:style>
    <style:style style:name="P591" style:parent-style-name="Normal" style:family="paragraph">
      <style:paragraph-properties fo:margin-bottom="0in"/>
    </style:style>
    <style:style style:name="P592" style:parent-style-name="Normal" style:family="paragraph">
      <style:paragraph-properties fo:margin-bottom="0in"/>
    </style:style>
    <style:style style:name="P593" style:parent-style-name="Normal" style:family="paragraph">
      <style:paragraph-properties fo:margin-bottom="0in"/>
    </style:style>
    <style:style style:name="P594" style:parent-style-name="Normal" style:family="paragraph">
      <style:paragraph-properties fo:margin-bottom="0in"/>
    </style:style>
    <style:style style:name="P595" style:parent-style-name="Normal" style:family="paragraph">
      <style:paragraph-properties fo:margin-bottom="0in"/>
    </style:style>
    <style:style style:name="P596" style:parent-style-name="Normal" style:family="paragraph">
      <style:paragraph-properties fo:margin-bottom="0in"/>
    </style:style>
    <style:style style:name="P597" style:parent-style-name="Normal" style:family="paragraph">
      <style:paragraph-properties fo:margin-bottom="0in"/>
    </style:style>
    <style:style style:name="P598" style:parent-style-name="Normal" style:family="paragraph">
      <style:paragraph-properties fo:margin-bottom="0in"/>
    </style:style>
    <style:style style:name="P599" style:parent-style-name="Normal" style:family="paragraph">
      <style:paragraph-properties fo:margin-bottom="0in"/>
    </style:style>
    <style:style style:name="P600" style:parent-style-name="Normal" style:family="paragraph">
      <style:paragraph-properties fo:margin-bottom="0in"/>
    </style:style>
    <style:style style:name="P601" style:parent-style-name="Normal" style:family="paragraph">
      <style:paragraph-properties fo:margin-bottom="0in"/>
    </style:style>
    <style:style style:name="P602" style:parent-style-name="Normal" style:family="paragraph">
      <style:paragraph-properties fo:margin-bottom="0in"/>
    </style:style>
    <style:style style:name="P603" style:parent-style-name="Normal" style:family="paragraph">
      <style:paragraph-properties fo:margin-bottom="0in"/>
    </style:style>
    <style:style style:name="P604" style:parent-style-name="Normal" style:family="paragraph">
      <style:paragraph-properties fo:margin-bottom="0in"/>
    </style:style>
    <style:style style:name="P605" style:parent-style-name="Normal" style:family="paragraph">
      <style:paragraph-properties fo:margin-bottom="0in"/>
    </style:style>
    <style:style style:name="P606" style:parent-style-name="Normal" style:family="paragraph">
      <style:paragraph-properties fo:margin-bottom="0in"/>
    </style:style>
    <style:style style:name="P607" style:parent-style-name="Normal" style:family="paragraph">
      <style:paragraph-properties fo:margin-bottom="0in"/>
    </style:style>
    <style:style style:name="P608" style:parent-style-name="Normal" style:family="paragraph">
      <style:paragraph-properties fo:margin-bottom="0in"/>
    </style:style>
    <style:style style:name="P609" style:parent-style-name="Normal" style:family="paragraph">
      <style:paragraph-properties fo:margin-bottom="0in"/>
    </style:style>
    <style:style style:name="P610" style:parent-style-name="Normal" style:family="paragraph">
      <style:paragraph-properties fo:margin-bottom="0in"/>
    </style:style>
    <style:style style:name="P611" style:parent-style-name="Normal" style:family="paragraph">
      <style:paragraph-properties fo:margin-bottom="0in"/>
    </style:style>
    <style:style style:name="P612" style:parent-style-name="Normal" style:family="paragraph">
      <style:paragraph-properties fo:margin-bottom="0in"/>
    </style:style>
    <style:style style:name="P613" style:parent-style-name="Normal" style:family="paragraph">
      <style:paragraph-properties fo:margin-bottom="0in"/>
    </style:style>
    <style:style style:name="P614" style:parent-style-name="Normal" style:family="paragraph">
      <style:paragraph-properties fo:margin-bottom="0in"/>
    </style:style>
    <style:style style:name="P615" style:parent-style-name="Normal" style:family="paragraph">
      <style:paragraph-properties fo:margin-bottom="0in"/>
    </style:style>
    <style:style style:name="P616" style:parent-style-name="Normal" style:family="paragraph">
      <style:paragraph-properties fo:margin-bottom="0in"/>
    </style:style>
    <style:style style:name="P617" style:parent-style-name="Normal" style:family="paragraph">
      <style:paragraph-properties fo:margin-bottom="0in"/>
    </style:style>
    <style:style style:name="P618" style:parent-style-name="Normal" style:family="paragraph">
      <style:paragraph-properties fo:margin-bottom="0in"/>
    </style:style>
    <style:style style:name="P619" style:parent-style-name="Normal" style:family="paragraph">
      <style:paragraph-properties fo:margin-bottom="0in"/>
    </style:style>
    <style:style style:name="P620" style:parent-style-name="Normal" style:family="paragraph">
      <style:paragraph-properties fo:margin-bottom="0in"/>
    </style:style>
    <style:style style:name="P621" style:parent-style-name="Normal" style:family="paragraph">
      <style:paragraph-properties fo:margin-bottom="0in"/>
    </style:style>
    <style:style style:name="P622" style:parent-style-name="Normal" style:family="paragraph">
      <style:paragraph-properties fo:margin-bottom="0in"/>
    </style:style>
    <style:style style:name="P623" style:parent-style-name="Normal" style:family="paragraph">
      <style:paragraph-properties fo:margin-bottom="0in"/>
    </style:style>
    <style:style style:name="P624" style:parent-style-name="Normal" style:family="paragraph">
      <style:paragraph-properties fo:margin-bottom="0in"/>
    </style:style>
    <style:style style:name="P625" style:parent-style-name="Normal" style:family="paragraph">
      <style:paragraph-properties fo:margin-bottom="0in"/>
    </style:style>
    <style:style style:name="P626" style:parent-style-name="Normal" style:family="paragraph">
      <style:paragraph-properties fo:margin-bottom="0in"/>
    </style:style>
    <style:style style:name="P627" style:parent-style-name="Normal" style:family="paragraph">
      <style:paragraph-properties fo:margin-bottom="0in"/>
    </style:style>
    <style:style style:name="P628" style:parent-style-name="Normal" style:family="paragraph">
      <style:paragraph-properties fo:margin-bottom="0in"/>
    </style:style>
    <style:style style:name="P629" style:parent-style-name="Normal" style:family="paragraph">
      <style:paragraph-properties fo:margin-bottom="0in"/>
    </style:style>
    <style:style style:name="P630" style:parent-style-name="Normal" style:family="paragraph">
      <style:paragraph-properties fo:margin-bottom="0in"/>
    </style:style>
    <style:style style:name="P631" style:parent-style-name="Normal" style:family="paragraph">
      <style:paragraph-properties fo:margin-bottom="0in"/>
    </style:style>
    <style:style style:name="P632" style:parent-style-name="Normal" style:family="paragraph">
      <style:paragraph-properties fo:margin-bottom="0in"/>
    </style:style>
    <style:style style:name="P633" style:parent-style-name="Normal" style:family="paragraph">
      <style:paragraph-properties fo:margin-bottom="0in"/>
    </style:style>
    <style:style style:name="P634" style:parent-style-name="Normal" style:family="paragraph">
      <style:paragraph-properties fo:margin-bottom="0in"/>
    </style:style>
    <style:style style:name="P635" style:parent-style-name="Normal" style:family="paragraph">
      <style:paragraph-properties fo:margin-bottom="0in"/>
    </style:style>
    <style:style style:name="P636" style:parent-style-name="Normal" style:family="paragraph">
      <style:paragraph-properties fo:margin-bottom="0in"/>
    </style:style>
    <style:style style:name="P637" style:parent-style-name="Normal" style:family="paragraph">
      <style:paragraph-properties fo:margin-bottom="0in"/>
    </style:style>
    <style:style style:name="P638" style:parent-style-name="Normal" style:family="paragraph">
      <style:paragraph-properties fo:margin-bottom="0in"/>
    </style:style>
    <style:style style:name="P639" style:parent-style-name="Normal" style:family="paragraph">
      <style:paragraph-properties fo:margin-bottom="0in"/>
    </style:style>
    <style:style style:name="P640" style:parent-style-name="Normal" style:family="paragraph">
      <style:paragraph-properties fo:margin-bottom="0in"/>
    </style:style>
    <style:style style:name="P641" style:parent-style-name="Normal" style:family="paragraph">
      <style:paragraph-properties fo:margin-bottom="0in"/>
    </style:style>
    <style:style style:name="P642" style:parent-style-name="Normal" style:family="paragraph">
      <style:paragraph-properties fo:margin-bottom="0in"/>
    </style:style>
    <style:style style:name="P643" style:parent-style-name="Normal" style:family="paragraph">
      <style:paragraph-properties fo:margin-bottom="0in"/>
    </style:style>
    <style:style style:name="P644" style:parent-style-name="Normal" style:family="paragraph">
      <style:paragraph-properties fo:margin-bottom="0in"/>
    </style:style>
    <style:style style:name="P645" style:parent-style-name="Normal" style:family="paragraph">
      <style:paragraph-properties fo:margin-bottom="0in"/>
    </style:style>
    <style:style style:name="P646" style:parent-style-name="Normal" style:family="paragraph">
      <style:paragraph-properties fo:margin-bottom="0in"/>
    </style:style>
    <style:style style:name="P647" style:parent-style-name="Normal" style:family="paragraph">
      <style:paragraph-properties fo:margin-bottom="0in"/>
    </style:style>
    <style:style style:name="P648" style:parent-style-name="Normal" style:family="paragraph">
      <style:paragraph-properties fo:margin-bottom="0in"/>
    </style:style>
    <style:style style:name="P649" style:parent-style-name="Normal" style:family="paragraph">
      <style:paragraph-properties fo:margin-bottom="0in"/>
    </style:style>
    <style:style style:name="P650" style:parent-style-name="Normal" style:family="paragraph">
      <style:paragraph-properties fo:margin-bottom="0in"/>
    </style:style>
    <style:style style:name="P651" style:parent-style-name="Normal" style:family="paragraph">
      <style:paragraph-properties fo:margin-bottom="0in"/>
    </style:style>
    <style:style style:name="P652" style:parent-style-name="Normal" style:family="paragraph">
      <style:paragraph-properties fo:margin-bottom="0in"/>
    </style:style>
    <style:style style:name="P653" style:parent-style-name="Normal" style:family="paragraph">
      <style:paragraph-properties fo:margin-bottom="0in"/>
    </style:style>
    <style:style style:name="P654" style:parent-style-name="Normal" style:family="paragraph">
      <style:paragraph-properties fo:margin-bottom="0in"/>
    </style:style>
    <style:style style:name="P655" style:parent-style-name="Normal" style:family="paragraph">
      <style:paragraph-properties fo:margin-bottom="0in"/>
    </style:style>
    <style:style style:name="P656" style:parent-style-name="Normal" style:family="paragraph">
      <style:paragraph-properties fo:margin-bottom="0in"/>
    </style:style>
    <style:style style:name="P657" style:parent-style-name="Normal" style:family="paragraph">
      <style:paragraph-properties fo:margin-bottom="0in"/>
    </style:style>
    <style:style style:name="P658" style:parent-style-name="Normal" style:family="paragraph">
      <style:paragraph-properties fo:margin-bottom="0in"/>
    </style:style>
    <style:style style:name="P659" style:parent-style-name="Normal" style:family="paragraph">
      <style:paragraph-properties fo:margin-bottom="0in"/>
    </style:style>
    <style:style style:name="P660" style:parent-style-name="Normal" style:family="paragraph">
      <style:paragraph-properties fo:margin-bottom="0in"/>
    </style:style>
    <style:style style:name="P661" style:parent-style-name="Normal" style:family="paragraph">
      <style:paragraph-properties fo:margin-bottom="0in"/>
    </style:style>
    <style:style style:name="P662" style:parent-style-name="Normal" style:family="paragraph">
      <style:paragraph-properties fo:margin-bottom="0in"/>
    </style:style>
    <style:style style:name="P663" style:parent-style-name="Normal" style:family="paragraph">
      <style:paragraph-properties fo:margin-bottom="0in"/>
    </style:style>
    <style:style style:name="P664" style:parent-style-name="Normal" style:family="paragraph">
      <style:paragraph-properties fo:margin-bottom="0in"/>
    </style:style>
    <style:style style:name="P665" style:parent-style-name="Normal" style:family="paragraph">
      <style:paragraph-properties fo:margin-bottom="0in"/>
    </style:style>
    <style:style style:name="P666" style:parent-style-name="Normal" style:family="paragraph">
      <style:paragraph-properties fo:margin-bottom="0in"/>
    </style:style>
    <style:style style:name="P667" style:parent-style-name="Normal" style:family="paragraph">
      <style:paragraph-properties fo:margin-bottom="0in"/>
    </style:style>
    <style:style style:name="P668" style:parent-style-name="Normal" style:family="paragraph">
      <style:paragraph-properties fo:margin-bottom="0in"/>
    </style:style>
    <style:style style:name="P669" style:parent-style-name="Normal" style:family="paragraph">
      <style:paragraph-properties fo:margin-bottom="0in"/>
    </style:style>
    <style:style style:name="P670" style:parent-style-name="Normal" style:family="paragraph">
      <style:paragraph-properties fo:margin-bottom="0in"/>
    </style:style>
    <style:style style:name="P671" style:parent-style-name="Normal" style:family="paragraph">
      <style:paragraph-properties fo:margin-bottom="0in"/>
    </style:style>
    <style:style style:name="P672" style:parent-style-name="Normal" style:family="paragraph">
      <style:paragraph-properties fo:margin-bottom="0in"/>
    </style:style>
    <style:style style:name="P673" style:parent-style-name="Normal" style:family="paragraph">
      <style:paragraph-properties fo:margin-bottom="0in"/>
    </style:style>
    <style:style style:name="P674" style:parent-style-name="Normal" style:family="paragraph">
      <style:paragraph-properties fo:margin-bottom="0in"/>
    </style:style>
    <style:style style:name="P675" style:parent-style-name="Normal" style:family="paragraph">
      <style:paragraph-properties fo:margin-bottom="0in"/>
    </style:style>
    <style:style style:name="P676" style:parent-style-name="Normal" style:family="paragraph">
      <style:paragraph-properties fo:margin-bottom="0in"/>
    </style:style>
    <style:style style:name="P677" style:parent-style-name="Normal" style:family="paragraph">
      <style:paragraph-properties fo:margin-bottom="0in"/>
    </style:style>
    <style:style style:name="P678" style:parent-style-name="Normal" style:family="paragraph">
      <style:paragraph-properties fo:margin-bottom="0in"/>
    </style:style>
    <style:style style:name="P679" style:parent-style-name="Normal" style:family="paragraph">
      <style:paragraph-properties fo:margin-bottom="0in"/>
    </style:style>
    <style:style style:name="P680" style:parent-style-name="Normal" style:family="paragraph">
      <style:paragraph-properties fo:margin-bottom="0in"/>
    </style:style>
    <style:style style:name="P681" style:parent-style-name="Normal" style:family="paragraph">
      <style:paragraph-properties fo:margin-bottom="0in"/>
    </style:style>
    <style:style style:name="P682" style:parent-style-name="Normal" style:family="paragraph">
      <style:paragraph-properties fo:margin-bottom="0in"/>
    </style:style>
    <style:style style:name="P683" style:parent-style-name="Normal" style:family="paragraph">
      <style:paragraph-properties fo:margin-bottom="0in"/>
    </style:style>
    <style:style style:name="P684" style:parent-style-name="Normal" style:family="paragraph">
      <style:paragraph-properties fo:margin-bottom="0in"/>
    </style:style>
    <style:style style:name="P685" style:parent-style-name="Normal" style:family="paragraph">
      <style:paragraph-properties fo:margin-bottom="0in"/>
    </style:style>
    <style:style style:name="P686" style:parent-style-name="Normal" style:family="paragraph">
      <style:paragraph-properties fo:margin-bottom="0in"/>
    </style:style>
    <style:style style:name="P687" style:parent-style-name="Normal" style:family="paragraph">
      <style:paragraph-properties fo:margin-bottom="0in"/>
    </style:style>
    <style:style style:name="P688" style:parent-style-name="Normal" style:family="paragraph">
      <style:paragraph-properties fo:margin-bottom="0in"/>
    </style:style>
    <style:style style:name="P689" style:parent-style-name="Normal" style:family="paragraph">
      <style:paragraph-properties fo:margin-bottom="0in"/>
    </style:style>
    <style:style style:name="P690" style:parent-style-name="Normal" style:family="paragraph">
      <style:paragraph-properties fo:margin-bottom="0in"/>
    </style:style>
    <style:style style:name="P691" style:parent-style-name="Normal" style:family="paragraph">
      <style:paragraph-properties fo:margin-bottom="0in"/>
    </style:style>
    <style:style style:name="P692" style:parent-style-name="Normal" style:family="paragraph">
      <style:paragraph-properties fo:margin-bottom="0in"/>
    </style:style>
    <style:style style:name="P693" style:parent-style-name="Normal" style:family="paragraph">
      <style:paragraph-properties fo:margin-bottom="0in"/>
    </style:style>
    <style:style style:name="P694" style:parent-style-name="Normal" style:family="paragraph">
      <style:paragraph-properties fo:margin-bottom="0in"/>
    </style:style>
    <style:style style:name="P695" style:parent-style-name="Normal" style:family="paragraph">
      <style:paragraph-properties fo:margin-bottom="0in"/>
    </style:style>
    <style:style style:name="P696" style:parent-style-name="Normal" style:family="paragraph">
      <style:paragraph-properties fo:margin-bottom="0in"/>
    </style:style>
    <style:style style:name="P697" style:parent-style-name="Normal" style:family="paragraph">
      <style:paragraph-properties fo:margin-bottom="0in"/>
    </style:style>
    <style:style style:name="P698" style:parent-style-name="Normal" style:family="paragraph">
      <style:paragraph-properties fo:margin-bottom="0in"/>
    </style:style>
    <style:style style:name="P699" style:parent-style-name="Normal" style:family="paragraph">
      <style:paragraph-properties fo:margin-bottom="0in"/>
    </style:style>
    <style:style style:name="P700" style:parent-style-name="Normal" style:family="paragraph">
      <style:paragraph-properties fo:margin-bottom="0in"/>
    </style:style>
    <style:style style:name="P701" style:parent-style-name="Normal" style:family="paragraph">
      <style:paragraph-properties fo:margin-bottom="0in"/>
    </style:style>
    <style:style style:name="P702" style:parent-style-name="Normal" style:family="paragraph">
      <style:paragraph-properties fo:margin-bottom="0in"/>
    </style:style>
    <style:style style:name="P703" style:parent-style-name="Normal" style:family="paragraph">
      <style:paragraph-properties fo:margin-bottom="0in"/>
    </style:style>
    <style:style style:name="P704" style:parent-style-name="Normal" style:family="paragraph">
      <style:paragraph-properties fo:margin-bottom="0in"/>
    </style:style>
    <style:style style:name="P705" style:parent-style-name="Normal" style:family="paragraph">
      <style:paragraph-properties fo:margin-bottom="0in"/>
    </style:style>
    <style:style style:name="P706" style:parent-style-name="Normal" style:family="paragraph">
      <style:paragraph-properties fo:margin-bottom="0in"/>
    </style:style>
    <style:style style:name="P707" style:parent-style-name="Normal" style:family="paragraph">
      <style:paragraph-properties fo:margin-bottom="0in"/>
    </style:style>
    <style:style style:name="P708" style:parent-style-name="Normal" style:family="paragraph">
      <style:paragraph-properties fo:margin-bottom="0in"/>
    </style:style>
    <style:style style:name="P709" style:parent-style-name="Normal" style:family="paragraph">
      <style:paragraph-properties fo:margin-bottom="0in"/>
    </style:style>
    <style:style style:name="P710" style:parent-style-name="Normal" style:family="paragraph">
      <style:paragraph-properties fo:margin-bottom="0in"/>
    </style:style>
    <style:style style:name="P711" style:parent-style-name="Normal" style:family="paragraph">
      <style:paragraph-properties fo:margin-bottom="0in"/>
    </style:style>
    <style:style style:name="P712" style:parent-style-name="Normal" style:family="paragraph">
      <style:paragraph-properties fo:margin-bottom="0in"/>
    </style:style>
    <style:style style:name="P713" style:parent-style-name="Normal" style:family="paragraph">
      <style:paragraph-properties fo:margin-bottom="0in"/>
    </style:style>
    <style:style style:name="P714" style:parent-style-name="Normal" style:family="paragraph">
      <style:paragraph-properties fo:margin-bottom="0in"/>
    </style:style>
    <style:style style:name="P715" style:parent-style-name="Normal" style:family="paragraph">
      <style:paragraph-properties fo:margin-bottom="0in"/>
    </style:style>
    <style:style style:name="P716" style:parent-style-name="Normal" style:family="paragraph">
      <style:paragraph-properties fo:margin-bottom="0in"/>
    </style:style>
    <style:style style:name="P717" style:parent-style-name="Normal" style:family="paragraph">
      <style:paragraph-properties fo:margin-bottom="0in"/>
    </style:style>
    <style:style style:name="P718" style:parent-style-name="Normal" style:family="paragraph">
      <style:paragraph-properties fo:margin-bottom="0in"/>
    </style:style>
    <style:style style:name="P719" style:parent-style-name="Normal" style:family="paragraph">
      <style:paragraph-properties fo:margin-bottom="0in"/>
    </style:style>
    <style:style style:name="P720" style:parent-style-name="Normal" style:family="paragraph">
      <style:paragraph-properties fo:margin-bottom="0in"/>
    </style:style>
    <style:style style:name="P721" style:parent-style-name="Normal" style:family="paragraph">
      <style:paragraph-properties fo:margin-bottom="0in"/>
    </style:style>
    <style:style style:name="P722" style:parent-style-name="Normal" style:family="paragraph">
      <style:paragraph-properties fo:margin-bottom="0in"/>
    </style:style>
    <style:style style:name="P723" style:parent-style-name="Normal" style:family="paragraph">
      <style:paragraph-properties fo:margin-bottom="0in"/>
    </style:style>
    <style:style style:name="P724" style:parent-style-name="Normal" style:family="paragraph">
      <style:paragraph-properties fo:margin-bottom="0in"/>
    </style:style>
    <style:style style:name="P725" style:parent-style-name="Normal" style:family="paragraph">
      <style:paragraph-properties fo:margin-bottom="0in"/>
    </style:style>
    <style:style style:name="P726" style:parent-style-name="Normal" style:family="paragraph">
      <style:paragraph-properties fo:margin-bottom="0in"/>
    </style:style>
    <style:style style:name="P727" style:parent-style-name="Normal" style:family="paragraph">
      <style:paragraph-properties fo:margin-bottom="0in"/>
    </style:style>
    <style:style style:name="P728" style:parent-style-name="Normal" style:family="paragraph">
      <style:paragraph-properties fo:margin-bottom="0in"/>
    </style:style>
    <style:style style:name="P729" style:parent-style-name="Normal" style:family="paragraph">
      <style:paragraph-properties fo:margin-bottom="0in"/>
    </style:style>
    <style:style style:name="P730" style:parent-style-name="Normal" style:family="paragraph">
      <style:paragraph-properties fo:margin-bottom="0in"/>
    </style:style>
    <style:style style:name="P731" style:parent-style-name="Normal" style:family="paragraph">
      <style:paragraph-properties fo:margin-bottom="0in"/>
    </style:style>
    <style:style style:name="P732" style:parent-style-name="Normal" style:family="paragraph">
      <style:paragraph-properties fo:margin-bottom="0in"/>
    </style:style>
    <style:style style:name="P733" style:parent-style-name="Normal" style:family="paragraph">
      <style:paragraph-properties fo:margin-bottom="0in"/>
    </style:style>
    <style:style style:name="P734" style:parent-style-name="Normal" style:family="paragraph">
      <style:paragraph-properties fo:margin-bottom="0in"/>
    </style:style>
    <style:style style:name="P735" style:parent-style-name="Normal" style:family="paragraph">
      <style:paragraph-properties fo:margin-bottom="0in"/>
    </style:style>
    <style:style style:name="P736" style:parent-style-name="Normal" style:family="paragraph">
      <style:paragraph-properties fo:margin-bottom="0in"/>
    </style:style>
    <style:style style:name="P737" style:parent-style-name="Normal" style:family="paragraph">
      <style:paragraph-properties fo:margin-bottom="0in"/>
    </style:style>
    <style:style style:name="P738" style:parent-style-name="Normal" style:family="paragraph">
      <style:paragraph-properties fo:margin-bottom="0in"/>
    </style:style>
    <style:style style:name="P739" style:parent-style-name="Normal" style:family="paragraph">
      <style:paragraph-properties fo:margin-bottom="0in"/>
    </style:style>
    <style:style style:name="P740" style:parent-style-name="Normal" style:family="paragraph">
      <style:paragraph-properties fo:margin-bottom="0in"/>
    </style:style>
    <style:style style:name="P741" style:parent-style-name="Normal" style:family="paragraph">
      <style:paragraph-properties fo:margin-bottom="0in"/>
    </style:style>
    <style:style style:name="P742" style:parent-style-name="Normal" style:family="paragraph">
      <style:paragraph-properties fo:margin-bottom="0in"/>
    </style:style>
    <style:style style:name="P743" style:parent-style-name="Normal" style:family="paragraph">
      <style:paragraph-properties fo:margin-bottom="0in"/>
    </style:style>
    <style:style style:name="P744" style:parent-style-name="Normal" style:family="paragraph">
      <style:paragraph-properties fo:margin-bottom="0in"/>
    </style:style>
    <style:style style:name="P745" style:parent-style-name="Normal" style:family="paragraph">
      <style:paragraph-properties fo:margin-bottom="0in"/>
    </style:style>
    <style:style style:name="P746" style:parent-style-name="Normal" style:family="paragraph">
      <style:paragraph-properties fo:margin-bottom="0in"/>
    </style:style>
    <style:style style:name="P747" style:parent-style-name="Normal" style:family="paragraph">
      <style:paragraph-properties fo:margin-bottom="0in"/>
    </style:style>
    <style:style style:name="P748" style:parent-style-name="Normal" style:family="paragraph">
      <style:paragraph-properties fo:margin-bottom="0in"/>
    </style:style>
    <style:style style:name="P749" style:parent-style-name="Normal" style:family="paragraph">
      <style:paragraph-properties fo:margin-bottom="0in"/>
    </style:style>
    <style:style style:name="P750" style:parent-style-name="Normal" style:family="paragraph">
      <style:paragraph-properties fo:margin-bottom="0in"/>
    </style:style>
    <style:style style:name="P751" style:parent-style-name="Normal" style:family="paragraph">
      <style:paragraph-properties fo:margin-bottom="0in"/>
    </style:style>
    <style:style style:name="P752" style:parent-style-name="Normal" style:family="paragraph">
      <style:paragraph-properties fo:margin-bottom="0in"/>
    </style:style>
    <style:style style:name="P753" style:parent-style-name="Normal" style:family="paragraph">
      <style:paragraph-properties fo:margin-bottom="0in"/>
    </style:style>
    <style:style style:name="P754" style:parent-style-name="Normal" style:family="paragraph">
      <style:paragraph-properties fo:margin-bottom="0in"/>
    </style:style>
    <style:style style:name="P755" style:parent-style-name="Normal" style:family="paragraph">
      <style:paragraph-properties fo:margin-bottom="0in"/>
    </style:style>
    <style:style style:name="P756" style:parent-style-name="Normal" style:family="paragraph">
      <style:paragraph-properties fo:margin-bottom="0in"/>
    </style:style>
    <style:style style:name="P757" style:parent-style-name="Normal" style:family="paragraph">
      <style:paragraph-properties fo:margin-bottom="0in"/>
    </style:style>
    <style:style style:name="P758" style:parent-style-name="Normal" style:family="paragraph">
      <style:paragraph-properties fo:margin-bottom="0in"/>
    </style:style>
    <style:style style:name="P759" style:parent-style-name="Normal" style:family="paragraph">
      <style:paragraph-properties fo:margin-bottom="0in"/>
    </style:style>
    <style:style style:name="P760" style:parent-style-name="Normal" style:family="paragraph">
      <style:paragraph-properties fo:margin-bottom="0in"/>
    </style:style>
    <style:style style:name="P761" style:parent-style-name="Normal" style:family="paragraph">
      <style:paragraph-properties fo:margin-bottom="0in"/>
    </style:style>
    <style:style style:name="P762" style:parent-style-name="Normal" style:family="paragraph">
      <style:paragraph-properties fo:margin-bottom="0in"/>
    </style:style>
    <style:style style:name="P763" style:parent-style-name="Normal" style:family="paragraph">
      <style:paragraph-properties fo:margin-bottom="0in"/>
    </style:style>
    <style:style style:name="P764" style:parent-style-name="Normal" style:family="paragraph">
      <style:paragraph-properties fo:margin-bottom="0in"/>
    </style:style>
    <style:style style:name="P765" style:parent-style-name="Normal" style:family="paragraph">
      <style:paragraph-properties fo:margin-bottom="0in"/>
    </style:style>
    <style:style style:name="P766" style:parent-style-name="Normal" style:family="paragraph">
      <style:paragraph-properties fo:margin-bottom="0in"/>
    </style:style>
    <style:style style:name="P767" style:parent-style-name="Normal" style:family="paragraph">
      <style:paragraph-properties fo:margin-bottom="0in"/>
    </style:style>
    <style:style style:name="P768" style:parent-style-name="Normal" style:family="paragraph">
      <style:paragraph-properties fo:margin-bottom="0in"/>
    </style:style>
    <style:style style:name="P769" style:parent-style-name="Normal" style:family="paragraph">
      <style:paragraph-properties fo:margin-bottom="0in"/>
    </style:style>
    <style:style style:name="P770" style:parent-style-name="Normal" style:family="paragraph">
      <style:paragraph-properties fo:margin-bottom="0in"/>
    </style:style>
    <style:style style:name="P771" style:parent-style-name="Normal" style:family="paragraph">
      <style:paragraph-properties fo:margin-bottom="0in"/>
    </style:style>
    <style:style style:name="P772" style:parent-style-name="Normal" style:family="paragraph">
      <style:paragraph-properties fo:margin-bottom="0in"/>
    </style:style>
    <style:style style:name="P773" style:parent-style-name="Normal" style:family="paragraph">
      <style:paragraph-properties fo:margin-bottom="0in"/>
    </style:style>
    <style:style style:name="P774" style:parent-style-name="Normal" style:family="paragraph">
      <style:paragraph-properties fo:margin-bottom="0in"/>
    </style:style>
    <style:style style:name="P775" style:parent-style-name="Normal" style:family="paragraph">
      <style:paragraph-properties fo:margin-bottom="0in"/>
    </style:style>
    <style:style style:name="P776" style:parent-style-name="Normal" style:family="paragraph">
      <style:paragraph-properties fo:margin-bottom="0in"/>
    </style:style>
    <style:style style:name="P777" style:parent-style-name="Normal" style:family="paragraph">
      <style:paragraph-properties fo:margin-bottom="0in"/>
    </style:style>
    <style:style style:name="P778" style:parent-style-name="Normal" style:family="paragraph">
      <style:paragraph-properties fo:margin-bottom="0in"/>
    </style:style>
    <style:style style:name="P779" style:parent-style-name="Normal" style:family="paragraph">
      <style:paragraph-properties fo:margin-bottom="0in"/>
    </style:style>
    <style:style style:name="P780" style:parent-style-name="Normal" style:family="paragraph">
      <style:paragraph-properties fo:margin-bottom="0in"/>
    </style:style>
    <style:style style:name="P781" style:parent-style-name="Normal" style:family="paragraph">
      <style:paragraph-properties fo:margin-bottom="0in"/>
    </style:style>
    <style:style style:name="P782" style:parent-style-name="Normal" style:family="paragraph">
      <style:paragraph-properties fo:margin-bottom="0in"/>
    </style:style>
    <style:style style:name="P783" style:parent-style-name="Normal" style:family="paragraph">
      <style:paragraph-properties fo:margin-bottom="0in"/>
    </style:style>
    <style:style style:name="P784" style:parent-style-name="Normal" style:family="paragraph">
      <style:paragraph-properties fo:margin-bottom="0in"/>
    </style:style>
    <style:style style:name="P785" style:parent-style-name="Normal" style:family="paragraph">
      <style:paragraph-properties fo:margin-bottom="0in"/>
    </style:style>
    <style:style style:name="P786" style:parent-style-name="Normal" style:family="paragraph">
      <style:paragraph-properties fo:margin-bottom="0in"/>
    </style:style>
    <style:style style:name="P787" style:parent-style-name="Normal" style:family="paragraph">
      <style:paragraph-properties fo:margin-bottom="0in"/>
    </style:style>
    <style:style style:name="P788" style:parent-style-name="Normal" style:family="paragraph">
      <style:paragraph-properties fo:margin-bottom="0in"/>
    </style:style>
    <style:style style:name="P789" style:parent-style-name="Normal" style:family="paragraph">
      <style:paragraph-properties fo:margin-bottom="0in"/>
    </style:style>
    <style:style style:name="P790" style:parent-style-name="Normal" style:family="paragraph">
      <style:paragraph-properties fo:margin-bottom="0in"/>
    </style:style>
    <style:style style:name="P791" style:parent-style-name="Normal" style:family="paragraph">
      <style:paragraph-properties fo:margin-bottom="0in"/>
    </style:style>
    <style:style style:name="P792" style:parent-style-name="Normal" style:family="paragraph">
      <style:paragraph-properties fo:margin-bottom="0in"/>
    </style:style>
    <style:style style:name="P793" style:parent-style-name="Normal" style:family="paragraph">
      <style:paragraph-properties fo:margin-bottom="0in"/>
    </style:style>
    <style:style style:name="P794" style:parent-style-name="Normal" style:family="paragraph">
      <style:paragraph-properties fo:margin-bottom="0in"/>
    </style:style>
    <style:style style:name="P795" style:parent-style-name="Normal" style:family="paragraph">
      <style:paragraph-properties fo:margin-bottom="0in"/>
    </style:style>
    <style:style style:name="P796" style:parent-style-name="Normal" style:family="paragraph">
      <style:paragraph-properties fo:margin-bottom="0in"/>
    </style:style>
    <style:style style:name="P797" style:parent-style-name="Normal" style:family="paragraph">
      <style:paragraph-properties fo:margin-bottom="0in"/>
    </style:style>
    <style:style style:name="P798" style:parent-style-name="Normal" style:family="paragraph">
      <style:paragraph-properties fo:margin-bottom="0in"/>
    </style:style>
    <style:style style:name="P799" style:parent-style-name="Normal" style:family="paragraph">
      <style:paragraph-properties fo:margin-bottom="0in"/>
    </style:style>
    <style:style style:name="P800" style:parent-style-name="Normal" style:family="paragraph">
      <style:paragraph-properties fo:margin-bottom="0in"/>
    </style:style>
    <style:style style:name="P801" style:parent-style-name="Normal" style:family="paragraph">
      <style:paragraph-properties fo:margin-bottom="0in"/>
    </style:style>
    <style:style style:name="P802" style:parent-style-name="Normal" style:family="paragraph">
      <style:paragraph-properties fo:margin-bottom="0in"/>
    </style:style>
    <style:style style:name="P803" style:parent-style-name="Normal" style:family="paragraph">
      <style:paragraph-properties fo:margin-bottom="0in"/>
    </style:style>
    <style:style style:name="P804" style:parent-style-name="Normal" style:family="paragraph">
      <style:paragraph-properties fo:margin-bottom="0in"/>
    </style:style>
    <style:style style:name="P805" style:parent-style-name="Normal" style:family="paragraph">
      <style:paragraph-properties fo:margin-bottom="0in"/>
    </style:style>
    <style:style style:name="P806" style:parent-style-name="Normal" style:family="paragraph">
      <style:paragraph-properties fo:margin-bottom="0in"/>
    </style:style>
    <style:style style:name="P807" style:parent-style-name="Normal" style:family="paragraph">
      <style:paragraph-properties fo:margin-bottom="0in"/>
    </style:style>
    <style:style style:name="P808" style:parent-style-name="Normal" style:family="paragraph">
      <style:paragraph-properties fo:margin-bottom="0in"/>
    </style:style>
    <style:style style:name="P809" style:parent-style-name="Normal" style:family="paragraph">
      <style:paragraph-properties fo:margin-bottom="0in"/>
    </style:style>
    <style:style style:name="P810" style:parent-style-name="Normal" style:family="paragraph">
      <style:paragraph-properties fo:margin-bottom="0in"/>
    </style:style>
    <style:style style:name="P811" style:parent-style-name="Normal" style:family="paragraph">
      <style:paragraph-properties fo:margin-bottom="0in"/>
    </style:style>
    <style:style style:name="P812" style:parent-style-name="Normal" style:family="paragraph">
      <style:paragraph-properties fo:margin-bottom="0in"/>
    </style:style>
    <style:style style:name="P813" style:parent-style-name="Normal" style:family="paragraph">
      <style:paragraph-properties fo:margin-bottom="0in"/>
    </style:style>
    <style:style style:name="P814" style:parent-style-name="Normal" style:family="paragraph">
      <style:paragraph-properties fo:margin-bottom="0in"/>
    </style:style>
    <style:style style:name="P815" style:parent-style-name="Normal" style:family="paragraph">
      <style:paragraph-properties fo:margin-bottom="0in"/>
    </style:style>
    <style:style style:name="P816" style:parent-style-name="Normal" style:family="paragraph">
      <style:paragraph-properties fo:margin-bottom="0in"/>
    </style:style>
    <style:style style:name="P817" style:parent-style-name="Normal" style:family="paragraph">
      <style:paragraph-properties fo:margin-bottom="0in"/>
    </style:style>
    <style:style style:name="P818" style:parent-style-name="Normal" style:family="paragraph">
      <style:paragraph-properties fo:margin-bottom="0in"/>
    </style:style>
    <style:style style:name="P819" style:parent-style-name="Normal" style:family="paragraph">
      <style:paragraph-properties fo:margin-bottom="0in"/>
    </style:style>
    <style:style style:name="P820" style:parent-style-name="Normal" style:family="paragraph">
      <style:paragraph-properties fo:margin-bottom="0in"/>
    </style:style>
    <style:style style:name="P821" style:parent-style-name="Normal" style:family="paragraph">
      <style:paragraph-properties fo:margin-bottom="0in"/>
    </style:style>
    <style:style style:name="P822" style:parent-style-name="Normal" style:family="paragraph">
      <style:paragraph-properties fo:margin-bottom="0in"/>
    </style:style>
    <style:style style:name="P823" style:parent-style-name="Normal" style:family="paragraph">
      <style:paragraph-properties fo:margin-bottom="0in"/>
    </style:style>
    <style:style style:name="P824" style:parent-style-name="Normal" style:family="paragraph">
      <style:paragraph-properties fo:margin-bottom="0in"/>
    </style:style>
    <style:style style:name="P825" style:parent-style-name="Normal" style:family="paragraph">
      <style:paragraph-properties fo:margin-bottom="0in"/>
    </style:style>
    <style:style style:name="P826" style:parent-style-name="Normal" style:family="paragraph">
      <style:paragraph-properties fo:margin-bottom="0in"/>
    </style:style>
    <style:style style:name="P827" style:parent-style-name="Normal" style:family="paragraph">
      <style:paragraph-properties fo:margin-bottom="0in"/>
    </style:style>
    <style:style style:name="P828" style:parent-style-name="Normal" style:family="paragraph">
      <style:paragraph-properties fo:margin-bottom="0in"/>
    </style:style>
    <style:style style:name="P829" style:parent-style-name="Normal" style:family="paragraph">
      <style:paragraph-properties fo:margin-bottom="0in"/>
    </style:style>
    <style:style style:name="P830" style:parent-style-name="Normal" style:family="paragraph">
      <style:paragraph-properties fo:margin-bottom="0in"/>
    </style:style>
    <style:style style:name="P831" style:parent-style-name="Normal" style:family="paragraph">
      <style:paragraph-properties fo:margin-bottom="0in"/>
    </style:style>
    <style:style style:name="P832" style:parent-style-name="Normal" style:family="paragraph">
      <style:paragraph-properties fo:margin-bottom="0in"/>
    </style:style>
    <style:style style:name="P833" style:parent-style-name="Normal" style:family="paragraph">
      <style:paragraph-properties fo:margin-bottom="0in"/>
    </style:style>
    <style:style style:name="P834" style:parent-style-name="Normal" style:family="paragraph">
      <style:paragraph-properties fo:margin-bottom="0in"/>
    </style:style>
    <style:style style:name="P835" style:parent-style-name="Normal" style:family="paragraph">
      <style:paragraph-properties fo:margin-bottom="0in"/>
    </style:style>
    <style:style style:name="P836" style:parent-style-name="Normal" style:family="paragraph">
      <style:paragraph-properties fo:margin-bottom="0in"/>
    </style:style>
    <style:style style:name="P837" style:parent-style-name="Normal" style:family="paragraph">
      <style:paragraph-properties fo:margin-bottom="0in"/>
    </style:style>
    <style:style style:name="P838" style:parent-style-name="Normal" style:family="paragraph">
      <style:paragraph-properties fo:margin-bottom="0in"/>
    </style:style>
    <style:style style:name="P839" style:parent-style-name="Normal" style:family="paragraph">
      <style:paragraph-properties fo:margin-bottom="0in"/>
    </style:style>
    <style:style style:name="P840" style:parent-style-name="Normal" style:family="paragraph">
      <style:paragraph-properties fo:margin-bottom="0in"/>
    </style:style>
    <style:style style:name="P841" style:parent-style-name="Normal" style:family="paragraph">
      <style:paragraph-properties fo:margin-bottom="0in"/>
    </style:style>
    <style:style style:name="P842" style:parent-style-name="Normal" style:family="paragraph">
      <style:paragraph-properties fo:margin-bottom="0in"/>
    </style:style>
    <style:style style:name="P843" style:parent-style-name="Normal" style:family="paragraph">
      <style:paragraph-properties fo:margin-bottom="0in"/>
    </style:style>
    <style:style style:name="P844" style:parent-style-name="Normal" style:family="paragraph">
      <style:paragraph-properties fo:margin-bottom="0in"/>
    </style:style>
    <style:style style:name="P845" style:parent-style-name="Normal" style:family="paragraph">
      <style:paragraph-properties fo:margin-bottom="0in"/>
    </style:style>
    <style:style style:name="P846" style:parent-style-name="Normal" style:family="paragraph">
      <style:paragraph-properties fo:margin-bottom="0in"/>
    </style:style>
    <style:style style:name="P847" style:parent-style-name="Normal" style:family="paragraph">
      <style:paragraph-properties fo:margin-bottom="0in"/>
    </style:style>
    <style:style style:name="P848" style:parent-style-name="Normal" style:family="paragraph">
      <style:paragraph-properties fo:margin-bottom="0in"/>
    </style:style>
    <style:style style:name="P849" style:parent-style-name="Normal" style:family="paragraph">
      <style:paragraph-properties fo:margin-bottom="0in"/>
    </style:style>
    <style:style style:name="P850" style:parent-style-name="Normal" style:family="paragraph">
      <style:paragraph-properties fo:margin-bottom="0in"/>
    </style:style>
    <style:style style:name="P851" style:parent-style-name="Normal" style:family="paragraph">
      <style:paragraph-properties fo:margin-bottom="0in"/>
    </style:style>
    <style:style style:name="P852" style:parent-style-name="Normal" style:family="paragraph">
      <style:paragraph-properties fo:margin-bottom="0in"/>
    </style:style>
    <style:style style:name="P853" style:parent-style-name="Normal" style:family="paragraph">
      <style:paragraph-properties fo:margin-bottom="0in"/>
    </style:style>
    <style:style style:name="P854" style:parent-style-name="Normal" style:family="paragraph">
      <style:paragraph-properties fo:margin-bottom="0in"/>
    </style:style>
    <style:style style:name="P855" style:parent-style-name="Normal" style:family="paragraph">
      <style:paragraph-properties fo:margin-bottom="0in"/>
    </style:style>
    <style:style style:name="P856" style:parent-style-name="Normal" style:family="paragraph">
      <style:paragraph-properties fo:margin-bottom="0in"/>
    </style:style>
    <style:style style:name="P857" style:parent-style-name="Normal" style:family="paragraph">
      <style:paragraph-properties fo:margin-bottom="0in"/>
    </style:style>
    <style:style style:name="P858" style:parent-style-name="Normal" style:family="paragraph">
      <style:paragraph-properties fo:margin-bottom="0in"/>
    </style:style>
    <style:style style:name="P859" style:parent-style-name="Normal" style:family="paragraph">
      <style:paragraph-properties fo:margin-bottom="0in"/>
    </style:style>
    <style:style style:name="P860" style:parent-style-name="Normal" style:family="paragraph">
      <style:paragraph-properties fo:margin-bottom="0in"/>
    </style:style>
    <style:style style:name="P861" style:parent-style-name="Normal" style:family="paragraph">
      <style:paragraph-properties fo:margin-bottom="0in"/>
    </style:style>
    <style:style style:name="P862" style:parent-style-name="Normal" style:family="paragraph">
      <style:paragraph-properties fo:margin-bottom="0in"/>
    </style:style>
    <style:style style:name="P863" style:parent-style-name="Normal" style:family="paragraph">
      <style:paragraph-properties fo:margin-bottom="0in"/>
    </style:style>
    <style:style style:name="P864" style:parent-style-name="Normal" style:family="paragraph">
      <style:paragraph-properties fo:margin-bottom="0in"/>
    </style:style>
    <style:style style:name="P865" style:parent-style-name="Normal" style:family="paragraph">
      <style:paragraph-properties fo:margin-bottom="0in"/>
    </style:style>
    <style:style style:name="P866" style:parent-style-name="Normal" style:family="paragraph">
      <style:paragraph-properties fo:margin-bottom="0in"/>
    </style:style>
    <style:style style:name="P867" style:parent-style-name="Normal" style:family="paragraph">
      <style:paragraph-properties fo:margin-bottom="0in"/>
    </style:style>
    <style:style style:name="P868" style:parent-style-name="Normal" style:family="paragraph">
      <style:paragraph-properties fo:margin-bottom="0in"/>
    </style:style>
    <style:style style:name="P869" style:parent-style-name="Normal" style:family="paragraph">
      <style:paragraph-properties fo:margin-bottom="0in"/>
    </style:style>
    <style:style style:name="P870" style:parent-style-name="Normal" style:family="paragraph">
      <style:paragraph-properties fo:margin-bottom="0in"/>
    </style:style>
    <style:style style:name="P871" style:parent-style-name="Normal" style:family="paragraph">
      <style:paragraph-properties fo:margin-bottom="0in"/>
    </style:style>
    <style:style style:name="P872" style:parent-style-name="Normal" style:family="paragraph">
      <style:paragraph-properties fo:margin-bottom="0in"/>
    </style:style>
    <style:style style:name="P873" style:parent-style-name="Normal" style:family="paragraph">
      <style:paragraph-properties fo:margin-bottom="0in"/>
    </style:style>
    <style:style style:name="P874" style:parent-style-name="Normal" style:family="paragraph">
      <style:paragraph-properties fo:margin-bottom="0in"/>
    </style:style>
    <style:style style:name="P875" style:parent-style-name="Normal" style:family="paragraph">
      <style:paragraph-properties fo:margin-bottom="0in"/>
    </style:style>
    <style:style style:name="P876" style:parent-style-name="Normal" style:family="paragraph">
      <style:paragraph-properties fo:margin-bottom="0in"/>
    </style:style>
    <style:style style:name="P877" style:parent-style-name="Normal" style:family="paragraph">
      <style:paragraph-properties fo:margin-bottom="0in"/>
    </style:style>
    <style:style style:name="P878" style:parent-style-name="Normal" style:family="paragraph">
      <style:paragraph-properties fo:margin-bottom="0in"/>
    </style:style>
    <style:style style:name="P879" style:parent-style-name="Normal" style:family="paragraph">
      <style:paragraph-properties fo:margin-bottom="0in"/>
    </style:style>
    <style:style style:name="P880" style:parent-style-name="Normal" style:family="paragraph">
      <style:paragraph-properties fo:margin-bottom="0in"/>
    </style:style>
    <style:style style:name="P881" style:parent-style-name="Normal" style:family="paragraph">
      <style:paragraph-properties fo:margin-bottom="0in"/>
    </style:style>
    <style:style style:name="P882" style:parent-style-name="Normal" style:family="paragraph">
      <style:paragraph-properties fo:margin-bottom="0in"/>
    </style:style>
    <style:style style:name="P883" style:parent-style-name="Normal" style:family="paragraph">
      <style:paragraph-properties fo:margin-bottom="0in"/>
    </style:style>
    <style:style style:name="P884" style:parent-style-name="Normal" style:family="paragraph">
      <style:paragraph-properties fo:margin-bottom="0in"/>
    </style:style>
    <style:style style:name="P885" style:parent-style-name="Normal" style:family="paragraph">
      <style:paragraph-properties fo:margin-bottom="0in"/>
    </style:style>
    <style:style style:name="P886" style:parent-style-name="Normal" style:family="paragraph">
      <style:paragraph-properties fo:margin-bottom="0in"/>
    </style:style>
    <style:style style:name="P887" style:parent-style-name="Normal" style:family="paragraph">
      <style:paragraph-properties fo:margin-bottom="0in"/>
    </style:style>
    <style:style style:name="P888" style:parent-style-name="Normal" style:family="paragraph">
      <style:paragraph-properties fo:margin-bottom="0in"/>
    </style:style>
    <style:style style:name="P889" style:parent-style-name="Normal" style:family="paragraph">
      <style:paragraph-properties fo:margin-bottom="0in"/>
    </style:style>
    <style:style style:name="P890" style:parent-style-name="Normal" style:family="paragraph">
      <style:paragraph-properties fo:margin-bottom="0in"/>
    </style:style>
    <style:style style:name="P891" style:parent-style-name="Normal" style:family="paragraph">
      <style:paragraph-properties fo:margin-bottom="0in"/>
    </style:style>
    <style:style style:name="P892" style:parent-style-name="Normal" style:family="paragraph">
      <style:paragraph-properties fo:margin-bottom="0in"/>
    </style:style>
    <style:style style:name="P893" style:parent-style-name="Normal" style:family="paragraph">
      <style:paragraph-properties fo:margin-bottom="0in"/>
    </style:style>
    <style:style style:name="P894" style:parent-style-name="Normal" style:family="paragraph">
      <style:paragraph-properties fo:margin-bottom="0in"/>
    </style:style>
    <style:style style:name="P895" style:parent-style-name="Normal" style:family="paragraph">
      <style:paragraph-properties fo:margin-bottom="0in"/>
    </style:style>
    <style:style style:name="P896" style:parent-style-name="Normal" style:family="paragraph">
      <style:paragraph-properties fo:margin-bottom="0in"/>
    </style:style>
    <style:style style:name="P897" style:parent-style-name="Normal" style:family="paragraph">
      <style:paragraph-properties fo:margin-bottom="0in"/>
    </style:style>
    <style:style style:name="P898" style:parent-style-name="Normal" style:family="paragraph">
      <style:paragraph-properties fo:margin-bottom="0in"/>
    </style:style>
    <style:style style:name="P899" style:parent-style-name="Normal" style:family="paragraph">
      <style:paragraph-properties fo:margin-bottom="0in"/>
    </style:style>
    <style:style style:name="P900" style:parent-style-name="Normal" style:family="paragraph">
      <style:paragraph-properties fo:margin-bottom="0in"/>
    </style:style>
    <style:style style:name="P901" style:parent-style-name="Normal" style:family="paragraph">
      <style:paragraph-properties fo:margin-bottom="0in"/>
    </style:style>
    <style:style style:name="P902" style:parent-style-name="Normal" style:family="paragraph">
      <style:paragraph-properties fo:margin-bottom="0in"/>
    </style:style>
    <style:style style:name="P903" style:parent-style-name="Normal" style:family="paragraph">
      <style:paragraph-properties fo:margin-bottom="0in"/>
    </style:style>
    <style:style style:name="P904" style:parent-style-name="Normal" style:family="paragraph">
      <style:paragraph-properties fo:margin-bottom="0in"/>
    </style:style>
    <style:style style:name="P905" style:parent-style-name="Normal" style:family="paragraph">
      <style:paragraph-properties fo:margin-bottom="0in"/>
    </style:style>
    <style:style style:name="P906" style:parent-style-name="Normal" style:family="paragraph">
      <style:paragraph-properties fo:margin-bottom="0in"/>
    </style:style>
    <style:style style:name="P907" style:parent-style-name="Normal" style:family="paragraph">
      <style:paragraph-properties fo:margin-bottom="0in"/>
    </style:style>
    <style:style style:name="P908" style:parent-style-name="Normal" style:family="paragraph">
      <style:paragraph-properties fo:margin-bottom="0in"/>
    </style:style>
    <style:style style:name="P909" style:parent-style-name="Normal" style:family="paragraph">
      <style:paragraph-properties fo:margin-bottom="0in"/>
    </style:style>
    <style:style style:name="P910" style:parent-style-name="Normal" style:family="paragraph">
      <style:paragraph-properties fo:margin-bottom="0in"/>
    </style:style>
    <style:style style:name="P911" style:parent-style-name="Normal" style:family="paragraph">
      <style:paragraph-properties fo:margin-bottom="0in"/>
    </style:style>
    <style:style style:name="P912" style:parent-style-name="Normal" style:family="paragraph">
      <style:paragraph-properties fo:margin-bottom="0in"/>
    </style:style>
    <style:style style:name="P913" style:parent-style-name="Normal" style:family="paragraph">
      <style:paragraph-properties fo:margin-bottom="0in"/>
    </style:style>
    <style:style style:name="P914" style:parent-style-name="Normal" style:family="paragraph">
      <style:paragraph-properties fo:margin-bottom="0in"/>
    </style:style>
    <style:style style:name="P915" style:parent-style-name="Normal" style:family="paragraph">
      <style:paragraph-properties fo:margin-bottom="0in"/>
    </style:style>
    <style:style style:name="P916" style:parent-style-name="Normal" style:family="paragraph">
      <style:paragraph-properties fo:margin-bottom="0in"/>
    </style:style>
    <style:style style:name="P917" style:parent-style-name="Normal" style:family="paragraph">
      <style:paragraph-properties fo:margin-bottom="0in"/>
    </style:style>
    <style:style style:name="P918" style:parent-style-name="Normal" style:family="paragraph">
      <style:paragraph-properties fo:margin-bottom="0in"/>
    </style:style>
    <style:style style:name="P919" style:parent-style-name="Normal" style:family="paragraph">
      <style:paragraph-properties fo:margin-bottom="0in"/>
    </style:style>
    <style:style style:name="P920" style:parent-style-name="Normal" style:family="paragraph">
      <style:paragraph-properties fo:margin-bottom="0in"/>
    </style:style>
    <style:style style:name="P921" style:parent-style-name="Normal" style:family="paragraph">
      <style:paragraph-properties fo:margin-bottom="0in"/>
    </style:style>
    <style:style style:name="P922" style:parent-style-name="Normal" style:family="paragraph">
      <style:paragraph-properties fo:margin-bottom="0in"/>
    </style:style>
    <style:style style:name="P923" style:parent-style-name="Normal" style:family="paragraph">
      <style:paragraph-properties fo:margin-bottom="0in"/>
    </style:style>
    <style:style style:name="P924" style:parent-style-name="Normal" style:family="paragraph">
      <style:paragraph-properties fo:margin-bottom="0in"/>
    </style:style>
    <style:style style:name="P925" style:parent-style-name="Normal" style:family="paragraph">
      <style:paragraph-properties fo:margin-bottom="0in"/>
    </style:style>
    <style:style style:name="P926" style:parent-style-name="Normal" style:family="paragraph">
      <style:paragraph-properties fo:margin-bottom="0in"/>
    </style:style>
    <style:style style:name="P927" style:parent-style-name="Normal" style:family="paragraph">
      <style:paragraph-properties fo:margin-bottom="0in"/>
    </style:style>
    <style:style style:name="P928" style:parent-style-name="Normal" style:family="paragraph">
      <style:paragraph-properties fo:margin-bottom="0in"/>
    </style:style>
    <style:style style:name="P929" style:parent-style-name="Normal" style:family="paragraph">
      <style:paragraph-properties fo:margin-bottom="0in"/>
    </style:style>
    <style:style style:name="P930" style:parent-style-name="Normal" style:family="paragraph">
      <style:paragraph-properties fo:margin-bottom="0in"/>
    </style:style>
    <style:style style:name="P931" style:parent-style-name="Normal" style:family="paragraph">
      <style:paragraph-properties fo:margin-bottom="0in"/>
    </style:style>
    <style:style style:name="P932" style:parent-style-name="Normal" style:family="paragraph">
      <style:paragraph-properties fo:margin-bottom="0in"/>
    </style:style>
    <style:style style:name="P933" style:parent-style-name="Normal" style:family="paragraph">
      <style:paragraph-properties fo:margin-bottom="0in"/>
    </style:style>
    <style:style style:name="P934" style:parent-style-name="Normal" style:family="paragraph">
      <style:paragraph-properties fo:margin-bottom="0in"/>
    </style:style>
    <style:style style:name="P935" style:parent-style-name="Normal" style:family="paragraph">
      <style:paragraph-properties fo:margin-bottom="0in"/>
    </style:style>
    <style:style style:name="P936" style:parent-style-name="Normal" style:family="paragraph">
      <style:paragraph-properties fo:margin-bottom="0in"/>
    </style:style>
    <style:style style:name="P937" style:parent-style-name="Normal" style:family="paragraph">
      <style:paragraph-properties fo:margin-bottom="0in"/>
    </style:style>
    <style:style style:name="P938" style:parent-style-name="Normal" style:family="paragraph">
      <style:paragraph-properties fo:margin-bottom="0in"/>
    </style:style>
    <style:style style:name="P939" style:parent-style-name="Normal" style:family="paragraph">
      <style:paragraph-properties fo:margin-bottom="0in"/>
    </style:style>
    <style:style style:name="P940" style:parent-style-name="Normal" style:family="paragraph">
      <style:paragraph-properties fo:margin-bottom="0in"/>
    </style:style>
    <style:style style:name="P941" style:parent-style-name="Normal" style:family="paragraph">
      <style:paragraph-properties fo:margin-bottom="0in"/>
    </style:style>
    <style:style style:name="P942" style:parent-style-name="Normal" style:family="paragraph">
      <style:paragraph-properties fo:margin-bottom="0in"/>
    </style:style>
    <style:style style:name="P943" style:parent-style-name="Normal" style:family="paragraph">
      <style:paragraph-properties fo:margin-bottom="0in"/>
    </style:style>
    <style:style style:name="P944" style:parent-style-name="Normal" style:family="paragraph">
      <style:paragraph-properties fo:margin-bottom="0in"/>
    </style:style>
    <style:style style:name="P945" style:parent-style-name="Normal" style:family="paragraph">
      <style:paragraph-properties fo:margin-bottom="0in"/>
    </style:style>
    <style:style style:name="P946" style:parent-style-name="Normal" style:family="paragraph">
      <style:paragraph-properties fo:margin-bottom="0in"/>
    </style:style>
    <style:style style:name="P947" style:parent-style-name="Normal" style:family="paragraph">
      <style:paragraph-properties fo:margin-bottom="0in"/>
    </style:style>
    <style:style style:name="P948" style:parent-style-name="Normal" style:family="paragraph">
      <style:paragraph-properties fo:margin-bottom="0in"/>
    </style:style>
    <style:style style:name="P949" style:parent-style-name="Normal" style:family="paragraph">
      <style:paragraph-properties fo:margin-bottom="0in"/>
    </style:style>
    <style:style style:name="P950" style:parent-style-name="Normal" style:family="paragraph">
      <style:paragraph-properties fo:margin-bottom="0in"/>
    </style:style>
    <style:style style:name="P951" style:parent-style-name="Normal" style:family="paragraph">
      <style:paragraph-properties fo:margin-bottom="0in"/>
    </style:style>
    <style:style style:name="P952" style:parent-style-name="Normal" style:family="paragraph">
      <style:paragraph-properties fo:margin-bottom="0in"/>
    </style:style>
    <style:style style:name="P953" style:parent-style-name="Normal" style:family="paragraph">
      <style:paragraph-properties fo:margin-bottom="0in"/>
    </style:style>
    <style:style style:name="P954" style:parent-style-name="Normal" style:family="paragraph">
      <style:paragraph-properties fo:margin-bottom="0in"/>
    </style:style>
    <style:style style:name="P955" style:parent-style-name="Normal" style:family="paragraph">
      <style:paragraph-properties fo:margin-bottom="0in"/>
    </style:style>
    <style:style style:name="P956" style:parent-style-name="Normal" style:family="paragraph">
      <style:paragraph-properties fo:margin-bottom="0in"/>
    </style:style>
    <style:style style:name="P957" style:parent-style-name="Normal" style:family="paragraph">
      <style:paragraph-properties fo:margin-bottom="0in"/>
    </style:style>
    <style:style style:name="P958" style:parent-style-name="Normal" style:family="paragraph">
      <style:paragraph-properties fo:margin-bottom="0in"/>
    </style:style>
    <style:style style:name="P959" style:parent-style-name="Normal" style:family="paragraph">
      <style:paragraph-properties fo:margin-bottom="0in"/>
    </style:style>
    <style:style style:name="P960" style:parent-style-name="Normal" style:family="paragraph">
      <style:paragraph-properties fo:margin-bottom="0in"/>
    </style:style>
    <style:style style:name="P961" style:parent-style-name="Normal" style:family="paragraph">
      <style:paragraph-properties fo:margin-bottom="0in"/>
    </style:style>
    <style:style style:name="P962" style:parent-style-name="Normal" style:family="paragraph">
      <style:paragraph-properties fo:margin-bottom="0in"/>
    </style:style>
    <style:style style:name="P963" style:parent-style-name="Normal" style:family="paragraph">
      <style:paragraph-properties fo:margin-bottom="0in"/>
    </style:style>
    <style:style style:name="P964" style:parent-style-name="Normal" style:family="paragraph">
      <style:paragraph-properties fo:margin-bottom="0in"/>
    </style:style>
    <style:style style:name="P965" style:parent-style-name="Normal" style:family="paragraph">
      <style:paragraph-properties fo:margin-bottom="0in"/>
    </style:style>
    <style:style style:name="P966" style:parent-style-name="Normal" style:family="paragraph">
      <style:paragraph-properties fo:margin-bottom="0in"/>
    </style:style>
    <style:style style:name="P967" style:parent-style-name="Normal" style:family="paragraph">
      <style:paragraph-properties fo:margin-bottom="0in"/>
    </style:style>
    <style:style style:name="P968" style:parent-style-name="Normal" style:family="paragraph">
      <style:paragraph-properties fo:margin-bottom="0in"/>
    </style:style>
    <style:style style:name="P969" style:parent-style-name="Normal" style:family="paragraph">
      <style:paragraph-properties fo:margin-bottom="0in"/>
    </style:style>
    <style:style style:name="P970" style:parent-style-name="Normal" style:family="paragraph">
      <style:paragraph-properties fo:margin-bottom="0in"/>
    </style:style>
    <style:style style:name="P971" style:parent-style-name="Normal" style:family="paragraph">
      <style:paragraph-properties fo:margin-bottom="0in"/>
    </style:style>
    <style:style style:name="P972" style:parent-style-name="Normal" style:family="paragraph">
      <style:paragraph-properties fo:margin-bottom="0in"/>
    </style:style>
    <style:style style:name="P973" style:parent-style-name="Normal" style:family="paragraph">
      <style:paragraph-properties fo:margin-bottom="0in"/>
    </style:style>
    <style:style style:name="P974" style:parent-style-name="Normal" style:family="paragraph">
      <style:paragraph-properties fo:margin-bottom="0in"/>
    </style:style>
    <style:style style:name="P975" style:parent-style-name="Normal" style:family="paragraph">
      <style:paragraph-properties fo:margin-bottom="0in"/>
    </style:style>
    <style:style style:name="P976" style:parent-style-name="Normal" style:family="paragraph">
      <style:paragraph-properties fo:margin-bottom="0in"/>
    </style:style>
    <style:style style:name="P977" style:parent-style-name="Normal" style:family="paragraph">
      <style:paragraph-properties fo:margin-bottom="0in"/>
    </style:style>
    <style:style style:name="P978" style:parent-style-name="Normal" style:family="paragraph">
      <style:paragraph-properties fo:margin-bottom="0in"/>
    </style:style>
    <style:style style:name="P979" style:parent-style-name="Normal" style:family="paragraph">
      <style:paragraph-properties fo:margin-bottom="0in"/>
    </style:style>
    <style:style style:name="P980" style:parent-style-name="Normal" style:family="paragraph">
      <style:paragraph-properties fo:margin-bottom="0in"/>
    </style:style>
    <style:style style:name="P981" style:parent-style-name="Normal" style:family="paragraph">
      <style:paragraph-properties fo:margin-bottom="0in"/>
    </style:style>
    <style:style style:name="P982" style:parent-style-name="Normal" style:family="paragraph">
      <style:paragraph-properties fo:margin-bottom="0in"/>
    </style:style>
    <style:style style:name="P983" style:parent-style-name="Normal" style:family="paragraph">
      <style:paragraph-properties fo:margin-bottom="0in"/>
    </style:style>
    <style:style style:name="P984" style:parent-style-name="Normal" style:family="paragraph">
      <style:paragraph-properties fo:margin-bottom="0in"/>
    </style:style>
    <style:style style:name="P985" style:parent-style-name="Normal" style:family="paragraph">
      <style:paragraph-properties fo:margin-bottom="0in"/>
    </style:style>
    <style:style style:name="P986" style:parent-style-name="Normal" style:family="paragraph">
      <style:paragraph-properties fo:margin-bottom="0in"/>
    </style:style>
    <style:style style:name="P987" style:parent-style-name="Normal" style:family="paragraph">
      <style:paragraph-properties fo:margin-bottom="0in"/>
    </style:style>
    <style:style style:name="P988" style:parent-style-name="Normal" style:family="paragraph">
      <style:paragraph-properties fo:margin-bottom="0in"/>
    </style:style>
    <style:style style:name="P989" style:parent-style-name="Normal" style:family="paragraph">
      <style:paragraph-properties fo:margin-bottom="0in"/>
    </style:style>
    <style:style style:name="P990" style:parent-style-name="Normal" style:family="paragraph">
      <style:paragraph-properties fo:margin-bottom="0in"/>
    </style:style>
    <style:style style:name="P991" style:parent-style-name="Normal" style:family="paragraph">
      <style:paragraph-properties fo:margin-bottom="0in"/>
    </style:style>
    <style:style style:name="P992" style:parent-style-name="Normal" style:family="paragraph">
      <style:paragraph-properties fo:margin-bottom="0in"/>
    </style:style>
    <style:style style:name="P993" style:parent-style-name="Normal" style:family="paragraph">
      <style:paragraph-properties fo:margin-bottom="0in"/>
    </style:style>
    <style:style style:name="P994" style:parent-style-name="Normal" style:family="paragraph">
      <style:paragraph-properties fo:margin-bottom="0in"/>
    </style:style>
    <style:style style:name="P995" style:parent-style-name="Normal" style:family="paragraph">
      <style:paragraph-properties fo:margin-bottom="0in"/>
    </style:style>
    <style:style style:name="P996" style:parent-style-name="Normal" style:family="paragraph">
      <style:paragraph-properties fo:margin-bottom="0in"/>
    </style:style>
    <style:style style:name="P997" style:parent-style-name="Normal" style:family="paragraph">
      <style:paragraph-properties fo:margin-bottom="0in"/>
    </style:style>
    <style:style style:name="P998" style:parent-style-name="Normal" style:family="paragraph">
      <style:paragraph-properties fo:margin-bottom="0in"/>
    </style:style>
    <style:style style:name="P999" style:parent-style-name="Normal" style:family="paragraph">
      <style:paragraph-properties fo:margin-bottom="0in"/>
    </style:style>
    <style:style style:name="P1000" style:parent-style-name="Normal" style:family="paragraph">
      <style:paragraph-properties fo:margin-bottom="0in"/>
    </style:style>
    <style:style style:name="P1001" style:parent-style-name="Normal" style:family="paragraph">
      <style:paragraph-properties fo:margin-bottom="0in"/>
    </style:style>
    <style:style style:name="P1002" style:parent-style-name="Normal" style:family="paragraph">
      <style:paragraph-properties fo:margin-bottom="0in"/>
    </style:style>
    <style:style style:name="P1003" style:parent-style-name="Normal" style:family="paragraph">
      <style:paragraph-properties fo:margin-bottom="0in"/>
    </style:style>
    <style:style style:name="P1004" style:parent-style-name="Normal" style:family="paragraph">
      <style:paragraph-properties fo:margin-bottom="0in"/>
    </style:style>
    <style:style style:name="P1005" style:parent-style-name="Normal" style:family="paragraph">
      <style:paragraph-properties fo:margin-bottom="0in"/>
    </style:style>
    <style:style style:name="P1006" style:parent-style-name="Normal" style:family="paragraph">
      <style:paragraph-properties fo:margin-bottom="0in"/>
    </style:style>
    <style:style style:name="P1007" style:parent-style-name="Normal" style:family="paragraph">
      <style:paragraph-properties fo:margin-bottom="0in"/>
    </style:style>
    <style:style style:name="P1008" style:parent-style-name="Normal" style:family="paragraph">
      <style:paragraph-properties fo:margin-bottom="0in"/>
    </style:style>
    <style:style style:name="P1009" style:parent-style-name="Normal" style:family="paragraph">
      <style:paragraph-properties fo:margin-bottom="0in"/>
    </style:style>
    <style:style style:name="P1010" style:parent-style-name="Normal" style:family="paragraph">
      <style:paragraph-properties fo:margin-bottom="0in"/>
    </style:style>
    <style:style style:name="P1011" style:parent-style-name="Normal" style:family="paragraph">
      <style:paragraph-properties fo:margin-bottom="0in"/>
    </style:style>
    <style:style style:name="P1012" style:parent-style-name="Normal" style:family="paragraph">
      <style:paragraph-properties fo:margin-bottom="0in"/>
    </style:style>
    <style:style style:name="P1013" style:parent-style-name="Normal" style:family="paragraph">
      <style:paragraph-properties fo:margin-bottom="0in"/>
    </style:style>
    <style:style style:name="P1014" style:parent-style-name="Normal" style:family="paragraph">
      <style:paragraph-properties fo:margin-bottom="0in"/>
    </style:style>
    <style:style style:name="P1015" style:parent-style-name="Normal" style:family="paragraph">
      <style:paragraph-properties fo:margin-bottom="0in"/>
    </style:style>
    <style:style style:name="P1016" style:parent-style-name="Normal" style:family="paragraph">
      <style:paragraph-properties fo:margin-bottom="0in"/>
    </style:style>
    <style:style style:name="P1017" style:parent-style-name="Normal" style:family="paragraph">
      <style:paragraph-properties fo:margin-bottom="0in"/>
    </style:style>
    <style:style style:name="P1018" style:parent-style-name="Normal" style:family="paragraph">
      <style:paragraph-properties fo:margin-bottom="0in"/>
    </style:style>
    <style:style style:name="P1019" style:parent-style-name="Normal" style:family="paragraph">
      <style:paragraph-properties fo:margin-bottom="0in"/>
    </style:style>
    <style:style style:name="P1020" style:parent-style-name="Normal" style:family="paragraph">
      <style:paragraph-properties fo:margin-bottom="0in"/>
    </style:style>
    <style:style style:name="P1021" style:parent-style-name="Normal" style:family="paragraph">
      <style:paragraph-properties fo:margin-bottom="0in"/>
    </style:style>
    <style:style style:name="P1022" style:parent-style-name="Normal" style:family="paragraph">
      <style:paragraph-properties fo:margin-bottom="0in"/>
    </style:style>
    <style:style style:name="P1023" style:parent-style-name="Normal" style:family="paragraph">
      <style:paragraph-properties fo:margin-bottom="0in"/>
    </style:style>
    <style:style style:name="P1024" style:parent-style-name="Normal" style:family="paragraph">
      <style:paragraph-properties fo:margin-bottom="0in"/>
    </style:style>
    <style:style style:name="P1025" style:parent-style-name="Normal" style:family="paragraph">
      <style:paragraph-properties fo:margin-bottom="0in"/>
    </style:style>
    <style:style style:name="P1026" style:parent-style-name="Normal" style:family="paragraph">
      <style:paragraph-properties fo:margin-bottom="0in"/>
    </style:style>
    <style:style style:name="P1027" style:parent-style-name="Normal" style:family="paragraph">
      <style:paragraph-properties fo:margin-bottom="0in"/>
    </style:style>
    <style:style style:name="P1028" style:parent-style-name="Normal" style:family="paragraph">
      <style:paragraph-properties fo:margin-bottom="0in"/>
    </style:style>
    <style:style style:name="P1029" style:parent-style-name="Normal" style:family="paragraph">
      <style:paragraph-properties fo:margin-bottom="0in"/>
    </style:style>
    <style:style style:name="P1030" style:parent-style-name="Normal" style:family="paragraph">
      <style:paragraph-properties fo:margin-bottom="0in"/>
    </style:style>
    <style:style style:name="P1031" style:parent-style-name="Normal" style:family="paragraph">
      <style:paragraph-properties fo:margin-bottom="0in"/>
    </style:style>
    <style:style style:name="P1032" style:parent-style-name="Normal" style:family="paragraph">
      <style:paragraph-properties fo:margin-bottom="0in"/>
    </style:style>
    <style:style style:name="P1033" style:parent-style-name="Normal" style:family="paragraph">
      <style:paragraph-properties fo:margin-bottom="0in"/>
    </style:style>
    <style:style style:name="P1034" style:parent-style-name="Normal" style:family="paragraph">
      <style:paragraph-properties fo:margin-bottom="0in"/>
    </style:style>
    <style:style style:name="P1035" style:parent-style-name="Normal" style:family="paragraph">
      <style:paragraph-properties fo:margin-bottom="0in"/>
    </style:style>
    <style:style style:name="P1036" style:parent-style-name="Normal" style:family="paragraph">
      <style:paragraph-properties fo:margin-bottom="0in"/>
    </style:style>
    <style:style style:name="P1037" style:parent-style-name="Normal" style:family="paragraph">
      <style:paragraph-properties fo:margin-bottom="0in"/>
    </style:style>
    <style:style style:name="P1038" style:parent-style-name="Normal" style:family="paragraph">
      <style:paragraph-properties fo:margin-bottom="0in"/>
    </style:style>
    <style:style style:name="P1039" style:parent-style-name="Normal" style:family="paragraph">
      <style:paragraph-properties fo:margin-bottom="0in"/>
    </style:style>
    <style:style style:name="P1040" style:parent-style-name="Normal" style:family="paragraph">
      <style:paragraph-properties fo:margin-bottom="0in"/>
    </style:style>
    <style:style style:name="P1041" style:parent-style-name="Normal" style:family="paragraph">
      <style:paragraph-properties fo:margin-bottom="0in"/>
    </style:style>
    <style:style style:name="P1042" style:parent-style-name="Normal" style:family="paragraph">
      <style:paragraph-properties fo:margin-bottom="0in"/>
    </style:style>
    <style:style style:name="P1043" style:parent-style-name="Normal" style:family="paragraph">
      <style:paragraph-properties fo:margin-bottom="0in"/>
    </style:style>
    <style:style style:name="P1044" style:parent-style-name="Normal" style:family="paragraph">
      <style:paragraph-properties fo:margin-bottom="0in"/>
    </style:style>
    <style:style style:name="P1045" style:parent-style-name="Normal" style:family="paragraph">
      <style:paragraph-properties fo:margin-bottom="0in"/>
    </style:style>
    <style:style style:name="P1046" style:parent-style-name="Normal" style:family="paragraph">
      <style:paragraph-properties fo:margin-bottom="0in"/>
    </style:style>
    <style:style style:name="P1047" style:parent-style-name="Normal" style:family="paragraph">
      <style:paragraph-properties fo:margin-bottom="0in"/>
    </style:style>
    <style:style style:name="P1048" style:parent-style-name="Normal" style:family="paragraph">
      <style:paragraph-properties fo:margin-bottom="0in"/>
    </style:style>
    <style:style style:name="P1049" style:parent-style-name="Normal" style:family="paragraph">
      <style:paragraph-properties fo:margin-bottom="0in"/>
    </style:style>
    <style:style style:name="P1050" style:parent-style-name="Normal" style:family="paragraph">
      <style:paragraph-properties fo:margin-bottom="0in"/>
    </style:style>
    <style:style style:name="P1051" style:parent-style-name="Normal" style:family="paragraph">
      <style:paragraph-properties fo:margin-bottom="0in"/>
    </style:style>
    <style:style style:name="P1052" style:parent-style-name="Normal" style:family="paragraph">
      <style:paragraph-properties fo:margin-bottom="0in"/>
    </style:style>
    <style:style style:name="P1053" style:parent-style-name="Normal" style:family="paragraph">
      <style:paragraph-properties fo:margin-bottom="0in"/>
    </style:style>
    <style:style style:name="P1054" style:parent-style-name="Normal" style:family="paragraph">
      <style:paragraph-properties fo:margin-bottom="0in"/>
    </style:style>
    <style:style style:name="P1055" style:parent-style-name="Normal" style:family="paragraph">
      <style:paragraph-properties fo:margin-bottom="0in"/>
    </style:style>
    <style:style style:name="P1056" style:parent-style-name="Normal" style:family="paragraph">
      <style:paragraph-properties fo:margin-bottom="0in"/>
    </style:style>
    <style:style style:name="P1057" style:parent-style-name="Normal" style:family="paragraph">
      <style:paragraph-properties fo:margin-bottom="0in"/>
    </style:style>
    <style:style style:name="P1058" style:parent-style-name="Normal" style:family="paragraph">
      <style:paragraph-properties fo:margin-bottom="0in"/>
    </style:style>
    <style:style style:name="P1059" style:parent-style-name="Normal" style:family="paragraph">
      <style:paragraph-properties fo:margin-bottom="0in"/>
    </style:style>
    <style:style style:name="P1060" style:parent-style-name="Normal" style:family="paragraph">
      <style:paragraph-properties fo:margin-bottom="0in"/>
    </style:style>
    <style:style style:name="P1061" style:parent-style-name="Normal" style:family="paragraph">
      <style:paragraph-properties fo:margin-bottom="0in"/>
    </style:style>
    <style:style style:name="P1062" style:parent-style-name="Normal" style:family="paragraph">
      <style:paragraph-properties fo:margin-bottom="0in"/>
    </style:style>
    <style:style style:name="P1063" style:parent-style-name="Normal" style:family="paragraph">
      <style:paragraph-properties fo:margin-bottom="0in"/>
    </style:style>
    <style:style style:name="P1064" style:parent-style-name="Normal" style:family="paragraph">
      <style:paragraph-properties fo:margin-bottom="0in"/>
    </style:style>
    <style:style style:name="P1065" style:parent-style-name="Normal" style:family="paragraph">
      <style:paragraph-properties fo:margin-bottom="0in"/>
    </style:style>
    <style:style style:name="P1066" style:parent-style-name="Normal" style:family="paragraph">
      <style:paragraph-properties fo:margin-bottom="0in"/>
    </style:style>
    <style:style style:name="P1067" style:parent-style-name="Normal" style:family="paragraph">
      <style:paragraph-properties fo:margin-bottom="0in"/>
    </style:style>
    <style:style style:name="P1068" style:parent-style-name="Normal" style:family="paragraph">
      <style:paragraph-properties fo:margin-bottom="0in"/>
    </style:style>
    <style:style style:name="P1069" style:parent-style-name="Normal" style:family="paragraph">
      <style:paragraph-properties fo:margin-bottom="0in"/>
    </style:style>
    <style:style style:name="P1070" style:parent-style-name="Normal" style:family="paragraph">
      <style:paragraph-properties fo:margin-bottom="0in"/>
    </style:style>
    <style:style style:name="P1071" style:parent-style-name="Normal" style:family="paragraph">
      <style:paragraph-properties fo:margin-bottom="0in"/>
    </style:style>
    <style:style style:name="P1072" style:parent-style-name="Normal" style:family="paragraph">
      <style:paragraph-properties fo:margin-bottom="0in"/>
    </style:style>
    <style:style style:name="P1073" style:parent-style-name="Normal" style:family="paragraph">
      <style:paragraph-properties fo:margin-bottom="0in"/>
    </style:style>
    <style:style style:name="P1074" style:parent-style-name="Normal" style:family="paragraph">
      <style:paragraph-properties fo:margin-bottom="0in"/>
    </style:style>
    <style:style style:name="P1075" style:parent-style-name="Normal" style:family="paragraph">
      <style:paragraph-properties fo:margin-bottom="0in"/>
    </style:style>
    <style:style style:name="P1076" style:parent-style-name="Normal" style:family="paragraph">
      <style:paragraph-properties fo:margin-bottom="0in"/>
    </style:style>
    <style:style style:name="P1077" style:parent-style-name="Normal" style:family="paragraph">
      <style:paragraph-properties fo:margin-bottom="0in"/>
    </style:style>
    <style:style style:name="P1078" style:parent-style-name="Normal" style:family="paragraph">
      <style:paragraph-properties fo:margin-bottom="0in"/>
    </style:style>
    <style:style style:name="P1079" style:parent-style-name="Normal" style:family="paragraph">
      <style:paragraph-properties fo:margin-bottom="0in"/>
    </style:style>
    <style:style style:name="P1080" style:parent-style-name="Normal" style:family="paragraph">
      <style:paragraph-properties fo:margin-bottom="0in"/>
    </style:style>
    <style:style style:name="P1081" style:parent-style-name="Normal" style:family="paragraph">
      <style:paragraph-properties fo:margin-bottom="0in"/>
    </style:style>
    <style:style style:name="P1082" style:parent-style-name="Normal" style:family="paragraph">
      <style:paragraph-properties fo:margin-bottom="0in"/>
    </style:style>
    <style:style style:name="P1083" style:parent-style-name="Normal" style:family="paragraph">
      <style:paragraph-properties fo:margin-bottom="0in"/>
    </style:style>
    <style:style style:name="P1084" style:parent-style-name="Normal" style:family="paragraph">
      <style:paragraph-properties fo:margin-bottom="0in"/>
    </style:style>
    <style:style style:name="P1085" style:parent-style-name="Normal" style:family="paragraph">
      <style:paragraph-properties fo:margin-bottom="0in"/>
    </style:style>
    <style:style style:name="P1086" style:parent-style-name="Normal" style:family="paragraph">
      <style:paragraph-properties fo:margin-bottom="0in"/>
    </style:style>
    <style:style style:name="P1087" style:parent-style-name="Normal" style:family="paragraph">
      <style:paragraph-properties fo:margin-bottom="0in"/>
    </style:style>
    <style:style style:name="P1088" style:parent-style-name="Normal" style:family="paragraph">
      <style:paragraph-properties fo:margin-bottom="0in"/>
    </style:style>
    <style:style style:name="P1089" style:parent-style-name="Normal" style:family="paragraph">
      <style:paragraph-properties fo:margin-bottom="0in"/>
    </style:style>
    <style:style style:name="P1090" style:parent-style-name="Normal" style:family="paragraph">
      <style:paragraph-properties fo:margin-bottom="0in"/>
    </style:style>
    <style:style style:name="P1091" style:parent-style-name="Normal" style:family="paragraph">
      <style:paragraph-properties fo:margin-bottom="0in"/>
    </style:style>
    <style:style style:name="P1092" style:parent-style-name="Normal" style:family="paragraph">
      <style:paragraph-properties fo:margin-bottom="0in"/>
    </style:style>
    <style:style style:name="P1093" style:parent-style-name="Normal" style:family="paragraph">
      <style:paragraph-properties fo:margin-bottom="0in"/>
    </style:style>
    <style:style style:name="P1094" style:parent-style-name="Normal" style:family="paragraph">
      <style:paragraph-properties fo:margin-bottom="0in"/>
    </style:style>
  </office:automatic-styles>
  <office:body>
    <office:text text:use-soft-page-breaks="true">
      <text:p text:style-name="P1">GitHub link:<text:s/><text:a xlink:href="https://github.com/13Tim37/210CT-CW" office:target-frame-name="_top" xlink:show="replace"><text:span text:style-name="Hyperlink">https://github.com/13Tim37/210CT-CW</text:span></text:a></text:p>
      <text:p text:style-name="Normal"/>
      <text:p text:style-name="Normal">Week 1</text:p>
      <text:p text:style-name="Normal">1:</text:p>
      <text:p text:style-name="Normal">from random import randint</text:p>
      <text:p text:style-name="P4">def shuffle_list(int_list):</text:p>
      <text:p text:style-name="P5"><text:s text:c="4"/># Using fisher-yates shuffle algorithm.</text:p>
      <text:p text:style-name="P6"><text:s text:c="4"/>shuffled = [] <text:s text:c="59"/><text:s text:c="11"/>#1</text:p>
      <text:p text:style-name="P7"><text:s text:c="4"/>def random_arrange(int_list):</text:p>
      <text:p text:style-name="P8"><text:s text:c="8"/># Choose a random index between 0 and the last item in the list.</text:p>
      <text:p text:style-name="P9"><text:s text:c="8"/>x = randint(0, len(int_list)-1) <text:s text:c="37"/>#n</text:p>
      <text:p text:style-name="P10"><text:s text:c="8"/># Append this item to the shuffled list.</text:p>
      <text:p text:style-name="P11"><text:s text:c="8"/>shuffled.append(int_list[x]) <text:s text:c="39"/>#n</text:p>
      <text:p text:style-name="P12"><text:s text:c="8"/># Remove item and swap last number.</text:p>
      <text:p text:style-name="P13"><text:s text:c="8"/>int_list[x] = int_list[len(int_list)-1] <text:s text:c="28"/>#n</text:p>
      <text:p text:style-name="P14"><text:s text:c="8"/>del int_list[-1] <text:s text:c="51"/><text:s text:c="11"/><text:s/>#n</text:p>
      <text:p text:style-name="P15"/>
      <text:p text:style-name="P16"><text:s text:c="8"/>if len(int_list) &gt; 0: <text:s text:c="46"/><text:s text:c="10"/><text:s/>#n</text:p>
      <text:p text:style-name="P17"><text:s text:c="12"/>return(random_arrange(int_list)) <text:s text:c="15"/><text:s/><text:s text:c="6"/><text:s text:c="3"/>#n</text:p>
      <text:p text:style-name="P18"><text:s text:c="8"/>else: <text:s text:c="62"/><text:s text:c="12"/><text:s/><text:s text:c="4"/><text:s/>#1</text:p>
      <text:p text:style-name="P19"><text:s text:c="12"/>return shuffled <text:s text:c="47"/><text:s text:c="9"/><text:s/>#1</text:p>
      <text:p text:style-name="P20"><text:s text:c="8"/></text:p>
      <text:p text:style-name="P21"><text:s text:c="4"/>return(random_arrange(int_list)) <text:s text:c="33"/><text:s/>#1</text:p>
      <text:p text:style-name="P22"/>
      <text:p text:style-name="P23">def init():</text:p>
      <text:p text:style-name="P24"><text:s text:c="4"/># If value error occurs user has entered non-integers into the input.</text:p>
      <text:p text:style-name="P25"><text:s text:c="4"/># We let them know and retry the input.</text:p>
      <text:p text:style-name="P26"><text:s text:c="4"/>try:</text:p>
      <text:p text:style-name="P27"><text:s text:c="8"/>int_list = list(map(int, input("Enter a list of integers seperated by ',' &gt;&gt; ").split(',')))</text:p>
      <text:p text:style-name="P28"><text:s text:c="4"/>except ValueError or SyntaxError:</text:p>
      <text:p text:style-name="P29"><text:s text:c="8"/>print('Only enter a list of integers!')</text:p>
      <text:p text:style-name="P30"><text:s text:c="8"/>int_list = init()</text:p>
      <text:p text:style-name="P31"><text:s text:c="4"/>return int_list</text:p>
      <text:p text:style-name="P32"/>
      <text:p text:style-name="P33">int_list = init()</text:p>
      <text:p text:style-name="P34"/>
      <text:p text:style-name="P35">print('The original list is: ' + str(int_list)) <text:s text:c="29"/></text:p>
      <text:p text:style-name="P36">print('The shuffled list is: ' + str(shuffle_list(int_list))) <text:s text:c="15"/></text:p>
      <text:p text:style-name="P37"/>
      <text:p text:style-name="P38"># Total = 6n + 4</text:p>
      <text:p text:style-name="P39"># Big O = O(n)</text:p>
      <text:p text:style-name="P40"/>
      <text:p text:style-name="P41"/>
      <text:p text:style-name="P42"/>
      <text:p text:style-name="P43"/>
      <text:soft-page-break/>
      <text:p text:style-name="P44">2:<text:s/></text:p>
      <text:p text:style-name="P45">def init():</text:p>
      <text:p text:style-name="P46"><text:s text:c="4"/># Check if input is an int</text:p>
      <text:p text:style-name="P47"><text:s text:c="4"/>try:</text:p>
      <text:p text:style-name="P48"><text:s text:c="8"/>n = int(input('Enter integer: '))</text:p>
      <text:p text:style-name="P49"><text:s text:c="4"/>except ValueError:</text:p>
      <text:p text:style-name="P50"><text:s text:c="8"/>print('Only enter an integer number!')</text:p>
      <text:p text:style-name="P51"><text:s text:c="8"/>n = init()</text:p>
      <text:p text:style-name="P52"><text:s text:c="4"/>return n</text:p>
      <text:p text:style-name="P53"/>
      <text:p text:style-name="P54">n = init()</text:p>
      <text:p text:style-name="P55"/>
      <text:p text:style-name="P56">def factorial(n):</text:p>
      <text:p text:style-name="P57"><text:s text:c="4"/>if n == 0 or n == 1:</text:p>
      <text:p text:style-name="P58"><text:s text:c="8"/>return 1</text:p>
      <text:p text:style-name="P59"><text:s text:c="4"/>elif n &lt; 0:</text:p>
      <text:p text:style-name="P60"><text:s text:c="8"/># If n is negative get closer to 0</text:p>
      <text:p text:style-name="P61"><text:s text:c="8"/>return n*factorial(n+1)</text:p>
      <text:p text:style-name="P62"><text:s text:c="4"/>elif n &gt; 1:</text:p>
      <text:p text:style-name="P63"><text:s text:c="8"/>return n*factorial(n-1)</text:p>
      <text:p text:style-name="P64"><text:s text:c="4"/>else:</text:p>
      <text:p text:style-name="P65"><text:s text:c="8"/>raise TypeError('n must be an integer.')</text:p>
      <text:p text:style-name="P66"><text:s text:c="4"/># For all values of n there is a route, when n is 0 or 1 there is</text:p>
      <text:p text:style-name="P67"><text:s text:c="4"/># <text:s text:c="2"/>an endpoint</text:p>
      <text:p text:style-name="P68"><text:s text:c="4"/># Where n is greater than 1 or less than 0 we change n to move</text:p>
      <text:p text:style-name="P69"><text:s text:c="4"/># <text:s text:c="2"/>closer to 0 or 1</text:p>
      <text:p text:style-name="P70"><text:s text:c="12"/></text:p>
      <text:p text:style-name="P71">def trailing_zero(n):</text:p>
      <text:p text:style-name="P72"><text:s text:c="4"/># Use absolute number as same number of tailing zeros for negative and positive n</text:p>
      <text:p text:style-name="P73"><text:s text:c="4"/>def factors(x):</text:p>
      <text:p text:style-name="P74"><text:s text:c="8"/>if x &gt;=1: <text:s text:c="17"/><text:s text:c="11"/><text:s/>#n</text:p>
      <text:p text:style-name="P75"><text:s text:c="12"/>x = abs(x)//5 <text:s text:c="9"/><text:s text:c="7"/><text:s/>#n</text:p>
      <text:p text:style-name="P76"><text:s text:c="12"/>return(x + factors(x))<text:s/><text:s/><text:s/>#n</text:p>
      <text:p text:style-name="P77"><text:s text:c="8"/>elif x &lt; 1: <text:s text:c="16"/><text:s text:c="11"/>#1</text:p>
      <text:p text:style-name="P78"><text:s text:c="12"/>return(0) <text:s text:c="14"/><text:s text:c="9"/>#1</text:p>
      <text:p text:style-name="P79"><text:s text:c="12"/></text:p>
      <text:p text:style-name="P80"><text:s text:c="4"/># Every time the number of trailing zeros increases by 5 there is an extra zero.</text:p>
      <text:p text:style-name="P81"><text:s text:c="4"/>return factors(n) <text:s text:c="14"/><text:s text:c="4"/>#n</text:p>
      <text:p text:style-name="P82"/>
      <text:p text:style-name="P83">print('Factorial of {} is {} with {} trailing zeros.'.format(n,factorial(n),trailing_zero(n)))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>Week 2</text:p>
      <text:p text:style-name="P94"/>
      <text:p text:style-name="P95">3:<text:s/></text:p>
      <text:p text:style-name="P96">Pseudocode:</text:p>
      <text:p text:style-name="P97"/>
      <text:p text:style-name="P98"/>
      <text:p text:style-name="P99">PERFECT-NUMBER(I)</text:p>
      <text:p text:style-name="P100"><text:s text:c="3"/>// To get a perfect square we find the square root of A and floor it.</text:p>
      <text:p text:style-name="P101"><text:s text:c="3"/>n &lt;- (I ** 0.5)//1</text:p>
      <text:p text:style-name="P102"><text:s text:c="3"/>return n</text:p>
      <text:p text:style-name="P103"/>
      <text:p text:style-name="P104">I &lt;-<text:s/>INPUT positive integer</text:p>
      <text:p text:style-name="P105">PERFECT-NUMBER(I)</text:p>
      <text:p text:style-name="P106"/>
      <text:p text:style-name="P107"/>
      <text:p text:style-name="P108">Python:</text:p>
      <text:p text:style-name="P109"/>
      <text:p text:style-name="P110"/>
      <text:p text:style-name="P111">def perfectNumber(i):</text:p>
      <text:p text:style-name="P112"><text:s text:c="4"/># To find the closest square number for x: sqrt and floor.</text:p>
      <text:p text:style-name="P113"><text:s text:c="4"/>n = int((i**0.5)//1)</text:p>
      <text:p text:style-name="P114"><text:s text:c="4"/>return n</text:p>
      <text:p text:style-name="P115"/>
      <text:p text:style-name="P116">def init():</text:p>
      <text:p text:style-name="P117"><text:s text:c="4"/>try:</text:p>
      <text:p text:style-name="P118"><text:s text:c="8"/>i = int(input('Please enter a positive integer: '))</text:p>
      <text:p text:style-name="P119"><text:s text:c="4"/>except ValueError:</text:p>
      <text:p text:style-name="P120"><text:s text:c="8"/>print('Only enter a positive integer!')</text:p>
      <text:p text:style-name="P121"><text:s text:c="8"/>i = init()</text:p>
      <text:p text:style-name="P122"><text:s text:c="4"/>return i</text:p>
      <text:p text:style-name="P123"/>
      <text:p text:style-name="P124">i = init()</text:p>
      <text:p text:style-name="P125"/>
      <text:p text:style-name="P126">x = perfectNumber(i)</text:p>
      <text:p text:style-name="P127">print('Smallest perfect square is {} x {}'.format(x,x))</text:p>
      <text:p text:style-name="P128"/>
      <text:p text:style-name="P129"/>
      <text:p text:style-name="P130">4: <text:s/><text:span text:style-name="T131">The first task from last week has a Big O notations of O(n). This comes from the total efficiency calculation of 6n+4.</text:span></text:p>
      <text:p text:style-name="P132">For every item in the list the ‘random_arrange’ function will be run.</text:p>
      <text:p text:style-name="P133">If the list has 0 items in it the efficiency drops to O(1) as the function is not run. This is the lower bound. As n tends to the infinite the efficiency tends towards infinite in a linear relationship.<text:s/></text:p>
      <text:p text:style-name="P134"/>
      <text:soft-page-break/>
      <text:p text:style-name="P135">The second function is for calculating the trailing 0’s of a decimal number. Its total efficiency is 4n+2 which gives it an O notation of O(n). When n is 0 the O notation is O(1) and as n increases towards infinite the efficiency tends towards the infinite in a linear relationship.</text:p>
      <text:p text:style-name="P136"/>
      <text:p text:style-name="P137">5:<text:s/></text:p>
      <text:p text:style-name="P138">//To create a matrix;<text:s/></text:p>
      <text:p text:style-name="P139"/>
      <text:p text:style-name="P140">M &lt;- INPUT matrix</text:p>
      <text:p text:style-name="P141"/>
      <text:p text:style-name="P142">FOR i &lt;- 1 TO n</text:p>
      <text:p text:style-name="P143"><text:tab/>FOR j &lt;- 1 TO n</text:p>
      <text:p text:style-name="P144"><text:tab/><text:tab/>INPUT element at position M[i][ j]</text:p>
      <text:p text:style-name="P145"/>
      <text:p text:style-name="P146">M[i][j]</text:p>
      <text:p text:style-name="P147"/>
      <text:p text:style-name="P148">//To add two matrices;</text:p>
      <text:p text:style-name="P149"/>
      <text:p text:style-name="P150">// A and B are existing matrices, C is the matrix of A + B</text:p>
      <text:p text:style-name="P151">MATRIX-ADDITION (A, B)</text:p>
      <text:p text:style-name="P152">FOR i &lt;- 1 TO n</text:p>
      <text:p text:style-name="P153"><text:tab/>FOR j &lt;- 1 TO n</text:p>
      <text:p text:style-name="P154"><text:tab/><text:tab/>C[i][j] &lt;- A[i][j] + B[i][j]</text:p>
      <text:p text:style-name="P155">return C</text:p>
      <text:p text:style-name="P156"/>
      <text:p text:style-name="P157">//To subtract one matrix from another;</text:p>
      <text:p text:style-name="P158"/>
      <text:p text:style-name="P159">// A and B are existing matrices, C is the matrix of A - B</text:p>
      <text:p text:style-name="P160">MATRIX-ADDITION (A, B)</text:p>
      <text:p text:style-name="P161">FOR i &lt;- 1 TO n</text:p>
      <text:p text:style-name="P162"><text:tab/>FOR j &lt;- 1 TO n</text:p>
      <text:p text:style-name="P163"><text:tab/><text:tab/>C[i][j] &lt;- A[i][j] - B[i][j]</text:p>
      <text:p text:style-name="P164">return C</text:p>
      <text:p text:style-name="P165"/>
      <text:p text:style-name="P166"/>
      <text:p text:style-name="P167">//To multiply two matrices;</text:p>
      <text:p text:style-name="P168"/>
      <text:p text:style-name="P169">// A and B are existing matrices, C is the matrix of A * B</text:p>
      <text:p text:style-name="P170">MATRIX_MULTIPLICATION (A, B)</text:p>
      <text:p text:style-name="P171"><text:tab/>IF<text:s/>COLUMNS(A) =<text:s/>ROWS(B)</text:p>
      <text:p text:style-name="P172"><text:tab/><text:tab/>FOR i &lt;- 1 TO n</text:p>
      <text:p text:style-name="P173"><text:tab/><text:tab/><text:tab/>FOR j &lt;- 1 TO n</text:p>
      <text:p text:style-name="P174"><text:tab/><text:tab/><text:tab/><text:tab/>C[i][j] &lt;- A[i][j] * B[j][i]</text:p>
      <text:p text:style-name="P175"><text:tab/>ELSE</text:p>
      <text:p text:style-name="P176"><text:tab/><text:tab/>return FALSE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>Week 3</text:p>
      <text:p text:style-name="P184"/>
      <text:p text:style-name="P185">6:<text:s/></text:p>
      <text:p text:style-name="P186">Pseudocode:</text:p>
      <text:p text:style-name="P187"/>
      <text:p text:style-name="P188"/>
      <text:p text:style-name="P189">s &lt;- INPUT STRING sentence</text:p>
      <text:p text:style-name="P190"/>
      <text:p text:style-name="P191">reversed_list &lt;- []</text:p>
      <text:p text:style-name="P192">i &lt;- 0</text:p>
      <text:p text:style-name="P193">x &lt;- 0</text:p>
      <text:p text:style-name="P194"/>
      <text:p text:style-name="P195">for k &lt;- 0 TO LENGTH(s)<text:s/></text:p>
      <text:p text:style-name="P196"><text:tab/>x &lt;- x + 1</text:p>
      <text:p text:style-name="P197"><text:tab/>if s[k] = ' ' or x = LENGTH(s)</text:p>
      <text:p text:style-name="P198"><text:tab/><text:tab/>// Insert the word at the start of the list pushing</text:p>
      <text:p text:style-name="P199"><text:tab/><text:tab/>// any previous items to the back.</text:p>
      <text:p text:style-name="P200"><text:tab/><text:tab/>reversed_list INSERT AT POSITION 0 (s[i..x])</text:p>
      <text:p text:style-name="P201"><text:tab/><text:tab/>i<text:s/>&lt;-<text:s/>x</text:p>
      <text:p text:style-name="P202"><text:tab/>else</text:p>
      <text:p text:style-name="P203"><text:tab/><text:tab/>continue</text:p>
      <text:p text:style-name="P204"/>
      <text:p text:style-name="P205"/>
      <text:p text:style-name="P206">Python:<text:s/></text:p>
      <text:p text:style-name="P207"/>
      <text:p text:style-name="P208"/>
      <text:p text:style-name="P209">s = str(input('Please enter a sentence: ')) + ' ' #1</text:p>
      <text:p text:style-name="P210"/>
      <text:p text:style-name="P211">def reverseSentence(s): <text:s text:c="26"/></text:p>
      <text:p text:style-name="P212"><text:s text:c="4"/>s_list = [] <text:s text:c="34"/><text:s text:c="27"/>#1</text:p>
      <text:p text:style-name="P213"><text:s text:c="4"/>i, x = 0, 0 <text:s text:c="34"/><text:s text:c="27"/>#1</text:p>
      <text:p text:style-name="P214"><text:s text:c="4"/>for letter in s: <text:s text:c="29"/><text:s text:c="23"/>#n</text:p>
      <text:p text:style-name="P215"><text:s text:c="8"/>x = x + 1 <text:s text:c="32"/><text:s text:c="26"/>#n</text:p>
      <text:p text:style-name="P216"><text:s text:c="8"/>if letter == ' ' or x == len(s): <text:s text:c="9"/><text:s text:c="15"/>#n</text:p>
      <text:p text:style-name="P217"><text:s text:c="12"/>s_list.insert(0, s[i:x]) <text:s text:c="13"/><text:s text:c="19"/>#n</text:p>
      <text:p text:style-name="P218"><text:s text:c="12"/>i = x <text:s text:c="31"/><text:s text:c="29"/><text:s/>#n</text:p>
      <text:p text:style-name="P219"><text:s text:c="8"/>else: <text:s text:c="36"/><text:s text:c="28"/>#n</text:p>
      <text:p text:style-name="P220"><text:s text:c="12"/>continue <text:s text:c="29"/><text:s text:c="23"/>#n</text:p>
      <text:p text:style-name="P221"><text:s text:c="8"/></text:p>
      <text:p text:style-name="P222"><text:s text:c="4"/>return ('').join(s_list) <text:s text:c="19"/></text:p>
      <text:p text:style-name="P223"/>
      <text:p text:style-name="P224">print(reverseSentence(s))</text:p>
      <text:p text:style-name="P225"/>
      <text:p text:style-name="P226">#Function has a big O notation of O(n)</text:p>
      <text:p text:style-name="P227"/>
      <text:soft-page-break/>
      <text:p text:style-name="P228"><text:tab/></text:p>
      <text:p text:style-name="P229"/>
      <text:p text:style-name="P230">7:<text:s/></text:p>
      <text:p text:style-name="P231">Pseudocode:</text:p>
      <text:p text:style-name="P232"/>
      <text:p text:style-name="P233"/>
      <text:p text:style-name="P234">N &lt;- INPUT integer</text:p>
      <text:p text:style-name="P235">FUNCTION CHECK-PRIME(N, X)</text:p>
      <text:p text:style-name="P236"><text:s text:c="4"/>IF N &lt; 2</text:p>
      <text:p text:style-name="P237"><text:s text:c="8"/>RETURN False</text:p>
      <text:p text:style-name="P238"><text:s text:c="4"/>IF X = 1</text:p>
      <text:p text:style-name="P239"><text:s text:c="8"/>RETURN True</text:p>
      <text:p text:style-name="P240"><text:s text:c="4"/>ELSE</text:p>
      <text:p text:style-name="P241"><text:s text:c="8"/>IF N % X = 0</text:p>
      <text:p text:style-name="P242"><text:s text:c="12"/>RETURN False</text:p>
      <text:p text:style-name="P243"><text:s text:c="8"/>ELSE</text:p>
      <text:p text:style-name="P244"><text:s text:c="12"/>RETURN CHECK-PRIME(N, X - 1)</text:p>
      <text:p text:style-name="P245"/>
      <text:p text:style-name="P246">OUTPUT CHECK-PRIME(N, N-1)</text:p>
      <text:p text:style-name="P247"/>
      <text:p text:style-name="P248"/>
      <text:p text:style-name="P249">Python:</text:p>
      <text:p text:style-name="P250"/>
      <text:p text:style-name="P251"/>
      <text:p text:style-name="P252">def init():</text:p>
      <text:p text:style-name="P253"><text:s text:c="4"/>try:</text:p>
      <text:p text:style-name="P254"><text:s text:c="8"/>n = int(input('Enter an integer: '))</text:p>
      <text:p text:style-name="P255"><text:s text:c="4"/>except ValueError:</text:p>
      <text:p text:style-name="P256"><text:s text:c="8"/>print('Only enter an integer number!')</text:p>
      <text:p text:style-name="P257"><text:s text:c="8"/>n = init()</text:p>
      <text:p text:style-name="P258"><text:s text:c="4"/>return n</text:p>
      <text:p text:style-name="P259"/>
      <text:p text:style-name="P260">n = init()</text:p>
      <text:p text:style-name="P261"/>
      <text:p text:style-name="P262">def checkPrime(n, x):</text:p>
      <text:p text:style-name="P263"><text:s text:c="4"/>if n &lt; 2:</text:p>
      <text:p text:style-name="P264"><text:s text:c="8"/>return False</text:p>
      <text:p text:style-name="P265"><text:s text:c="4"/>if x == 1:</text:p>
      <text:p text:style-name="P266"><text:s text:c="8"/>return True</text:p>
      <text:p text:style-name="P267"><text:s text:c="4"/>else:</text:p>
      <text:p text:style-name="P268"><text:s text:c="8"/>if n % x == 0:</text:p>
      <text:p text:style-name="P269"><text:s text:c="12"/>return False</text:p>
      <text:p text:style-name="P270"><text:s text:c="8"/>else:</text:p>
      <text:p text:style-name="P271"><text:s text:c="12"/>return checkPrime(n, x - 1)</text:p>
      <text:p text:style-name="P272"/>
      <text:p text:style-name="P273">print(checkPrime(n, n-1))</text:p>
      <text:p text:style-name="P274"/>
      <text:p text:style-name="P275"/>
      <text:p text:style-name="P276"/>
      <text:p text:style-name="P277"/>
      <text:p text:style-name="P278"/>
      <text:p text:style-name="P279">8:<text:s/></text:p>
      <text:p text:style-name="P280">Pseudocode:</text:p>
      <text:p text:style-name="P281"/>
      <text:p text:style-name="P282"/>
      <text:p text:style-name="P283">s = INPUT string</text:p>
      <text:p text:style-name="P284"/>
      <text:p text:style-name="P285">REMOVE-VOWELS(S, I &lt;- 0):</text:p>
      <text:p text:style-name="P286"><text:s text:c="4"/>S &lt;- list(S)</text:p>
      <text:p text:style-name="P287"><text:s text:c="4"/>vowels &lt;- ['a','e','i','o','u']</text:p>
      <text:p text:style-name="P288"><text:s text:c="4"/>if S[I] in vowels:</text:p>
      <text:p text:style-name="P289"><text:s text:c="8"/>S[I] &lt;- ''</text:p>
      <text:p text:style-name="P290"><text:s text:c="4"/>if I = LENGTH(S)-1:</text:p>
      <text:p text:style-name="P291"><text:s text:c="8"/>return S</text:p>
      <text:p text:style-name="P292"><text:s text:c="4"/>else:</text:p>
      <text:p text:style-name="P293"><text:s text:c="8"/>return ''.JOIN(REMOVE-VOWELS(S,I+1))</text:p>
      <text:p text:style-name="P294"/>
      <text:p text:style-name="P295"/>
      <text:p text:style-name="P296">Python:</text:p>
      <text:p text:style-name="P297"/>
      <text:p text:style-name="P298"/>
      <text:p text:style-name="P299">s = str(input('Enter a string: '))</text:p>
      <text:p text:style-name="P300"/>
      <text:p text:style-name="P301">def removeVowels(s, i=0):</text:p>
      <text:p text:style-name="P302"><text:s text:c="4"/>s = list(s)</text:p>
      <text:p text:style-name="P303"><text:s text:c="4"/>vowels = ['a','e','i','o','u']</text:p>
      <text:p text:style-name="P304"><text:s text:c="4"/>if s[i] in vowels:</text:p>
      <text:p text:style-name="P305"><text:s text:c="8"/>s[i] = ''</text:p>
      <text:p text:style-name="P306"><text:s text:c="4"/>if i == len(s)-1:</text:p>
      <text:p text:style-name="P307"><text:s text:c="8"/>return s</text:p>
      <text:p text:style-name="P308"><text:s text:c="4"/>else:</text:p>
      <text:p text:style-name="P309"><text:s text:c="8"/>return ''.join(removeVowels(s,i+1))</text:p>
      <text:p text:style-name="P310"/>
      <text:p text:style-name="P311">print(removeVowels(s))</text:p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>Week 4</text:p>
      <text:p text:style-name="P327">9:</text:p>
      <text:p text:style-name="P328">Pseudocode:</text:p>
      <text:p text:style-name="P329"/>
      <text:p text:style-name="P330"/>
      <text:p text:style-name="P331">list &lt;- INPUT list</text:p>
      <text:p text:style-name="P332">low &lt;- INPUT lowest value in range</text:p>
      <text:p text:style-name="P333">high &lt;- INPUT highest value in range</text:p>
      <text:p text:style-name="P334"/>
      <text:p text:style-name="P335">FUNCTION BINARY-SEARCH(LIST, LOW, HIGH):</text:p>
      <text:p text:style-name="P336"><text:s text:c="4"/>L &lt;- LENGTH(LIST) <text:s text:c="42"/><text:s text:c="28"/>//1</text:p>
      <text:p text:style-name="P337"/>
      <text:p text:style-name="P338"><text:s text:c="4"/>IF L = 1</text:p>
      <text:p text:style-name="P339"><text:s text:c="8"/>index = 0</text:p>
      <text:p text:style-name="P340"><text:s text:c="4"/>ELSE</text:p>
      <text:p text:style-name="P341"><text:tab/>index = INT(((L/2)+0.5)//1)</text:p>
      <text:p text:style-name="P342"/>
      <text:p text:style-name="P343"><text:s text:c="4"/>r &lt;- LIST[index] <text:s text:c="42"/><text:s text:c="33"/><text:s/>//1</text:p>
      <text:p text:style-name="P344"/>
      <text:p text:style-name="P345"><text:s text:c="4"/>IF L = 1 AND r &lt; LOW OR r &gt; HIGH+1 <text:s text:c="25"/><text:s text:c="14"/>//3</text:p>
      <text:p text:style-name="P346"><text:s text:c="8"/>RETURN FALSE <text:s text:c="43"/><text:s text:c="30"/>//1</text:p>
      <text:p text:style-name="P347"><text:s text:c="4"/>ELSEIF r &gt;= LOW AND r &lt;= HIGH <text:s text:c="29"/><text:s text:c="17"/><text:s/>//1</text:p>
      <text:p text:style-name="P348"><text:s text:c="8"/>RETURN TRUE <text:s text:c="44"/><text:s text:c="31"/>//1</text:p>
      <text:p text:style-name="P349"><text:s text:c="4"/>ELSEIF LOW &gt; r <text:s text:c="44"/><text:s text:c="31"/><text:s/><text:s/>//1</text:p>
      <text:p text:style-name="P350"><text:s text:c="8"/>RETURN BINARY-SEARCH(LIST[index..],LOW,HIGH) <text:s text:c="11"/>//log2(n)</text:p>
      <text:p text:style-name="P351"><text:s text:c="4"/>ELSEIF HIGH &lt; r <text:s text:c="44"/><text:s text:c="33"/>//1</text:p>
      <text:p text:style-name="P352"><text:s text:c="8"/>RETURN BINARY-SEARCH(LIST[..index],LOW,HIGH) <text:s text:c="9"/><text:s/>//log2(n)</text:p>
      <text:p text:style-name="P353"><text:s text:c="4"/>ELSE <text:s text:c="55"/><text:s text:c="41"/>//1</text:p>
      <text:p text:style-name="P354"><text:s text:c="8"/>RETURN FALSE <text:s text:c="42"/><text:s text:c="31"/><text:s/>//1</text:p>
      <text:p text:style-name="P355"/>
      <text:p text:style-name="P356">OUTPUT BINARY-SEARCH(LIST,LOW,HIGH)</text:p>
      <text:p text:style-name="P357"/>
      <text:p text:style-name="P358"/>
      <text:p text:style-name="P359">// Efficiency total: 2log2(n) + 12</text:p>
      <text:p text:style-name="P360">// Big(O) value = O(log(n))</text:p>
      <text:p text:style-name="P361">// Best case O(1) as value could be found on first run.</text:p>
      <text:p text:style-name="P362">// The recursive function are log2(n) (Base 2) as everytime</text:p>
      <text:p text:style-name="P363">// we run the function the list length is divided by 2.</text:p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>Python:</text:p>
      <text:p text:style-name="P377"/>
      <text:p text:style-name="P378"/>
      <text:p text:style-name="P379">list = [2,3,5,7,9,13]</text:p>
      <text:p text:style-name="P380"/>
      <text:p text:style-name="P381">def binary_search(list, low, high):</text:p>
      <text:p text:style-name="P382"><text:s text:c="4"/>L = len(list)</text:p>
      <text:p text:style-name="P383"><text:s text:c="4"/>#print('INDEX: ' + str(int(((L/2)+0.5)//1)))</text:p>
      <text:p text:style-name="P384"><text:s text:c="4"/>#print('LIST: ' + str(list))</text:p>
      <text:p text:style-name="P385"><text:s text:c="4"/>if L == 1:</text:p>
      <text:p text:style-name="P386"><text:s text:c="8"/>index = 0</text:p>
      <text:p text:style-name="P387"><text:s text:c="4"/>else:</text:p>
      <text:p text:style-name="P388"><text:s text:c="8"/># Have to use this to round as python round function uses 'bankers rounding'</text:p>
      <text:p text:style-name="P389"><text:s text:c="8"/>index = int(((L/2)+0.5)//1)</text:p>
      <text:p text:style-name="P390"><text:s text:c="4"/>r = list[index]</text:p>
      <text:p text:style-name="P391"><text:s text:c="4"/>#print('LOW: ' + str(low) + ', HIGH: ' + str(high))</text:p>
      <text:p text:style-name="P392"><text:s text:c="4"/>#print('L: ' + str(L))</text:p>
      <text:p text:style-name="P393"><text:s text:c="4"/>#print('r: ' + str(r))</text:p>
      <text:p text:style-name="P394"><text:s text:c="4"/>#print('-----------')</text:p>
      <text:p text:style-name="P395"><text:s text:c="4"/>if L == 1 and (r &lt; low or r &gt; high+1):</text:p>
      <text:p text:style-name="P396"><text:s text:c="8"/>return False</text:p>
      <text:p text:style-name="P397"><text:s text:c="4"/>elif r &gt;= low and r &lt;= high:</text:p>
      <text:p text:style-name="P398"><text:s text:c="8"/>return True</text:p>
      <text:p text:style-name="P399"><text:s text:c="4"/>elif low &gt; r:</text:p>
      <text:p text:style-name="P400"><text:s text:c="8"/>return binary_search(list[index::1],low,high)</text:p>
      <text:p text:style-name="P401"><text:s text:c="4"/>elif high &lt; r:</text:p>
      <text:p text:style-name="P402"><text:s text:c="8"/>return binary_search(list[:index:1],low,high)</text:p>
      <text:p text:style-name="P403"><text:s text:c="4"/>else:</text:p>
      <text:p text:style-name="P404"><text:s text:c="8"/>return False</text:p>
      <text:p text:style-name="P405"/>
      <text:p text:style-name="P406">low = int(input('Please enter low end of range: '))</text:p>
      <text:p text:style-name="P407">high = int(input('Please enter high end of range: '))</text:p>
      <text:p text:style-name="P408">print('{}'.format(binary_search(list,low,high)))</text:p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>Week 5</text:p>
      <text:p text:style-name="P424">10:</text:p>
      <text:p text:style-name="P425"/>
      <text:p text:style-name="P426">l = list((input('Please enter a list of integers: ')).split(','))</text:p>
      <text:p text:style-name="P427"/>
      <text:p text:style-name="P428">def mostAscNumbers(l):</text:p>
      <text:p text:style-name="P429"><text:s text:c="4"/>L = []</text:p>
      <text:p text:style-name="P430"><text:s text:c="4"/>start = None</text:p>
      <text:p text:style-name="P431"><text:s text:c="4"/>end = None</text:p>
      <text:p text:style-name="P432"><text:s text:c="4"/>#print('Length: ' + str(len(l)))</text:p>
      <text:p text:style-name="P433"><text:s text:c="4"/>for i in range(0,len(l)):</text:p>
      <text:p text:style-name="P434"><text:s text:c="8"/>j = l[i]</text:p>
      <text:p text:style-name="P435"><text:s text:c="8"/>if len(l) &gt; i+1:</text:p>
      <text:p text:style-name="P436"><text:s text:c="12"/>k = l[i+1]</text:p>
      <text:p text:style-name="P437"><text:s text:c="8"/>else:</text:p>
      <text:p text:style-name="P438"><text:s text:c="12"/>k = l[len(l)-1]</text:p>
      <text:p text:style-name="P439"><text:s text:c="8"/>#print('---------------------')</text:p>
      <text:p text:style-name="P440"><text:s text:c="8"/>#print('I: ' + str(i))</text:p>
      <text:p text:style-name="P441"><text:s text:c="8"/>#print('J: ' + str(j))</text:p>
      <text:p text:style-name="P442"><text:s text:c="8"/>#print('K: ' + str(k))</text:p>
      <text:p text:style-name="P443"><text:s text:c="8"/>if k &gt; j:</text:p>
      <text:p text:style-name="P444"><text:s text:c="12"/>if start == None:</text:p>
      <text:p text:style-name="P445"><text:s text:c="16"/>start = i</text:p>
      <text:p text:style-name="P446"><text:s text:c="16"/>print('Start: ' + str(start))</text:p>
      <text:p text:style-name="P447"><text:s text:c="12"/>continue</text:p>
      <text:p text:style-name="P448"><text:s text:c="8"/>elif k &lt;= j or i == len(l)-1:</text:p>
      <text:p text:style-name="P449"><text:s text:c="12"/>end = i</text:p>
      <text:p text:style-name="P450"><text:s text:c="12"/>print('End: ' + str(end))</text:p>
      <text:p text:style-name="P451"><text:s text:c="12"/>if start != None and (end - start) + 1 &gt; len(L):</text:p>
      <text:p text:style-name="P452"><text:s text:c="16"/>L = l[start:end+1]</text:p>
      <text:p text:style-name="P453"><text:s text:c="16"/>print('L: ' + str(L))</text:p>
      <text:p text:style-name="P454"><text:s text:c="16"/>start = None</text:p>
      <text:p text:style-name="P455"><text:s text:c="4"/>return L</text:p>
      <text:p text:style-name="P456"/>
      <text:p text:style-name="P457">print('Original list: ' + str(l))</text:p>
      <text:p text:style-name="P458">print(mostAscNumbers(l))</text:p>
      <text:p text:style-name="P459"><text:s text:c="4"/></text:p>
      <text:p text:style-name="P460"><text:s text:c="4"/></text:p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>11:<text:s/></text:p>
      <text:p text:style-name="P471"/>
      <text:p text:style-name="P472">class Node(object):</text:p>
      <text:p text:style-name="P473"><text:s text:c="4"/>def __init__(self, value):</text:p>
      <text:p text:style-name="P474"><text:s text:c="8"/>self.value=value</text:p>
      <text:p text:style-name="P475"><text:s text:c="8"/>self.next=None</text:p>
      <text:p text:style-name="P476"><text:s text:c="8"/>self.prev=None</text:p>
      <text:p text:style-name="P477"/>
      <text:p text:style-name="P478">class List(object):</text:p>
      <text:p text:style-name="P479"><text:s text:c="4"/>def __init__(self):</text:p>
      <text:p text:style-name="P480"><text:s text:c="8"/>self.head=None</text:p>
      <text:p text:style-name="P481"><text:s text:c="8"/>self.tail=None</text:p>
      <text:p text:style-name="P482"/>
      <text:p text:style-name="P483"><text:s text:c="4"/>def insert(self,n,x):</text:p>
      <text:p text:style-name="P484"><text:s text:c="8"/>#Not actually perfect: how do we prepend to an existing list?</text:p>
      <text:p text:style-name="P485"><text:s text:c="8"/>if n!=None:</text:p>
      <text:p text:style-name="P486"><text:s text:c="12"/>x.next=n.next</text:p>
      <text:p text:style-name="P487"><text:s text:c="12"/>n.next=x</text:p>
      <text:p text:style-name="P488"><text:s text:c="12"/>x.prev=n</text:p>
      <text:p text:style-name="P489"><text:s text:c="12"/>if x.next!=None:</text:p>
      <text:p text:style-name="P490"><text:s text:c="16"/>x.next.prev=x</text:p>
      <text:p text:style-name="P491"><text:s text:c="8"/>if self.head==None:</text:p>
      <text:p text:style-name="P492"><text:s text:c="12"/>self.head=self.tail=x</text:p>
      <text:p text:style-name="P493"><text:s text:c="12"/>x.prev=x.next=None</text:p>
      <text:p text:style-name="P494"><text:s text:c="8"/>elif self.tail==n:</text:p>
      <text:p text:style-name="P495"><text:s text:c="12"/>self.tail=x</text:p>
      <text:p text:style-name="P496"/>
      <text:p text:style-name="P497"><text:s text:c="4"/>def delete(self,i):</text:p>
      <text:p text:style-name="P498"><text:s text:c="8"/>#print('HEAD: ' + str(self.head))</text:p>
      <text:p text:style-name="P499"><text:s text:c="8"/>#print('X: ' + str(i))</text:p>
      <text:p text:style-name="P500"><text:s text:c="8"/></text:p>
      <text:p text:style-name="P501"><text:s text:c="8"/>if i == 0:</text:p>
      <text:p text:style-name="P502"><text:s text:c="12"/># If deleting first item we have to set a new head.</text:p>
      <text:p text:style-name="P503"><text:s text:c="12"/>if self.head.next:</text:p>
      <text:p text:style-name="P504"><text:s text:c="16"/>self.head.next.prev = None</text:p>
      <text:p text:style-name="P505"><text:s text:c="16"/>self.head = self.head.next</text:p>
      <text:p text:style-name="P506"><text:s text:c="12"/>else:</text:p>
      <text:p text:style-name="P507"><text:s text:c="16"/># If there is only 1 item in the list we set head and tail to none.</text:p>
      <text:p text:style-name="P508"><text:s text:c="16"/>self.head = None</text:p>
      <text:p text:style-name="P509"><text:s text:c="16"/>self.tail = None</text:p>
      <text:p text:style-name="P510"/>
      <text:p text:style-name="P511"><text:s text:c="8"/>elif i &lt; 0:</text:p>
      <text:p text:style-name="P512"><text:s text:c="12"/># For deleting items using the tail as reference.</text:p>
      <text:p text:style-name="P513"><text:s text:c="12"/>j = -1</text:p>
      <text:p text:style-name="P514"><text:s text:c="12"/>node = self.tail</text:p>
      <text:p text:style-name="P515"/>
      <text:soft-page-break/>
      <text:p text:style-name="P516"><text:s text:c="12"/>while j &gt; i:</text:p>
      <text:p text:style-name="P517"><text:s text:c="16"/>node = node.prev</text:p>
      <text:p text:style-name="P518"><text:s text:c="16"/>j = j - 1</text:p>
      <text:p text:style-name="P519"><text:s text:c="16"/>if node == None:</text:p>
      <text:p text:style-name="P520"><text:s text:c="20"/>raise IndexError('list index out of range. Index: ' + str(i))</text:p>
      <text:p text:style-name="P521"><text:s text:c="12"/></text:p>
      <text:p text:style-name="P522"><text:s text:c="12"/>if node.prev and node.next:</text:p>
      <text:p text:style-name="P523"><text:s text:c="16"/>node.prev.next = node.next</text:p>
      <text:p text:style-name="P524"><text:s text:c="16"/>node.next.prev = node.prev</text:p>
      <text:p text:style-name="P525"><text:s text:c="12"/>elif node.prev and not node.next:</text:p>
      <text:p text:style-name="P526"><text:s text:c="16"/>node.prev.next = None</text:p>
      <text:p text:style-name="P527"><text:s text:c="16"/>self.tail = node.prev</text:p>
      <text:p text:style-name="P528"><text:s text:c="12"/>elif node.next and not node.prev:</text:p>
      <text:p text:style-name="P529"><text:s text:c="16"/>node.next.prev = None</text:p>
      <text:p text:style-name="P530"><text:s text:c="16"/>self.head = node.next</text:p>
      <text:p text:style-name="P531"><text:s text:c="12"/>else:</text:p>
      <text:p text:style-name="P532"><text:s text:c="16"/>self.head = None</text:p>
      <text:p text:style-name="P533"><text:s text:c="16"/>self.tail = None</text:p>
      <text:p text:style-name="P534"/>
      <text:p text:style-name="P535"><text:s text:c="8"/>elif i &gt; 0:</text:p>
      <text:p text:style-name="P536"><text:s text:c="12"/># If given an index bigger than 0 we loop through to the node at that index.</text:p>
      <text:p text:style-name="P537"><text:s text:c="12"/>j = 0</text:p>
      <text:p text:style-name="P538"><text:s text:c="12"/>node = self.head</text:p>
      <text:p text:style-name="P539"><text:s text:c="12"/>while j &lt; i:</text:p>
      <text:p text:style-name="P540"><text:s text:c="16"/>node = node.next</text:p>
      <text:p text:style-name="P541"><text:s text:c="16"/>j = j + 1</text:p>
      <text:p text:style-name="P542"><text:s text:c="16"/>if node == None:</text:p>
      <text:p text:style-name="P543"><text:s text:c="20"/>raise IndexError('list index out of range. Index: ' + str(i))</text:p>
      <text:p text:style-name="P544"/>
      <text:p text:style-name="P545"><text:s text:c="12"/>prevNode = node.prev</text:p>
      <text:p text:style-name="P546"/>
      <text:p text:style-name="P547"><text:s text:c="12"/># We have to check if it's the last item in the list, if it is we set the tail.</text:p>
      <text:p text:style-name="P548"><text:s text:c="12"/>if node.next != None:</text:p>
      <text:p text:style-name="P549"><text:s text:c="16"/>prevNode.next = node.next</text:p>
      <text:p text:style-name="P550"><text:s text:c="16"/>node.next.prev = prevNode</text:p>
      <text:p text:style-name="P551"><text:s text:c="12"/>else:</text:p>
      <text:p text:style-name="P552"><text:s text:c="16"/>prevNode.next = None</text:p>
      <text:p text:style-name="P553"><text:s text:c="16"/>self.tail = prevNode</text:p>
      <text:p text:style-name="P554"/>
      <text:p text:style-name="P555"><text:s text:c="4"/>def append(self,x):</text:p>
      <text:p text:style-name="P556"><text:s text:c="8"/># Add a value to the end of the linked list.</text:p>
      <text:p text:style-name="P557"><text:s text:c="8"/>if self.tail:</text:p>
      <text:p text:style-name="P558"><text:s text:c="12"/>self.tail.next = x</text:p>
      <text:p text:style-name="P559"><text:s text:c="12"/>x.prev = self.tail</text:p>
      <text:p text:style-name="P560"><text:s text:c="12"/>self.tail = x</text:p>
      <text:p text:style-name="P561"><text:s text:c="8"/>else:</text:p>
      <text:p text:style-name="P562"><text:s text:c="12"/>self.tail = x</text:p>
      <text:p text:style-name="P563"><text:s text:c="12"/>self.head = x</text:p>
      <text:p text:style-name="P564"/>
      <text:p text:style-name="P565"><text:s text:c="4"/></text:p>
      <text:p text:style-name="P566"><text:s text:c="4"/>def len(self):</text:p>
      <text:p text:style-name="P567"><text:s text:c="8"/># Return the length of the linked list.</text:p>
      <text:p text:style-name="P568"><text:s text:c="8"/>length = 0</text:p>
      <text:p text:style-name="P569"><text:s text:c="8"/>node = self.head</text:p>
      <text:p text:style-name="P570"/>
      <text:p text:style-name="P571"><text:s text:c="8"/>if node == None:</text:p>
      <text:p text:style-name="P572"><text:s text:c="12"/>return 0</text:p>
      <text:p text:style-name="P573"><text:s text:c="12"/></text:p>
      <text:p text:style-name="P574"><text:s text:c="8"/>while node.next != None:</text:p>
      <text:p text:style-name="P575"><text:s text:c="12"/>print(node.value)</text:p>
      <text:p text:style-name="P576"><text:s text:c="12"/>node = node.next</text:p>
      <text:p text:style-name="P577"><text:s text:c="12"/>length = length + 1</text:p>
      <text:p text:style-name="P578"/>
      <text:p text:style-name="P579"><text:s text:c="8"/>return length</text:p>
      <text:p text:style-name="P580"/>
      <text:p text:style-name="P581"><text:s text:c="4"/>def __add__(l1,l2):</text:p>
      <text:p text:style-name="P582"><text:s text:c="8"/># Add two linked lists together to combine them.</text:p>
      <text:p text:style-name="P583"/>
      <text:p text:style-name="P584"><text:s text:c="8"/>x = l1</text:p>
      <text:p text:style-name="P585"><text:s text:c="8"/>y = l2</text:p>
      <text:p text:style-name="P586"/>
      <text:p text:style-name="P587"><text:s text:c="8"/>if y.head == None:</text:p>
      <text:p text:style-name="P588"><text:s text:c="12"/>return x</text:p>
      <text:p text:style-name="P589"><text:s text:c="8"/>elif x.tail == None:</text:p>
      <text:p text:style-name="P590"><text:s text:c="12"/>return y</text:p>
      <text:p text:style-name="P591"><text:s text:c="8"/></text:p>
      <text:p text:style-name="P592"><text:s text:c="8"/>x.tail.next = y.head</text:p>
      <text:p text:style-name="P593"><text:s text:c="8"/>y.head.prev = x.tail</text:p>
      <text:p text:style-name="P594"><text:s text:c="8"/>x.tail = y.tail</text:p>
      <text:p text:style-name="P595"><text:s text:c="8"/>y.head = x.head</text:p>
      <text:p text:style-name="P596"/>
      <text:p text:style-name="P597"><text:s text:c="8"/>return x</text:p>
      <text:p text:style-name="P598"><text:s text:c="8"/></text:p>
      <text:p text:style-name="P599"><text:s text:c="4"/>def display(self):</text:p>
      <text:p text:style-name="P600"><text:s text:c="8"/>values=[]</text:p>
      <text:p text:style-name="P601"><text:s text:c="8"/>n=self.head</text:p>
      <text:p text:style-name="P602"><text:s text:c="8"/>while n!=None:</text:p>
      <text:p text:style-name="P603"><text:s text:c="12"/>values.append(str(n.value))</text:p>
      <text:p text:style-name="P604"><text:s text:c="12"/>n=n.next</text:p>
      <text:p text:style-name="P605"><text:s text:c="8"/>print ("List: ",",".join(values))</text:p>
      <text:p text:style-name="P606"><text:tab/><text:s/></text:p>
      <text:p text:style-name="P607">if __name__ == '__main__':</text:p>
      <text:p text:style-name="P608"><text:s text:c="4"/>l=List()</text:p>
      <text:p text:style-name="P609"><text:s text:c="4"/>l.insert(None, Node(4))</text:p>
      <text:p text:style-name="P610"><text:s text:c="4"/>l.insert(l.tail,Node(6))</text:p>
      <text:p text:style-name="P611"><text:s text:c="4"/>l.insert(l.tail,Node(8))</text:p>
      <text:soft-page-break/>
      <text:p text:style-name="P612"><text:s text:c="4"/>l.insert(l.tail,Node(12))</text:p>
      <text:p text:style-name="P613"><text:s text:c="4"/>l.insert(l.tail,Node(7))</text:p>
      <text:p text:style-name="P614"><text:s text:c="4"/>l.insert(l.tail,Node(-5))</text:p>
      <text:p text:style-name="P615"><text:s text:c="4"/>l.append(Node(5))</text:p>
      <text:p text:style-name="P616"><text:s text:c="4"/>l.display()</text:p>
      <text:p text:style-name="P617"><text:s text:c="4"/>l.delete(5)</text:p>
      <text:p text:style-name="P618"><text:s text:c="4"/>l.display()</text:p>
      <text:p text:style-name="P619"/>
      <text:p text:style-name="P620"><text:s text:c="4"/>j=List()</text:p>
      <text:p text:style-name="P621"><text:s text:c="4"/>j.append(Node(1))</text:p>
      <text:p text:style-name="P622"><text:s text:c="4"/>j.append(Node(2))</text:p>
      <text:p text:style-name="P623"><text:s text:c="4"/>j.append(Node(3))</text:p>
      <text:p text:style-name="P624"><text:s text:c="4"/>j.display()</text:p>
      <text:p text:style-name="P625"><text:s text:c="4"/>j.delete(2)</text:p>
      <text:p text:style-name="P626"><text:s text:c="4"/>j.display()</text:p>
      <text:p text:style-name="P627"/>
      <text:p text:style-name="P628"><text:s text:c="4"/>#h=List()</text:p>
      <text:p text:style-name="P629"/>
      <text:p text:style-name="P630"><text:s text:c="4"/>#k = j+l</text:p>
      <text:p text:style-name="P631"><text:s text:c="4"/>#k.display()</text:p>
      <text:p text:style-name="P632"><text:s text:c="4"/>#k.delete(-6)</text:p>
      <text:p text:style-name="P633"><text:s text:c="4"/>#k.display()</text:p>
      <text:p text:style-name="P634"/>
      <text:p text:style-name="P635"><text:s text:c="4"/>print('Length of l is: ' + str(l.len()))</text:p>
      <text:p text:style-name="P636"><text:s text:c="4"/>#print(j.len())</text:p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>Week 6</text:p>
      <text:p text:style-name="P663"/>
      <text:p text:style-name="P664">12:</text:p>
      <text:p text:style-name="P665"/>
      <text:p text:style-name="P666">class BinTreeNode(object):</text:p>
      <text:p text:style-name="P667"><text:s/></text:p>
      <text:p text:style-name="P668"><text:s text:c="4"/>def __init__(self, value):</text:p>
      <text:p text:style-name="P669"><text:s text:c="8"/>self.value=value</text:p>
      <text:p text:style-name="P670"><text:s text:c="8"/>self.left=None</text:p>
      <text:p text:style-name="P671"><text:s text:c="8"/>self.right=None</text:p>
      <text:p text:style-name="P672"><text:s text:c="7"/></text:p>
      <text:p text:style-name="P673">def tree_insert( tree, item):</text:p>
      <text:p text:style-name="P674"><text:s text:c="4"/>if tree==None:</text:p>
      <text:p text:style-name="P675"><text:s text:c="8"/>tree=BinTreeNode(item)</text:p>
      <text:p text:style-name="P676"><text:s text:c="4"/>else:</text:p>
      <text:p text:style-name="P677"><text:s text:c="8"/>if(item &lt; tree.value):</text:p>
      <text:p text:style-name="P678"><text:s text:c="12"/>if(tree.left==None):</text:p>
      <text:p text:style-name="P679"><text:s text:c="16"/>tree.left=BinTreeNode(item)</text:p>
      <text:p text:style-name="P680"><text:s text:c="12"/>else:</text:p>
      <text:p text:style-name="P681"><text:s text:c="16"/>tree_insert(tree.left,item)</text:p>
      <text:p text:style-name="P682"><text:s text:c="8"/>else:</text:p>
      <text:p text:style-name="P683"><text:s text:c="12"/>if(tree.right==None):</text:p>
      <text:p text:style-name="P684"><text:s text:c="16"/>tree.right=BinTreeNode(item)</text:p>
      <text:p text:style-name="P685"><text:s text:c="12"/>else:</text:p>
      <text:p text:style-name="P686"><text:s text:c="16"/>tree_insert(tree.right,item)</text:p>
      <text:p text:style-name="P687"><text:s text:c="4"/>return tree</text:p>
      <text:p text:style-name="P688"><text:s/></text:p>
      <text:p text:style-name="P689">def postorder(tree):</text:p>
      <text:p text:style-name="P690"><text:s text:c="4"/>if(tree.left!=None):</text:p>
      <text:p text:style-name="P691"><text:s text:c="8"/>postorder(tree.left)</text:p>
      <text:p text:style-name="P692"><text:s text:c="4"/>if(tree.right!=None):</text:p>
      <text:p text:style-name="P693"><text:s text:c="8"/>postorder(tree.right)</text:p>
      <text:p text:style-name="P694"><text:s text:c="4"/>print(tree.value)</text:p>
      <text:p text:style-name="P695"><text:s/></text:p>
      <text:p text:style-name="P696"><text:s/></text:p>
      <text:p text:style-name="P697">def in_order(tree):</text:p>
      <text:p text:style-name="P698"><text:s text:c="4"/></text:p>
      <text:p text:style-name="P699"><text:s text:c="4"/>stack = []</text:p>
      <text:p text:style-name="P700"><text:s text:c="4"/>done = False</text:p>
      <text:p text:style-name="P701"/>
      <text:p text:style-name="P702"><text:s text:c="4"/>while not done:</text:p>
      <text:p text:style-name="P703"><text:s text:c="8"/>if tree != None:</text:p>
      <text:p text:style-name="P704"><text:s text:c="12"/># Check current node is not null, switch to that node's left node until it is null.</text:p>
      <text:p text:style-name="P705"><text:s text:c="12"/>stack.append(tree)</text:p>
      <text:p text:style-name="P706"><text:s text:c="12"/>tree = tree.left</text:p>
      <text:p text:style-name="P707"><text:s text:c="8"/>elif len(stack) &gt; 0:</text:p>
      <text:soft-page-break/>
      <text:p text:style-name="P708"><text:s text:c="12"/># If left node is null we remove centre node from the stack and print it and do the same with the right node.</text:p>
      <text:p text:style-name="P709"><text:s text:c="12"/>tree = stack.pop()</text:p>
      <text:p text:style-name="P710"><text:s text:c="12"/>print(tree.value)</text:p>
      <text:p text:style-name="P711"><text:s text:c="12"/>tree = tree.right</text:p>
      <text:p text:style-name="P712"><text:s text:c="8"/>else:</text:p>
      <text:p text:style-name="P713"><text:s text:c="12"/># If we have removed all items from our stack we are done.</text:p>
      <text:p text:style-name="P714"><text:s text:c="12"/>done = True</text:p>
      <text:p text:style-name="P715"><text:s text:c="12"/></text:p>
      <text:p text:style-name="P716"><text:s text:c="8"/></text:p>
      <text:p text:style-name="P717">def count_children(tree):</text:p>
      <text:p text:style-name="P718"><text:s text:c="4"/>count = 0</text:p>
      <text:p text:style-name="P719"><text:s text:c="4"/>if tree.left!=None:</text:p>
      <text:p text:style-name="P720"><text:s text:c="8"/>count = count + 1</text:p>
      <text:p text:style-name="P721"><text:s text:c="4"/>if tree.right!=None:</text:p>
      <text:p text:style-name="P722"><text:s text:c="8"/>count = count + 1</text:p>
      <text:p text:style-name="P723"><text:s text:c="4"/>return count</text:p>
      <text:p text:style-name="P724"/>
      <text:p text:style-name="P725">def tree_sort(a):</text:p>
      <text:p text:style-name="P726"><text:s text:c="4"/>t = tree_insert(None, a[0])</text:p>
      <text:p text:style-name="P727"><text:s text:c="4"/>for item in a[1:]:</text:p>
      <text:p text:style-name="P728"><text:s text:c="8"/>tree_insert(t,item)</text:p>
      <text:p text:style-name="P729"><text:s text:c="4"/>in_order(t)</text:p>
      <text:p text:style-name="P730"><text:s text:c="4"/></text:p>
      <text:p text:style-name="P731"><text:s/></text:p>
      <text:p text:style-name="P732">if __name__ == '__main__':</text:p>
      <text:p text:style-name="P733"><text:s text:c="3"/></text:p>
      <text:p text:style-name="P734"><text:s text:c="2"/>t=tree_insert(None,10);</text:p>
      <text:p text:style-name="P735"><text:s text:c="2"/>tree_insert(t,8)</text:p>
      <text:p text:style-name="P736"><text:s text:c="2"/>tree_insert(t,14)</text:p>
      <text:p text:style-name="P737"><text:s text:c="2"/>tree_insert(t,5)</text:p>
      <text:p text:style-name="P738"><text:s text:c="2"/>tree_insert(t,9)</text:p>
      <text:p text:style-name="P739"><text:s text:c="2"/>tree_insert(t,12)</text:p>
      <text:p text:style-name="P740"><text:s text:c="2"/>tree_insert(t,12)</text:p>
      <text:p text:style-name="P741"><text:s text:c="2"/>tree_insert(t,13)</text:p>
      <text:p text:style-name="P742"><text:s text:c="2"/>tree_insert(t,17)</text:p>
      <text:p text:style-name="P743"><text:s text:c="2"/>in_order(t)</text:p>
      <text:p text:style-name="P744"/>
      <text:p text:style-name="P745"><text:s text:c="2"/>def init():</text:p>
      <text:p text:style-name="P746"><text:s text:c="6"/>try:</text:p>
      <text:p text:style-name="P747"><text:s text:c="10"/>int_list = list(map(int, input("Enter a list of integers seperated by ',': ").split(',')))</text:p>
      <text:p text:style-name="P748"><text:s text:c="6"/>except ValueError or SyntaxError:</text:p>
      <text:p text:style-name="P749"><text:s text:c="10"/>print('Only enter a list of integers!')</text:p>
      <text:p text:style-name="P750"><text:s text:c="10"/>int_list = init()</text:p>
      <text:p text:style-name="P751"><text:s text:c="6"/>return int_list</text:p>
      <text:p text:style-name="P752"/>
      <text:p text:style-name="P753"><text:s text:c="2"/>int_list = init()</text:p>
      <text:p text:style-name="P754"/>
      <text:soft-page-break/>
      <text:p text:style-name="P755"><text:s text:c="2"/>print('----')</text:p>
      <text:p text:style-name="P756"><text:s text:c="2"/>tree_sort(int_list)</text:p>
      <text:p text:style-name="P757"/>
      <text:p text:style-name="P758">Week 7</text:p>
      <text:p text:style-name="P759"/>
      <text:p text:style-name="P760">13:</text:p>
      <text:p text:style-name="P761">Pseudocode:</text:p>
      <text:p text:style-name="P762"/>
      <text:p text:style-name="P763">class NODE</text:p>
      <text:p text:style-name="P764"><text:s text:c="4"/>INIT(SELF, I):</text:p>
      <text:p text:style-name="P765"><text:s text:c="8"/>SELF.edges &lt;- []</text:p>
      <text:p text:style-name="P766"><text:s text:c="8"/>SELF.id &lt;- I</text:p>
      <text:p text:style-name="P767"/>
      <text:p text:style-name="P768">class GRAPH</text:p>
      <text:p text:style-name="P769"/>
      <text:p text:style-name="P770"><text:s text:c="4"/>INIT(SELF):</text:p>
      <text:p text:style-name="P771"><text:s text:c="8"/>SELF.count &lt;- 0</text:p>
      <text:p text:style-name="P772"><text:s text:c="8"/>SELF.nodes &lt;- []</text:p>
      <text:p text:style-name="P773"><text:s text:c="8"/>SELF.edges &lt;- []</text:p>
      <text:p text:style-name="P774"/>
      <text:p text:style-name="P775"><text:s text:c="4"/>ADD-NODE(SELF):</text:p>
      <text:p text:style-name="P776"><text:s text:c="8"/>node &lt;- NODE(LENGTH(SELF.nodes)+1)</text:p>
      <text:p text:style-name="P777"><text:s text:c="8"/>SELF.nodes<text:s/>APPEND<text:s/>(NODE)</text:p>
      <text:p text:style-name="P778"><text:s text:c="8"/>return NODE</text:p>
      <text:p text:style-name="P779"/>
      <text:p text:style-name="P780"><text:s text:c="4"/>ADD-EDGE(SELF, NODE1, NODE2):</text:p>
      <text:p text:style-name="P781"><text:s text:c="8"/>if [NODE1, NODE2] not in SELF.edges:</text:p>
      <text:p text:style-name="P782"><text:s text:c="12"/>SELF.edges<text:s/>APPEND([NODE1, NODE2])</text:p>
      <text:p text:style-name="P783"><text:s text:c="8"/>if NODE2 not in NODE1.edges:</text:p>
      <text:p text:style-name="P784"><text:s text:c="12"/>NODE1.edges<text:s/>APPEND(NODE2)</text:p>
      <text:p text:style-name="P785"><text:s text:c="8"/>if NODE1 not in NODE2.edges:</text:p>
      <text:p text:style-name="P786"><text:s text:c="12"/>NODE2.edges<text:s/>APPEND(NODE1)</text:p>
      <text:p text:style-name="P787"/>
      <text:p text:style-name="P788"><text:s text:c="4"/>DEPTH-FIRST-SEARCH(SELF, NODE):</text:p>
      <text:p text:style-name="P789"><text:s text:c="8"/>visited &lt;- []</text:p>
      <text:p text:style-name="P790"><text:s text:c="8"/>stack &lt;- []</text:p>
      <text:p text:style-name="P791"><text:s text:c="8"/>stack<text:s/>APPEND(SELF.nodes[NODE])</text:p>
      <text:p text:style-name="P792"><text:s text:c="8"/>while LENGTH(stack) &gt; 0:</text:p>
      <text:p text:style-name="P793"><text:s text:c="12"/>NODE &lt;- stack<text:s/>POP()</text:p>
      <text:p text:style-name="P794"><text:s text:c="12"/>if NODE not in visited:</text:p>
      <text:p text:style-name="P795"><text:s text:c="16"/>visited<text:s/>APPEND(NODE)</text:p>
      <text:p text:style-name="P796"><text:s text:c="16"/>for edge in NODE.edges:</text:p>
      <text:p text:style-name="P797"><text:s text:c="20"/>stack<text:s/>APPEND(edge)</text:p>
      <text:p text:style-name="P798"><text:s text:c="8"/>return visited</text:p>
      <text:p text:style-name="P799"/>
      <text:p text:style-name="P800"><text:s text:c="4"/>BREDTH-FIRST-SEARCH(SELF, NODE):</text:p>
      <text:p text:style-name="P801"><text:s text:c="8"/>visited &lt;- []</text:p>
      <text:p text:style-name="P802"><text:s text:c="8"/>queue &lt;- []</text:p>
      <text:soft-page-break/>
      <text:p text:style-name="P803"><text:s text:c="8"/>queue<text:s/>PUSH<text:s/>(SELF.nodes[NODE])</text:p>
      <text:p text:style-name="P804"><text:s text:c="8"/>while LENGTH(queue) &gt; 0:</text:p>
      <text:p text:style-name="P805"><text:s text:c="12"/>NODE &lt;- queue<text:s/>DEQUEUE</text:p>
      <text:p text:style-name="P806"><text:s text:c="12"/>if NODE not in visited:</text:p>
      <text:p text:style-name="P807"><text:s text:c="16"/>visited<text:s/>APPEND<text:s/>(NODE)</text:p>
      <text:p text:style-name="P808"><text:s text:c="16"/>for edge in NODE.edges:</text:p>
      <text:p text:style-name="P809"><text:s text:c="20"/>queue<text:s/>PUSH edge</text:p>
      <text:p text:style-name="P810"><text:s text:c="8"/>return visited</text:p>
      <text:p text:style-name="P811"/>
      <text:p text:style-name="P812"/>
      <text:p text:style-name="P813">13 and 14:</text:p>
      <text:p text:style-name="P814"/>
      <text:p text:style-name="P815">Python:</text:p>
      <text:p text:style-name="P816"/>
      <text:p text:style-name="P817"/>
      <text:p text:style-name="P818">class Node(object):</text:p>
      <text:p text:style-name="P819"><text:s/></text:p>
      <text:p text:style-name="P820"><text:s text:c="4"/>def __init__(self, i):</text:p>
      <text:p text:style-name="P821"><text:s text:c="8"/>self.edges = []</text:p>
      <text:p text:style-name="P822"><text:s text:c="8"/>self.id = i</text:p>
      <text:p text:style-name="P823"/>
      <text:p text:style-name="P824">class Graph(object):</text:p>
      <text:p text:style-name="P825"/>
      <text:p text:style-name="P826"><text:s text:c="4"/>def __init__(self):</text:p>
      <text:p text:style-name="P827"><text:s text:c="8"/>self.count = 0</text:p>
      <text:p text:style-name="P828"><text:s text:c="8"/>self.nodes = []</text:p>
      <text:p text:style-name="P829"><text:s text:c="8"/>self.edges = []</text:p>
      <text:p text:style-name="P830"/>
      <text:p text:style-name="P831"><text:s text:c="4"/>def add_node(self):</text:p>
      <text:p text:style-name="P832"><text:s text:c="8"/>node = Node(len(self.nodes)+1)</text:p>
      <text:p text:style-name="P833"><text:s text:c="8"/>self.nodes.append(node)</text:p>
      <text:p text:style-name="P834"><text:s text:c="8"/>return node</text:p>
      <text:p text:style-name="P835"/>
      <text:p text:style-name="P836"><text:s text:c="4"/>def add_edge(self, node1, node2):</text:p>
      <text:p text:style-name="P837"><text:s text:c="8"/>if [node1, node2] not in self.edges:</text:p>
      <text:p text:style-name="P838"><text:s text:c="12"/>self.edges.append([node1, node2])</text:p>
      <text:p text:style-name="P839"><text:s text:c="8"/>if node2 not in node1.edges:</text:p>
      <text:p text:style-name="P840"><text:s text:c="12"/>node1.edges.append(node2)</text:p>
      <text:p text:style-name="P841"><text:s text:c="8"/>if node1 not in node2.edges:</text:p>
      <text:p text:style-name="P842"><text:s text:c="12"/>node2.edges.append(node1)</text:p>
      <text:p text:style-name="P843"/>
      <text:p text:style-name="P844"><text:s text:c="4"/>def dfs(self, node):</text:p>
      <text:p text:style-name="P845"><text:s text:c="8"/>visited = []</text:p>
      <text:p text:style-name="P846"><text:s text:c="8"/>stack = []</text:p>
      <text:p text:style-name="P847"><text:s text:c="8"/>stack.append(self.nodes[node])</text:p>
      <text:p text:style-name="P848"><text:s text:c="8"/>while len(stack) &gt; 0:</text:p>
      <text:p text:style-name="P849"><text:s text:c="12"/>node = stack.pop()</text:p>
      <text:p text:style-name="P850"><text:s text:c="12"/>if node not in visited:</text:p>
      <text:soft-page-break/>
      <text:p text:style-name="P851"><text:s text:c="16"/>visited.append(node)</text:p>
      <text:p text:style-name="P852"><text:s text:c="16"/>for edge in node.edges:</text:p>
      <text:p text:style-name="P853"><text:s text:c="20"/>stack.append(edge)</text:p>
      <text:p text:style-name="P854"><text:s text:c="20"/></text:p>
      <text:p text:style-name="P855"><text:s text:c="8"/>f = open('visited', 'a')</text:p>
      <text:p text:style-name="P856"><text:s text:c="8"/>f.write('Nodes visited via DFS: \n')</text:p>
      <text:p text:style-name="P857"><text:s text:c="8"/>for node in visited:</text:p>
      <text:p text:style-name="P858"><text:s text:c="12"/>f.write(str(node.id) + '\n')</text:p>
      <text:p text:style-name="P859"><text:s text:c="8"/>f.close()</text:p>
      <text:p text:style-name="P860"><text:s text:c="8"/></text:p>
      <text:p text:style-name="P861"><text:s text:c="8"/>return visited</text:p>
      <text:p text:style-name="P862"/>
      <text:p text:style-name="P863"><text:s text:c="4"/>def bfs(self, node):</text:p>
      <text:p text:style-name="P864"><text:s text:c="8"/>visited = []</text:p>
      <text:p text:style-name="P865"><text:s text:c="8"/>queue = []</text:p>
      <text:p text:style-name="P866"><text:s text:c="8"/>queue.append(self.nodes[node])</text:p>
      <text:p text:style-name="P867"><text:s text:c="8"/>while len(queue) &gt; 0:</text:p>
      <text:p text:style-name="P868"><text:s text:c="12"/>node = queue.pop(0)</text:p>
      <text:p text:style-name="P869"><text:s text:c="12"/>if node not in visited:</text:p>
      <text:p text:style-name="P870"><text:s text:c="16"/>visited.append(node)</text:p>
      <text:p text:style-name="P871"><text:s text:c="16"/>for edge in node.edges:</text:p>
      <text:p text:style-name="P872"><text:s text:c="20"/>queue.append(edge)</text:p>
      <text:p text:style-name="P873"/>
      <text:p text:style-name="P874"><text:s text:c="8"/>f = open('visited', 'a')</text:p>
      <text:p text:style-name="P875"><text:s text:c="8"/>f.write('Nodes visited via BFS: \n')</text:p>
      <text:p text:style-name="P876"><text:s text:c="8"/>for node in visited:</text:p>
      <text:p text:style-name="P877"><text:s text:c="12"/>f.write(str(node.id) + '\n')</text:p>
      <text:p text:style-name="P878"><text:s text:c="8"/>f.close()</text:p>
      <text:p text:style-name="P879"><text:s text:c="20"/></text:p>
      <text:p text:style-name="P880"><text:s text:c="8"/>return visited</text:p>
      <text:p text:style-name="P881"><text:s text:c="8"/></text:p>
      <text:p text:style-name="P882"><text:s/></text:p>
      <text:p text:style-name="P883"/>
      <text:p text:style-name="P884">if __name__ == '__main__':</text:p>
      <text:p text:style-name="P885"/>
      <text:p text:style-name="P886"><text:s text:c="4"/>G = Graph()</text:p>
      <text:p text:style-name="P887"><text:s text:c="4"/>a = G.add_node()</text:p>
      <text:p text:style-name="P888"><text:s text:c="4"/>b = G.add_node()</text:p>
      <text:p text:style-name="P889"><text:s text:c="4"/>c = G.add_node()</text:p>
      <text:p text:style-name="P890"><text:s text:c="4"/>d = G.add_node()</text:p>
      <text:p text:style-name="P891"><text:s text:c="4"/>e = G.add_node()</text:p>
      <text:p text:style-name="P892"><text:s text:c="4"/>f = G.add_node()</text:p>
      <text:p text:style-name="P893"><text:s text:c="4"/>g = G.add_node()</text:p>
      <text:p text:style-name="P894"><text:s text:c="4"/>h = G.add_node()</text:p>
      <text:p text:style-name="P895"><text:s text:c="4"/>i = G.add_node()</text:p>
      <text:p text:style-name="P896"><text:s text:c="4"/></text:p>
      <text:p text:style-name="P897"><text:s text:c="4"/>G.add_edge(a,b)</text:p>
      <text:p text:style-name="P898"><text:s text:c="4"/>G.add_edge(a,i)</text:p>
      <text:soft-page-break/>
      <text:p text:style-name="P899"><text:s text:c="4"/>G.add_edge(c,i)</text:p>
      <text:p text:style-name="P900"><text:s text:c="4"/>G.add_edge(g,i)</text:p>
      <text:p text:style-name="P901"><text:s text:c="4"/>G.add_edge(c,d)</text:p>
      <text:p text:style-name="P902"><text:s text:c="4"/>G.add_edge(c,e)</text:p>
      <text:p text:style-name="P903"><text:s text:c="4"/>G.add_edge(c,f)</text:p>
      <text:p text:style-name="P904"><text:s text:c="4"/>G.add_edge(e,h)</text:p>
      <text:p text:style-name="P905"><text:s text:c="4"/>G.add_edge(f,g)</text:p>
      <text:p text:style-name="P906"><text:s text:c="4"/>G.add_edge(h,g)</text:p>
      <text:p text:style-name="P907"><text:s text:c="4"/></text:p>
      <text:p text:style-name="P908"><text:s text:c="4"/>for node in G.dfs(0):</text:p>
      <text:p text:style-name="P909"><text:s text:c="8"/>print(node.id)</text:p>
      <text:p text:style-name="P910"/>
      <text:p text:style-name="P911"><text:s text:c="4"/>print('---')</text:p>
      <text:p text:style-name="P912"/>
      <text:p text:style-name="P913"><text:s text:c="4"/>for node in G.bfs(0):</text:p>
      <text:p text:style-name="P914"><text:s text:c="8"/>print(node.id)</text:p>
      <text:p text:style-name="P915"/>
      <text:p text:style-name="P916"><text:s text:c="4"/>print('---')</text:p>
      <text:p text:style-name="P917"><text:s text:c="4"/></text:p>
      <text:p text:style-name="P918"><text:s text:c="4"/>for edge in G.edges:</text:p>
      <text:p text:style-name="P919"><text:s text:c="8"/>for node in edge:</text:p>
      <text:p text:style-name="P920"><text:s text:c="12"/>print(node.id)</text:p>
      <text:p text:style-name="P921"><text:s text:c="8"/>print('-')</text:p>
      <text:p text:style-name="P922"/>
      <text:p text:style-name="P923"/>
      <text:p text:style-name="P924"/>
      <text:p text:style-name="P925"/>
      <text:p text:style-name="P926"/>
      <text:p text:style-name="P927"/>
      <text:p text:style-name="P928"/>
      <text:p text:style-name="P929"/>
      <text:p text:style-name="P930"/>
      <text:p text:style-name="P931"/>
      <text:p text:style-name="P932"/>
      <text:p text:style-name="P933"/>
      <text:p text:style-name="P934"/>
      <text:p text:style-name="P935"/>
      <text:p text:style-name="P936"/>
      <text:p text:style-name="P937"/>
      <text:p text:style-name="P938"/>
      <text:p text:style-name="P939"/>
      <text:p text:style-name="P940"/>
      <text:p text:style-name="P941"/>
      <text:p text:style-name="P942"/>
      <text:p text:style-name="P943"/>
      <text:p text:style-name="P944"/>
      <text:p text:style-name="P945"/>
      <text:p text:style-name="P946"/>
      <text:p text:style-name="P947"/>
      <text:p text:style-name="P948"/>
      <text:p text:style-name="P949"/>
      <text:p text:style-name="P950"/>
      <text:p text:style-name="P951">Week 8</text:p>
      <text:p text:style-name="P952"/>
      <text:p text:style-name="P953">15:</text:p>
      <text:p text:style-name="P954"/>
      <text:p text:style-name="P955">class Node(object):</text:p>
      <text:p text:style-name="P956"><text:s/></text:p>
      <text:p text:style-name="P957"><text:s text:c="4"/>def __init__(self, i):</text:p>
      <text:p text:style-name="P958"><text:s text:c="8"/>self.edges = {}</text:p>
      <text:p text:style-name="P959"><text:s text:c="8"/>self.id = i</text:p>
      <text:p text:style-name="P960"><text:s text:c="8"/>self.tw = None</text:p>
      <text:p text:style-name="P961"><text:s text:c="8"/>self.w = None</text:p>
      <text:p text:style-name="P962"><text:s text:c="8"/>self.pre = None</text:p>
      <text:p text:style-name="P963"/>
      <text:p text:style-name="P964">class Graph(object):</text:p>
      <text:p text:style-name="P965"/>
      <text:p text:style-name="P966"><text:s text:c="4"/>def __init__(self):</text:p>
      <text:p text:style-name="P967"><text:s text:c="8"/>self.count = 0</text:p>
      <text:p text:style-name="P968"><text:s text:c="8"/>self.nodes = []</text:p>
      <text:p text:style-name="P969"><text:s text:c="8"/>self.edges = []</text:p>
      <text:p text:style-name="P970"/>
      <text:p text:style-name="P971"><text:s text:c="4"/>def add_node(self):</text:p>
      <text:p text:style-name="P972"><text:s text:c="8"/>node = Node(len(self.nodes)+1)</text:p>
      <text:p text:style-name="P973"><text:s text:c="8"/>self.nodes.append(node)</text:p>
      <text:p text:style-name="P974"><text:s text:c="8"/>return node</text:p>
      <text:p text:style-name="P975"/>
      <text:p text:style-name="P976"><text:s text:c="4"/>def add_edge(self, node1, node2, weight):</text:p>
      <text:p text:style-name="P977"><text:s text:c="8"/>if [node1, node2] not in self.edges:</text:p>
      <text:p text:style-name="P978"><text:s text:c="12"/>self.edges.append([node1, node2, weight])</text:p>
      <text:p text:style-name="P979"><text:s text:c="8"/>if node2 not in node1.edges:</text:p>
      <text:p text:style-name="P980"><text:s text:c="12"/>node1.edges[node2] = weight</text:p>
      <text:p text:style-name="P981"><text:s text:c="8"/>if node1 not in node2.edges:</text:p>
      <text:p text:style-name="P982"><text:s text:c="12"/>node2.edges[node1] = weight</text:p>
      <text:p text:style-name="P983"/>
      <text:p text:style-name="P984"><text:s text:c="4"/>def dfs(self, node):</text:p>
      <text:p text:style-name="P985"><text:s text:c="8"/>visited = []</text:p>
      <text:p text:style-name="P986"><text:s text:c="8"/>stack = []</text:p>
      <text:p text:style-name="P987"><text:s text:c="8"/>stack.append(self.nodes[node])</text:p>
      <text:p text:style-name="P988"><text:s text:c="8"/>while len(stack) &gt; 0:</text:p>
      <text:p text:style-name="P989"><text:s text:c="12"/>node = stack.pop()</text:p>
      <text:p text:style-name="P990"><text:s text:c="12"/>if node not in visited:</text:p>
      <text:p text:style-name="P991"><text:s text:c="16"/>visited.append(node)</text:p>
      <text:p text:style-name="P992"><text:s text:c="16"/>for edge in node.edges:</text:p>
      <text:p text:style-name="P993"><text:s text:c="20"/>stack.append(edge)</text:p>
      <text:p text:style-name="P994"><text:s text:c="20"/></text:p>
      <text:soft-page-break/>
      <text:p text:style-name="P995"><text:s text:c="8"/>f = open('visited', 'a')</text:p>
      <text:p text:style-name="P996"><text:s text:c="8"/>f.write('Nodes visited via DFS: \n')</text:p>
      <text:p text:style-name="P997"><text:s text:c="8"/>for node in visited:</text:p>
      <text:p text:style-name="P998"><text:s text:c="12"/>f.write(str(node.id) + '\n')</text:p>
      <text:p text:style-name="P999"><text:s text:c="8"/>f.close()</text:p>
      <text:p text:style-name="P1000"><text:s text:c="8"/></text:p>
      <text:p text:style-name="P1001"><text:s text:c="8"/>return visited</text:p>
      <text:p text:style-name="P1002"/>
      <text:p text:style-name="P1003"><text:s text:c="4"/>def bfs(self, node):</text:p>
      <text:p text:style-name="P1004"><text:s text:c="8"/>visited = []</text:p>
      <text:p text:style-name="P1005"><text:s text:c="8"/>queue = []</text:p>
      <text:p text:style-name="P1006"><text:s text:c="8"/>queue.append(self.nodes[node])</text:p>
      <text:p text:style-name="P1007"><text:s text:c="8"/>while len(queue) &gt; 0:</text:p>
      <text:p text:style-name="P1008"><text:s text:c="12"/>node = queue.pop(0)</text:p>
      <text:p text:style-name="P1009"><text:s text:c="12"/>if node not in visited:</text:p>
      <text:p text:style-name="P1010"><text:s text:c="16"/>visited.append(node)</text:p>
      <text:p text:style-name="P1011"><text:s text:c="16"/>for edge in node.edges:</text:p>
      <text:p text:style-name="P1012"><text:s text:c="20"/>queue.append(edge)</text:p>
      <text:p text:style-name="P1013"/>
      <text:p text:style-name="P1014"><text:s text:c="8"/>f = open('visited', 'a')</text:p>
      <text:p text:style-name="P1015"><text:s text:c="8"/>f.write('Nodes visited via BFS: \n')</text:p>
      <text:p text:style-name="P1016"><text:s text:c="8"/>for node in visited:</text:p>
      <text:p text:style-name="P1017"><text:s text:c="12"/>f.write(str(node.id) + '\n')</text:p>
      <text:p text:style-name="P1018"><text:s text:c="8"/>f.close()</text:p>
      <text:p text:style-name="P1019"><text:s text:c="20"/></text:p>
      <text:p text:style-name="P1020"><text:s text:c="8"/>return visited</text:p>
      <text:p text:style-name="P1021"/>
      <text:p text:style-name="P1022"><text:s text:c="4"/>def djikstra(self, tap, sink):</text:p>
      <text:p text:style-name="P1023"><text:s text:c="8"/>visited = []</text:p>
      <text:p text:style-name="P1024"><text:s text:c="8"/>node = tap</text:p>
      <text:p text:style-name="P1025"><text:s text:c="8"/>for n in self.nodes:</text:p>
      <text:p text:style-name="P1026"><text:s text:c="12"/>n.tw = float('inf')</text:p>
      <text:p text:style-name="P1027"><text:s text:c="8"/>node.tw = 0</text:p>
      <text:p text:style-name="P1028"><text:s text:c="8"/>visited.append(node)</text:p>
      <text:p text:style-name="P1029"><text:s text:c="8"/>while node != sink:</text:p>
      <text:p text:style-name="P1030"><text:s text:c="12"/># For all nodes next to current node.</text:p>
      <text:p text:style-name="P1031"><text:s text:c="12"/>for u in node.edges:</text:p>
      <text:p text:style-name="P1032"><text:s text:c="16"/># node.edges gives format: edges[node] = weight</text:p>
      <text:p text:style-name="P1033"><text:s text:c="16"/>if node.tw + node.edges[u] &lt; u.tw:</text:p>
      <text:p text:style-name="P1034"><text:s text:c="20"/># If edge weight plus current total weight to current node is less that total weight to neighbor node</text:p>
      <text:p text:style-name="P1035"><text:s text:c="20"/>u.tw = node.tw + node.edges[u]</text:p>
      <text:p text:style-name="P1036"><text:s text:c="20"/># Set neighbor node total weight to edge weight + total weight to current node.</text:p>
      <text:p text:style-name="P1037"><text:s text:c="20"/>u.pre = node</text:p>
      <text:p text:style-name="P1038"><text:s text:c="20"/># Previous node to neighbor node is current node.</text:p>
      <text:p text:style-name="P1039"><text:s text:c="12"/>visited.append(node)</text:p>
      <text:p text:style-name="P1040"><text:s text:c="12"/>m = float('inf')</text:p>
      <text:p text:style-name="P1041"><text:s text:c="12"/>for n in node.edges:</text:p>
      <text:soft-page-break/>
      <text:p text:style-name="P1042"><text:s text:c="16"/>if n not in visited and n.tw &lt; m:</text:p>
      <text:p text:style-name="P1043"><text:s text:c="20"/>node = n</text:p>
      <text:p text:style-name="P1044"><text:s text:c="20"/>m = n.tw</text:p>
      <text:p text:style-name="P1045"/>
      <text:p text:style-name="P1046"><text:s text:c="8"/>node = sink</text:p>
      <text:p text:style-name="P1047"><text:s text:c="8"/>path = [sink.id]</text:p>
      <text:p text:style-name="P1048"><text:s text:c="8"/>while True:</text:p>
      <text:p text:style-name="P1049"><text:s text:c="12"/>if node.pre != None:</text:p>
      <text:p text:style-name="P1050"><text:s text:c="16"/>path.insert(0,node.pre.id)</text:p>
      <text:p text:style-name="P1051"><text:s text:c="16"/>node = node.pre</text:p>
      <text:p text:style-name="P1052"><text:s text:c="12"/>else:</text:p>
      <text:p text:style-name="P1053"><text:s text:c="16"/>break</text:p>
      <text:p text:style-name="P1054"/>
      <text:p text:style-name="P1055"><text:s text:c="8"/>print('Path: ' + str(path))</text:p>
      <text:p text:style-name="P1056"><text:s text:c="8"/></text:p>
      <text:p text:style-name="P1057"><text:s text:c="8"/>return sink.tw</text:p>
      <text:p text:style-name="P1058"><text:s text:c="20"/></text:p>
      <text:p text:style-name="P1059">if __name__ == '__main__':</text:p>
      <text:p text:style-name="P1060"/>
      <text:p text:style-name="P1061"><text:s text:c="4"/>G = Graph()</text:p>
      <text:p text:style-name="P1062"><text:s text:c="4"/>a = G.add_node()</text:p>
      <text:p text:style-name="P1063"><text:s text:c="4"/>b = G.add_node()</text:p>
      <text:p text:style-name="P1064"><text:s text:c="4"/>c = G.add_node()</text:p>
      <text:p text:style-name="P1065"><text:s text:c="4"/>d = G.add_node()</text:p>
      <text:p text:style-name="P1066"><text:s text:c="4"/>e = G.add_node()</text:p>
      <text:p text:style-name="P1067"><text:s text:c="4"/></text:p>
      <text:p text:style-name="P1068"><text:s text:c="4"/>G.add_edge(a,b, 5)</text:p>
      <text:p text:style-name="P1069"><text:s text:c="4"/>G.add_edge(b,d, 7)</text:p>
      <text:p text:style-name="P1070"><text:s text:c="4"/>G.add_edge(c,d, 4)</text:p>
      <text:p text:style-name="P1071"><text:s text:c="4"/>G.add_edge(c,e, 8)</text:p>
      <text:p text:style-name="P1072"><text:s text:c="4"/>G.add_edge(d,e, 3)</text:p>
      <text:p text:style-name="P1073"><text:s text:c="4"/></text:p>
      <text:p text:style-name="P1074"><text:s text:c="4"/>for node in G.dfs(0):</text:p>
      <text:p text:style-name="P1075"><text:s text:c="8"/>print(node.id)</text:p>
      <text:p text:style-name="P1076"/>
      <text:p text:style-name="P1077"><text:s text:c="4"/>print('---')</text:p>
      <text:p text:style-name="P1078"/>
      <text:p text:style-name="P1079"><text:s text:c="4"/>for node in G.bfs(0):</text:p>
      <text:p text:style-name="P1080"><text:s text:c="8"/>print(node.id)</text:p>
      <text:p text:style-name="P1081"/>
      <text:p text:style-name="P1082"><text:s text:c="4"/>print(G.djikstra(c,e))</text:p>
      <text:p text:style-name="P1083"/>
      <text:p text:style-name="P1084"/>
      <text:p text:style-name="P1085"/>
      <text:p text:style-name="P1086"/>
      <text:p text:style-name="P1087"/>
      <text:p text:style-name="P1088"/>
      <text:p text:style-name="P1089"/>
      <text:p text:style-name="P1090"/>
      <text:p text:style-name="P1091"/>
      <text:p text:style-name="P1092"/>
      <text:p text:style-name="P1093"/>
      <text:p text:style-name="P10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center" style:position="3.134in"/>
        </style:tab-stops>
      </style:paragraph-properties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210CT Coursework<text:tab/>Timothy JD Howard<text:s/>6231613</text:p>
      </style:header>
      <style:footer>
        <text:p text:style-name="P3"><text:page-number text:fixed="false">1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m Howard</meta:initial-creator>
    <dc:creator>Tim Howard</dc:creator>
    <meta:creation-date>2016-12-02T13:45:00Z</meta:creation-date>
    <dc:date>2016-12-02T16:12:00Z</dc:date>
    <meta:template xlink:href="Normal" xlink:type="simple"/>
    <meta:editing-cycles>80</meta:editing-cycles>
    <meta:editing-duration>PT8760S</meta:editing-duration>
    <meta:document-statistic meta:page-count="24" meta:paragraph-count="49" meta:word-count="3720" meta:character-count="24877" meta:row-count="176" meta:non-whitespace-character-count="21206"/>
  </office:meta>
</office:document-meta>
</file>